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.141cm" style:writing-mode="lr-tb"/>
    </style:style>
    <style:style style:name="T1_1" style:family="text"/>
    <style:style style:name="T1_2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3" style:family="text"/>
    <style:style style:name="T1_4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5" style:family="text"/>
    <style:style style:name="T1_6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7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8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9" style:family="text"/>
    <style:style style:name="T1_10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1" style:family="text"/>
    <style:style style:name="T1_12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3" style:family="text"/>
    <style:style style:name="T1_14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5" style:family="text"/>
    <style:style style:name="T1_16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7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18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19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P2" style:family="paragraph" style:parent-style-name="Standard">
      <style:paragraph-properties fo:text-align="right" fo:break-before="auto" fo:text-indent="0cm" fo:line-height="115%" fo:margin-left="0.141cm" style:writing-mode="lr-tb"/>
    </style:style>
    <style:style style:name="T2_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_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line-height="115%" fo:margin-left="0.141cm" style:writing-mode="lr-tb"/>
      <style:text-properties fo:color="#666666" style:font-name="Trebuchet MS" style:font-name-asian="Trebuchet MS" style:font-name-complex="Trebuchet MS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text-indent="0cm" fo:line-height="115%" fo:margin-left="0.141cm" style:writing-mode="lr-tb"/>
    </style:style>
    <style:style style:name="T4_1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2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3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4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5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6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7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text-indent="0cm" fo:line-height="115%" fo:margin-left="0.141cm" style:writing-mode="lr-tb"/>
    </style:style>
    <style:style style:name="T5_1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5_2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5_3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text-indent="0cm" fo:line-height="115%" fo:margin-left="0.141cm" style:writing-mode="lr-tb"/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8pt" style:font-size-asian="18pt" style:font-size-complex="18pt"/>
    </style:style>
    <style:style style:name="T7_2" style:family="text">
      <style:text-properties fo:font-size="18pt" style:font-size-asian="18pt" style:font-size-complex="18pt"/>
    </style:style>
    <style:style style:name="T7_3" style:family="text">
      <style:text-properties fo:font-size="18pt" style:font-size-asian="18pt" style:font-size-complex="18pt"/>
    </style:style>
    <style:style style:name="T7_4" style:family="text">
      <style:text-properties fo:font-size="18pt" style:font-size-asian="18pt" style:font-size-complex="18pt"/>
    </style:style>
    <style:style style:name="T7_5" style:family="text">
      <style:text-properties fo:font-size="18pt" style:font-size-asian="18pt" style:font-size-complex="18pt"/>
    </style:style>
    <style:style style:name="T7_6" style:family="text">
      <style:text-properties fo:font-size="18pt" style:font-size-asian="18pt" style:font-size-complex="18pt"/>
    </style:style>
    <style:style style:name="T7_7" style:family="text">
      <style:text-properties fo:font-size="18pt" style:font-size-asian="18pt" style:font-size-complex="18pt"/>
    </style:style>
    <style:style style:name="T7_8" style:family="text">
      <style:text-properties fo:font-size="18pt" style:font-size-asian="18pt" style:font-size-complex="18pt"/>
    </style:style>
    <style:style style:name="T7_9" style:family="text">
      <style:text-properties fo:font-size="18pt" style:font-size-asian="18pt" style:font-size-complex="18pt"/>
    </style:style>
    <style:style style:name="T7_10" style:family="text">
      <style:text-properties fo:font-size="18pt" style:font-size-asian="18pt" style:font-size-complex="18pt"/>
    </style:style>
    <style:style style:name="T7_11" style:family="text">
      <style:text-properties fo:font-size="18pt" style:font-size-asian="18pt" style:font-size-complex="18pt"/>
    </style:style>
    <style:style style:name="T7_12" style:family="text">
      <style:text-properties fo:font-size="18pt" style:font-size-asian="18pt" style:font-size-complex="18pt"/>
    </style:style>
    <style:style style:name="T7_13" style:family="text">
      <style:text-properties fo:font-size="18pt" style:font-size-asian="18pt" style:font-size-complex="18pt"/>
    </style:style>
    <style:style style:name="T7_14" style:family="text">
      <style:text-properties fo:font-size="18pt" style:font-size-asian="18pt" style:font-size-complex="18pt"/>
    </style:style>
    <style:style style:name="T7_15" style:family="text">
      <style:text-properties fo:font-size="18pt" style:font-size-asian="18pt" style:font-size-complex="18pt"/>
    </style:style>
    <style:style style:name="T7_16" style:family="text">
      <style:text-properties fo:font-size="18pt" style:font-size-asian="18pt" style:font-size-complex="18pt"/>
    </style:style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>
      <style:text-properties fo:color="#1155cc" style:text-underline-style="solid" style:text-underline-color="font-color"/>
    </style:style>
    <style:style style:name="T7_37" style:family="text"/>
    <style:style style:name="T7_38" style:family="text">
      <style:text-properties fo:color="#1155cc" style:text-underline-style="solid" style:text-underline-color="font-color"/>
    </style:style>
    <style:style style:name="T7_39" style:family="text"/>
    <style:style style:name="T7_40" style:family="text">
      <style:text-properties fo:color="#1155cc" style:text-underline-style="solid" style:text-underline-color="font-color"/>
    </style:style>
    <style:style style:name="T7_41" style:family="text"/>
    <style:style style:name="T7_42" style:family="text">
      <style:text-properties fo:color="#1155cc" style:text-underline-style="solid" style:text-underline-color="font-color"/>
    </style:style>
    <style:style style:name="T7_43" style:family="text"/>
    <style:style style:name="T7_44" style:family="text">
      <style:text-properties fo:color="#1155cc" style:text-underline-style="solid" style:text-underline-color="font-color"/>
    </style:style>
    <style:style style:name="T7_45" style:family="text"/>
    <style:style style:name="T7_46" style:family="text">
      <style:text-properties fo:color="#1155cc" style:text-underline-style="solid" style:text-underline-color="font-color"/>
    </style:style>
    <style:style style:name="T7_47" style:family="text"/>
    <style:style style:name="T7_48" style:family="text">
      <style:text-properties fo:color="#1155cc" style:text-underline-style="solid" style:text-underline-color="font-color"/>
    </style:style>
    <style:style style:name="T7_49" style:family="text"/>
    <style:style style:name="T7_50" style:family="text">
      <style:text-properties fo:color="#1155cc" style:text-underline-style="solid" style:text-underline-color="font-color"/>
    </style:style>
    <style:style style:name="T7_51" style:family="text"/>
    <style:style style:name="T7_52" style:family="text">
      <style:text-properties fo:color="#1155cc" style:text-underline-style="solid" style:text-underline-color="font-color"/>
    </style:style>
    <style:style style:name="T7_53" style:family="text"/>
    <style:style style:name="T7_54" style:family="text">
      <style:text-properties fo:color="#1155cc" style:text-underline-style="solid" style:text-underline-color="font-color"/>
    </style:style>
    <style:style style:name="T7_55" style:family="text"/>
    <style:style style:name="T7_56" style:family="text">
      <style:text-properties fo:color="#1155cc" style:text-underline-style="solid" style:text-underline-color="font-color"/>
    </style:style>
    <style:style style:name="T7_57" style:family="text"/>
    <style:style style:name="T7_58" style:family="text">
      <style:text-properties fo:color="#1155cc" style:text-underline-style="solid" style:text-underline-color="font-color"/>
    </style:style>
    <style:style style:name="T7_59" style:family="text"/>
    <style:style style:name="T7_60" style:family="text">
      <style:text-properties fo:color="#1155cc" style:text-underline-style="solid" style:text-underline-color="font-color"/>
    </style:style>
    <style:style style:name="T7_61" style:family="text"/>
    <style:style style:name="T7_62" style:family="text">
      <style:text-properties fo:color="#1155cc" style:text-underline-style="solid" style:text-underline-color="font-color"/>
    </style:style>
    <style:style style:name="T7_63" style:family="text"/>
    <style:style style:name="T7_64" style:family="text">
      <style:text-properties fo:color="#1155cc" style:text-underline-style="solid" style:text-underline-color="font-color"/>
    </style:style>
    <style:style style:name="T7_65" style:family="text"/>
    <style:style style:name="T7_66" style:family="text">
      <style:text-properties fo:color="#1155cc" style:text-underline-style="solid" style:text-underline-color="font-color"/>
    </style:style>
    <style:style style:name="T7_67" style:family="text"/>
    <style:style style:name="T7_68" style:family="text">
      <style:text-properties fo:color="#1155cc" style:text-underline-style="solid" style:text-underline-color="font-color"/>
    </style:style>
    <style:style style:name="T7_69" style:family="text"/>
    <style:style style:name="T7_70" style:family="text">
      <style:text-properties fo:color="#1155cc" style:text-underline-style="solid" style:text-underline-color="font-color"/>
    </style:style>
    <style:style style:name="T7_71" style:family="text"/>
    <style:style style:name="T7_72" style:family="text">
      <style:text-properties fo:color="#1155cc" style:text-underline-style="solid" style:text-underline-color="font-color"/>
    </style:style>
    <style:style style:name="T7_73" style:family="text"/>
    <style:style style:name="T7_74" style:family="text">
      <style:text-properties fo:color="#1155cc" style:text-underline-style="solid" style:text-underline-color="font-color"/>
    </style:style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font-size="18pt" style:font-size-asian="18pt" style:font-size-complex="18pt"/>
    </style:style>
    <style:style style:name="T8_2" style:family="text">
      <style:text-properties fo:font-size="18pt" style:font-size-asian="18pt" style:font-size-complex="18pt"/>
    </style:style>
    <style:style style:name="T8_3" style:family="text">
      <style:text-properties fo:font-size="18pt" style:font-size-asian="18pt" style:font-size-complex="18pt"/>
    </style:style>
    <style:style style:name="T8_4" style:family="text">
      <style:text-properties fo:font-size="18pt" style:font-size-asian="18pt" style:font-size-complex="18pt"/>
    </style:style>
    <style:style style:name="T8_5" style:family="text">
      <style:text-properties fo:font-size="18pt" style:font-size-asian="18pt" style:font-size-complex="18pt"/>
    </style:style>
    <style:style style:name="T8_6" style:family="text">
      <style:text-properties fo:font-size="18pt" style:font-size-asian="18pt" style:font-size-complex="18pt"/>
    </style:style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>
      <style:text-properties fo:font-size="18pt" style:font-size-asian="18pt" style:font-size-complex="18pt"/>
    </style:style>
    <style:style style:name="T8_31" style:family="text">
      <style:text-properties fo:font-size="10pt" style:font-size-asian="10pt" style:font-size-complex="10pt"/>
    </style:style>
    <style:style style:name="T8_32" style:family="text"/>
    <style:style style:name="T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8_34" style:family="text"/>
    <style:style style:name="T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8_36" style:family="text"/>
    <style:style style:name="T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8_38" style:family="text"/>
    <style:style style:name="T8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8_40" style:family="text"/>
    <style:style style:name="T8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8_42" style:family="text"/>
    <style:style style:name="T8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8_44" style:family="text"/>
    <style:style style:name="T8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8_46" style:family="text"/>
    <style:style style:name="T8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8_48" style:family="text"/>
    <style:style style:name="T8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8_50" style:family="text"/>
    <style:style style:name="T8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8_52" style:family="text"/>
    <style:style style:name="T8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8_54" style:family="text"/>
    <style:style style:name="T8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8_56" style:family="text"/>
    <style:style style:name="T8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8_58" style:family="text"/>
    <style:style style:name="T8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8_60" style:family="text"/>
    <style:style style:name="T8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8_62" style:family="text"/>
    <style:style style:name="T8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8_64" style:family="text"/>
    <style:style style:name="T8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8_66" style:family="text"/>
    <style:style style:name="T8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8_68" style:family="text"/>
    <style:style style:name="T8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8_70" style:family="text"/>
    <style:style style:name="T8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8_72" style:family="text"/>
    <style:style style:name="T8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8_74" style:family="text"/>
    <style:style style:name="T8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8_76" style:family="text"/>
    <style:style style:name="T8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8_78" style:family="text"/>
    <style:style style:name="T8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8_80" style:family="text"/>
    <style:style style:name="T8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8_82" style:family="text"/>
    <style:style style:name="T8_83" style:family="text">
      <style:text-properties fo:color="#1155cc" fo:font-size="10pt" style:font-size-asian="10pt" style:font-size-complex="10pt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>
      <style:text-properties fo:font-size="18pt" style:font-size-asian="18pt" style:font-size-complex="18pt"/>
    </style:style>
    <style:style style:name="T11_2" style:family="text">
      <style:text-properties fo:font-size="18pt" style:font-size-asian="18pt" style:font-size-complex="18pt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9pt" style:font-size-asian="9pt" style:font-size-complex="9pt"/>
    </style:style>
    <style:style style:name="T12_25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P14" style:family="paragraph" style:parent-style-name="Standard">
      <style:paragraph-properties fo:break-before="auto" fo:text-indent="0cm" fo:line-height="115%" fo:margin-left="1.244cm" style:writing-mode="lr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break-before="auto" fo:text-indent="0cm" fo:line-height="115%" fo:margin-left="2.54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>
      <style:text-properties fo:font-weight="bold" style:font-weight-asian="bold" style:font-weight-complex="bold"/>
    </style:style>
    <style:style style:name="T15_18" style:family="text">
      <style:text-properties fo:font-weight="bold" style:font-weight-asian="bold" style:font-weight-complex="bold"/>
    </style:style>
    <style:style style:name="T15_19" style:family="text">
      <style:text-properties fo:font-weight="bold" style:font-weight-asian="bold" style:font-weight-complex="bold"/>
    </style:style>
    <style:style style:name="T15_20" style:family="text">
      <style:text-properties fo:font-weight="bold" style:font-weight-asian="bold" style:font-weight-complex="bold"/>
    </style:style>
    <style:style style:name="T15_2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text-indent="1.27cm" fo:line-height="115%" fo:margin-left="2.54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T16_17" style:family="text">
      <style:text-properties fo:font-weight="bold" style:font-weight-asian="bold" style:font-weight-complex="bold"/>
    </style:style>
    <style:style style:name="T16_18" style:family="text">
      <style:text-properties fo:font-weight="bold" style:font-weight-asian="bold" style:font-weight-complex="bold"/>
    </style:style>
    <style:style style:name="T16_19" style:family="text">
      <style:text-properties fo:font-weight="bold" style:font-weight-asian="bold" style:font-weight-complex="bold"/>
    </style:style>
    <style:style style:name="T16_20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text-indent="1.27cm" fo:line-height="115%" fo:margin-left="2.54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>
      <style:text-properties fo:font-weight="bold" style:font-weight-asian="bold" style:font-weight-complex="bold"/>
    </style:style>
    <style:style style:name="T17_11" style:family="text">
      <style:text-properties fo:font-weight="bold" style:font-weight-asian="bold" style:font-weight-complex="bold"/>
    </style:style>
    <style:style style:name="T17_12" style:family="text">
      <style:text-properties fo:font-weight="bold" style:font-weight-asian="bold" style:font-weight-complex="bold"/>
    </style:style>
    <style:style style:name="T17_13" style:family="text">
      <style:text-properties fo:font-weight="bold" style:font-weight-asian="bold" style:font-weight-complex="bold"/>
    </style:style>
    <style:style style:name="T17_14" style:family="text">
      <style:text-properties fo:font-weight="bold" style:font-weight-asian="bold" style:font-weight-complex="bold"/>
    </style:style>
    <style:style style:name="T17_15" style:family="text">
      <style:text-properties fo:font-weight="bold" style:font-weight-asian="bold" style:font-weight-complex="bold"/>
    </style:style>
    <style:style style:name="T17_16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15%" fo:margin-left="2.54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>
      <style:text-properties fo:font-weight="bold" style:font-weight-asian="bold" style:font-weight-complex="bold"/>
    </style:style>
    <style:style style:name="T18_22" style:family="text">
      <style:text-properties fo:font-weight="bold" style:font-weight-asian="bold" style:font-weight-complex="bold"/>
    </style:style>
    <style:style style:name="T18_23" style:family="text">
      <style:text-properties fo:font-weight="bold" style:font-weight-asian="bold" style:font-weight-complex="bold"/>
    </style:style>
    <style:style style:name="T18_24" style:family="text">
      <style:text-properties fo:font-weight="bold" style:font-weight-asian="bold" style:font-weight-complex="bold"/>
    </style:style>
    <style:style style:name="T18_25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T19_6" style:family="text">
      <style:text-properties fo:font-size="14pt" style:font-size-asian="14pt" style:font-size-complex="14pt"/>
    </style:style>
    <style:style style:name="T19_7" style:family="text">
      <style:text-properties fo:font-size="10pt" style:font-size-asian="10pt" style:font-size-complex="10pt"/>
    </style:style>
    <style:style style:name="T19_8" style:family="text">
      <style:text-properties fo:font-size="10pt" style:font-size-asian="10pt" style:font-size-complex="10pt"/>
    </style:style>
    <style:style style:name="T19_9" style:family="text">
      <style:text-properties fo:font-size="10pt" style:font-size-asian="10pt" style:font-size-complex="10pt"/>
    </style:style>
    <style:style style:name="T19_10" style:family="text">
      <style:text-properties fo:font-size="10pt" style:font-size-asian="10pt" style:font-size-complex="10pt"/>
    </style:style>
    <style:style style:name="T19_11" style:family="text">
      <style:text-properties fo:font-size="10pt" style:font-size-asian="10pt" style:font-size-complex="10pt"/>
    </style:style>
    <style:style style:name="T19_12" style:family="text">
      <style:text-properties fo:font-size="10pt" style:font-size-asian="10pt" style:font-size-complex="10pt"/>
    </style:style>
    <style:style style:name="T19_13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font-size="12pt" style:font-size-asian="12pt" style:font-size-complex="12pt" style:text-underline-style="solid" style:text-underline-color="font-color"/>
    </style:style>
    <style:style style:name="T20_3" style:family="text">
      <style:text-properties fo:font-size="12pt" style:font-size-asian="12pt" style:font-size-complex="12pt" style:text-underline-style="solid" style:text-underline-color="font-color"/>
    </style:style>
    <style:style style:name="T20_4" style:family="text">
      <style:text-properties fo:font-size="12pt" style:font-size-asian="12pt" style:font-size-complex="12pt" style:text-underline-style="solid" style:text-underline-color="font-color"/>
    </style:style>
    <style:style style:name="T20_5" style:family="text">
      <style:text-properties fo:font-size="12pt" style:font-size-asian="12pt" style:font-size-complex="12pt" style:text-underline-style="solid" style:text-underline-color="font-color"/>
    </style:style>
    <style:style style:name="T20_6" style:family="text">
      <style:text-properties fo:font-size="12pt" style:font-size-asian="12pt" style:font-size-complex="12pt" style:text-underline-style="solid" style:text-underline-color="font-color"/>
    </style:style>
    <style:style style:name="T20_7" style:family="text">
      <style:text-properties fo:font-size="12pt" style:font-size-asian="12pt" style:font-size-complex="12pt" style:text-underline-style="solid" style:text-underline-color="font-color"/>
    </style:style>
    <style:style style:name="T20_8" style:family="text">
      <style:text-properties fo:font-size="12pt" style:font-size-asian="12pt" style:font-size-complex="12pt" style:text-underline-style="solid" style:text-underline-color="font-color"/>
    </style:style>
    <style:style style:name="T20_9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2cc"/>
    </style:style>
    <style:style style:name="T22_2" style:family="text">
      <style:text-properties fo:background-color="#fff2cc"/>
    </style:style>
    <style:style style:name="T22_3" style:family="text">
      <style:text-properties fo:background-color="#fff2cc"/>
    </style:style>
    <style:style style:name="T22_4" style:family="text">
      <style:text-properties fo:background-color="#fff2cc"/>
    </style:style>
    <style:style style:name="T22_5" style:family="text">
      <style:text-properties fo:background-color="#fff2cc"/>
    </style:style>
    <style:style style:name="T22_6" style:family="text">
      <style:text-properties fo:background-color="#fff2cc"/>
    </style:style>
    <style:style style:name="T22_7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2cc"/>
    </style:style>
    <style:style style:name="T23_2" style:family="text">
      <style:text-properties fo:background-color="#fff2cc"/>
    </style:style>
    <style:style style:name="T23_3" style:family="text">
      <style:text-properties fo:background-color="#fff2cc"/>
    </style:style>
    <style:style style:name="T23_4" style:family="text">
      <style:text-properties fo:background-color="#fff2cc"/>
    </style:style>
    <style:style style:name="T23_5" style:family="text">
      <style:text-properties fo:background-color="#fff2cc"/>
    </style:style>
    <style:style style:name="T23_6" style:family="text">
      <style:text-properties fo:background-color="#fff2cc"/>
    </style:style>
    <style:style style:name="T23_7" style:family="text">
      <style:text-properties fo:background-color="#fff2cc"/>
    </style:style>
    <style:style style:name="T23_8" style:family="text">
      <style:text-properties fo:background-color="#fff2cc"/>
    </style:style>
    <style:style style:name="T23_9" style:family="text">
      <style:text-properties fo:background-color="#fff2cc"/>
    </style:style>
    <style:style style:name="T23_10" style:family="text">
      <style:text-properties fo:background-color="#fff2cc"/>
    </style:style>
    <style:style style:name="T23_11" style:family="text">
      <style:text-properties fo:background-color="#fff2cc"/>
    </style:style>
    <style:style style:name="T23_12" style:family="text">
      <style:text-properties fo:background-color="#fff2cc"/>
    </style:style>
    <style:style style:name="T23_13" style:family="text">
      <style:text-properties fo:background-color="#fff2cc"/>
    </style:style>
    <style:style style:name="T23_14" style:family="text">
      <style:text-properties fo:background-color="#fff2cc"/>
    </style:style>
    <style:style style:name="T23_15" style:family="text">
      <style:text-properties fo:background-color="#fff2cc"/>
    </style:style>
    <style:style style:name="T23_16" style:family="text">
      <style:text-properties fo:background-color="#fff2cc"/>
    </style:style>
    <style:style style:name="T23_17" style:family="text">
      <style:text-properties fo:background-color="#fff2cc"/>
    </style:style>
    <style:style style:name="T23_18" style:family="text">
      <style:text-properties fo:background-color="#fff2cc"/>
    </style:style>
    <style:style style:name="T23_19" style:family="text">
      <style:text-properties fo:background-color="#fff2cc"/>
    </style:style>
    <style:style style:name="T23_20" style:family="text">
      <style:text-properties fo:background-color="#fff2cc"/>
    </style:style>
    <style:style style:name="T23_21" style:family="text">
      <style:text-properties fo:background-color="#fff2cc"/>
    </style:style>
    <style:style style:name="T23_22" style:family="text">
      <style:text-properties fo:background-color="#fff2cc"/>
    </style:style>
    <style:style style:name="T23_23" style:family="text">
      <style:text-properties fo:background-color="#fff2cc"/>
    </style:style>
    <style:style style:name="T23_24" style:family="text">
      <style:text-properties fo:background-color="#fff2cc"/>
    </style:style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2cc"/>
    </style:style>
    <style:style style:name="T24_2" style:family="text">
      <style:text-properties fo:background-color="#fff2cc"/>
    </style:style>
    <style:style style:name="T24_3" style:family="text">
      <style:text-properties fo:background-color="#fff2cc"/>
    </style:style>
    <style:style style:name="T24_4" style:family="text">
      <style:text-properties fo:background-color="#fff2cc"/>
    </style:style>
    <style:style style:name="T24_5" style:family="text">
      <style:text-properties fo:background-color="#fff2cc"/>
    </style:style>
    <style:style style:name="T24_6" style:family="text">
      <style:text-properties fo:background-color="#fff2cc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2cc"/>
    </style:style>
    <style:style style:name="T25_2" style:family="text">
      <style:text-properties fo:background-color="#fff2cc"/>
    </style:style>
    <style:style style:name="T25_3" style:family="text">
      <style:text-properties fo:background-color="#fff2cc"/>
    </style:style>
    <style:style style:name="T25_4" style:family="text">
      <style:text-properties fo:background-color="#fff2cc"/>
    </style:style>
    <style:style style:name="T25_5" style:family="text">
      <style:text-properties fo:background-color="#fff2cc"/>
    </style:style>
    <style:style style:name="T25_6" style:family="text">
      <style:text-properties fo:background-color="#fff2cc"/>
    </style:style>
    <style:style style:name="T25_7" style:family="text">
      <style:text-properties fo:background-color="#fff2cc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font-size="14pt" style:font-size-asian="14pt" style:font-size-complex="14pt"/>
    </style:style>
    <style:style style:name="T29_3" style:family="text">
      <style:text-properties fo:font-size="14pt" style:font-size-asian="14pt" style:font-size-complex="14pt"/>
    </style:style>
    <style:style style:name="T29_4" style:family="text">
      <style:text-properties fo:font-size="14pt" style:font-size-asian="14pt" style:font-size-complex="14pt"/>
    </style:style>
    <style:style style:name="T29_5" style:family="text">
      <style:text-properties fo:font-size="14pt" style:font-size-asian="14pt" style:font-size-complex="14pt"/>
    </style:style>
    <style:style style:name="T29_6" style:family="text">
      <style:text-properties fo:font-size="9pt" style:font-size-asian="9pt" style:font-size-complex="9pt"/>
    </style:style>
    <style:style style:name="T29_7" style:family="text"/>
    <style:style style:name="T29_8" style:family="text">
      <style:text-properties fo:font-size="12pt" style:font-size-asian="12pt" style:font-size-complex="12pt" style:text-underline-style="solid" style:text-underline-color="font-color"/>
    </style:style>
    <style:style style:name="T29_9" style:family="text">
      <style:text-properties fo:font-size="12pt" style:font-size-asian="12pt" style:font-size-complex="12pt" style:text-underline-style="solid" style:text-underline-color="font-color"/>
    </style:style>
    <style:style style:name="T29_10" style:family="text">
      <style:text-properties fo:font-size="12pt" style:font-size-asian="12pt" style:font-size-complex="12pt" style:text-underline-style="solid" style:text-underline-color="font-color"/>
    </style:style>
    <style:style style:name="T29_11" style:family="text">
      <style:text-properties fo:font-size="12pt" style:font-size-asian="12pt" style:font-size-complex="12pt" style:text-underline-style="solid" style:text-underline-color="font-color"/>
    </style:style>
    <style:style style:name="T29_12" style:family="text">
      <style:text-properties fo:font-size="12pt" style:font-size-asian="12pt" style:font-size-complex="12pt" style:text-underline-style="solid" style:text-underline-color="font-color"/>
    </style:style>
    <style:style style:name="T29_13" style:family="text">
      <style:text-properties fo:font-size="12pt" style:font-size-asian="12pt" style:font-size-complex="12pt" style:text-underline-style="solid" style:text-underline-color="font-color"/>
    </style:style>
    <style:style style:name="T29_14" style:family="text">
      <style:text-properties fo:font-size="12pt" style:font-size-asian="12pt" style:font-size-complex="12pt" style:text-underline-style="solid" style:text-underline-color="font-color"/>
    </style:style>
    <style:style style:name="T29_15" style:family="text">
      <style:text-properties fo:font-size="12pt" style:font-size-asian="12pt" style:font-size-complex="12pt" style:text-underline-style="solid" style:text-underline-color="font-color"/>
    </style:style>
    <style:style style:name="T29_16" style:family="text">
      <style:text-properties fo:font-size="12pt" style:font-size-asian="12pt" style:font-size-complex="12pt" style:text-underline-style="solid" style:text-underline-color="font-color"/>
    </style:style>
    <style:style style:name="T29_17" style:family="text">
      <style:text-properties fo:font-size="12pt" style:font-size-asian="12pt" style:font-size-complex="12pt" style:text-underline-style="solid" style:text-underline-color="font-color"/>
    </style:style>
    <style:style style:name="T29_18" style:family="text">
      <style:text-properties fo:font-size="12pt" style:font-size-asian="12pt" style:font-size-complex="12pt" style:text-underline-style="solid" style:text-underline-color="font-color"/>
    </style:style>
    <style:style style:name="T29_19" style:family="text">
      <style:text-properties fo:font-size="12pt" style:font-size-asian="12pt" style:font-size-complex="12pt" style:text-underline-style="solid" style:text-underline-color="font-color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>
      <style:text-properties fo:background-color="#cfe2f3" fo:font-size="9pt" style:font-size-asian="9pt" style:font-size-complex="9pt"/>
    </style:style>
    <style:style style:name="T30_18" style:family="text">
      <style:text-properties fo:background-color="#cfe2f3" fo:font-size="9pt" style:font-size-asian="9pt" style:font-size-complex="9pt"/>
    </style:style>
    <style:style style:name="T30_19" style:family="text">
      <style:text-properties fo:background-color="#cfe2f3" fo:font-size="9pt" style:font-size-asian="9pt" style:font-size-complex="9pt"/>
    </style:style>
    <style:style style:name="T30_20" style:family="text">
      <style:text-properties fo:background-color="#cfe2f3" fo:font-size="9pt" style:font-size-asian="9pt" style:font-size-complex="9pt"/>
    </style:style>
    <style:style style:name="T30_21" style:family="text">
      <style:text-properties fo:background-color="#cfe2f3" fo:font-size="9pt" style:font-size-asian="9pt" style:font-size-complex="9pt"/>
    </style:style>
    <style:style style:name="T30_22" style:family="text">
      <style:text-properties fo:font-size="9pt" style:font-size-asian="9pt" style:font-size-complex="9pt"/>
    </style:style>
    <style:style style:name="T30_23" style:family="text">
      <style:text-properties fo:font-size="9pt" style:font-size-asian="9pt" style:font-size-complex="9pt"/>
    </style:style>
    <style:style style:name="T30_24" style:family="text">
      <style:text-properties fo:font-size="9pt" style:font-size-asian="9pt" style:font-size-complex="9pt"/>
    </style:style>
    <style:style style:name="T30_25" style:family="text">
      <style:text-properties fo:font-size="9pt" style:font-size-asian="9pt" style:font-size-complex="9pt"/>
    </style:style>
    <style:style style:name="T30_26" style:family="text">
      <style:text-properties fo:font-size="9pt" style:font-size-asian="9pt" style:font-size-complex="9pt"/>
    </style:style>
    <style:style style:name="T30_27" style:family="text">
      <style:text-properties fo:font-size="9pt" style:font-size-asian="9pt" style:font-size-complex="9pt"/>
    </style:style>
    <style:style style:name="T30_28" style:family="text">
      <style:text-properties fo:font-size="9pt" style:font-size-asian="9pt" style:font-size-complex="9pt"/>
    </style:style>
    <style:style style:name="T30_29" style:family="text">
      <style:text-properties fo:font-size="9pt" style:font-size-asian="9pt" style:font-size-complex="9pt"/>
    </style:style>
    <style:style style:name="T30_30" style:family="text">
      <style:text-properties fo:font-size="9pt" style:font-size-asian="9pt" style:font-size-complex="9pt"/>
    </style:style>
    <style:style style:name="T30_31" style:family="text">
      <style:text-properties fo:font-size="9pt" style:font-size-asian="9pt" style:font-size-complex="9pt"/>
    </style:style>
    <style:style style:name="T30_32" style:family="text">
      <style:text-properties fo:font-size="9pt" style:font-size-asian="9pt" style:font-size-complex="9pt"/>
    </style:style>
    <style:style style:name="T30_33" style:family="text">
      <style:text-properties fo:font-size="9pt" style:font-size-asian="9pt" style:font-size-complex="9pt"/>
    </style:style>
    <style:style style:name="T30_34" style:family="text">
      <style:text-properties fo:font-size="9pt" style:font-size-asian="9pt" style:font-size-complex="9pt"/>
    </style:style>
    <style:style style:name="T30_35" style:family="text">
      <style:text-properties fo:font-size="9pt" style:font-size-asian="9pt" style:font-size-complex="9pt"/>
    </style:style>
    <style:style style:name="T30_36" style:family="text">
      <style:text-properties fo:font-size="9pt" style:font-size-asian="9pt" style:font-size-complex="9pt"/>
    </style:style>
    <style:style style:name="T30_37" style:family="text">
      <style:text-properties fo:font-size="9pt" style:font-size-asian="9pt" style:font-size-complex="9pt"/>
    </style:style>
    <style:style style:name="T30_38" style:family="text">
      <style:text-properties fo:font-size="9pt" style:font-size-asian="9pt" style:font-size-complex="9pt"/>
    </style:style>
    <style:style style:name="T30_39" style:family="text">
      <style:text-properties fo:font-size="9pt" style:font-size-asian="9pt" style:font-size-complex="9pt"/>
    </style:style>
    <style:style style:name="T30_40" style:family="text">
      <style:text-properties fo:font-size="9pt" style:font-size-asian="9pt" style:font-size-complex="9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2cc"/>
    </style:style>
    <style:style style:name="T32_2" style:family="text">
      <style:text-properties fo:background-color="#fff2cc"/>
    </style:style>
    <style:style style:name="T32_3" style:family="text">
      <style:text-properties fo:background-color="#fff2cc"/>
    </style:style>
    <style:style style:name="T32_4" style:family="text">
      <style:text-properties fo:background-color="#fff2cc"/>
    </style:style>
    <style:style style:name="T32_5" style:family="text">
      <style:text-properties fo:background-color="#fff2cc"/>
    </style:style>
    <style:style style:name="T32_6" style:family="text">
      <style:text-properties fo:background-color="#fff2cc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2cc"/>
    </style:style>
    <style:style style:name="T33_2" style:family="text">
      <style:text-properties fo:background-color="#fff2cc"/>
    </style:style>
    <style:style style:name="T33_3" style:family="text">
      <style:text-properties fo:background-color="#fff2cc"/>
    </style:style>
    <style:style style:name="T33_4" style:family="text">
      <style:text-properties fo:background-color="#fff2cc"/>
    </style:style>
    <style:style style:name="T33_5" style:family="text">
      <style:text-properties fo:background-color="#fff2cc"/>
    </style:style>
    <style:style style:name="T33_6" style:family="text"/>
    <style:style style:name="T33_7" style:family="text">
      <style:text-properties fo:font-size="12pt" style:font-size-asian="12pt" style:font-size-complex="12pt" fo:font-weight="bold" style:font-weight-asian="bold" style:font-weight-complex="bold"/>
    </style:style>
    <style:style style:name="T33_8" style:family="text">
      <style:text-properties fo:font-size="12pt" style:font-size-asian="12pt" style:font-size-complex="12pt" fo:font-weight="bold" style:font-weight-asian="bold" style:font-weight-complex="bold"/>
    </style:style>
    <style:style style:name="T33_9" style:family="text">
      <style:text-properties fo:font-size="12pt" style:font-size-asian="12pt" style:font-size-complex="12pt" fo:font-weight="bold" style:font-weight-asian="bold" style:font-weight-complex="bold"/>
    </style:style>
    <style:style style:name="T33_10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style:text-underline-style="solid" style:text-underline-color="font-color"/>
    </style:style>
    <style:style style:name="T34_2" style:family="text">
      <style:text-properties style:text-underline-style="solid" style:text-underline-color="font-color"/>
    </style:style>
    <style:style style:name="T34_3" style:family="text">
      <style:text-properties style:text-underline-style="solid" style:text-underline-color="font-color"/>
    </style:style>
    <style:style style:name="T34_4" style:family="text">
      <style:text-properties style:text-underline-style="solid" style:text-underline-color="font-color"/>
    </style:style>
    <style:style style:name="T34_5" style:family="text">
      <style:text-properties style:text-underline-style="solid" style:text-underline-color="font-color"/>
    </style:style>
    <style:style style:name="T34_6" style:family="text">
      <style:text-properties style:text-underline-style="solid" style:text-underline-color="font-color"/>
    </style:style>
    <style:style style:name="T34_7" style:family="text">
      <style:text-properties style:text-underline-style="solid" style:text-underline-color="font-color"/>
    </style:style>
    <style:style style:name="T34_8" style:family="text"/>
    <style:style style:name="T34_9" style:family="text">
      <style:text-properties fo:font-size="9pt" style:font-size-asian="9pt" style:font-size-complex="9pt"/>
    </style:style>
    <style:style style:name="T34_10" style:family="text">
      <style:text-properties fo:font-size="10pt" style:font-size-asian="10pt" style:font-size-complex="10pt" style:text-underline-style="solid" style:text-underline-color="font-color"/>
    </style:style>
    <style:style style:name="T34_11" style:family="text">
      <style:text-properties fo:font-size="10pt" style:font-size-asian="10pt" style:font-size-complex="10pt" style:text-underline-style="solid" style:text-underline-color="font-color"/>
    </style:style>
    <style:style style:name="T34_12" style:family="text">
      <style:text-properties fo:font-size="10pt" style:font-size-asian="10pt" style:font-size-complex="10pt" style:text-underline-style="solid" style:text-underline-color="font-color"/>
    </style:style>
    <style:style style:name="T34_13" style:family="text">
      <style:text-properties fo:font-size="10pt" style:font-size-asian="10pt" style:font-size-complex="10pt" style:text-underline-style="solid" style:text-underline-color="font-color"/>
    </style:style>
    <style:style style:name="T34_14" style:family="text">
      <style:text-properties fo:font-size="10pt" style:font-size-asian="10pt" style:font-size-complex="10pt" style:text-underline-style="solid" style:text-underline-color="font-color"/>
    </style:style>
    <style:style style:name="T34_15" style:family="text">
      <style:text-properties fo:font-size="10pt" style:font-size-asian="10pt" style:font-size-complex="10pt" style:text-underline-style="solid" style:text-underline-color="font-color"/>
    </style:style>
    <style:style style:name="T34_16" style:family="text">
      <style:text-properties fo:font-size="10pt" style:font-size-asian="10pt" style:font-size-complex="10pt" style:text-underline-style="solid" style:text-underline-color="font-color"/>
    </style:style>
    <style:style style:name="T34_17" style:family="text">
      <style:text-properties fo:font-size="10pt" style:font-size-asian="10pt" style:font-size-complex="10pt" style:text-underline-style="solid" style:text-underline-color="font-color"/>
    </style:style>
    <style:style style:name="T34_18" style:family="text">
      <style:text-properties fo:font-size="10pt" style:font-size-asian="10pt" style:font-size-complex="10pt" style:text-underline-style="solid" style:text-underline-color="font-color"/>
    </style:style>
    <style:style style:name="T34_19" style:family="text">
      <style:text-properties fo:font-size="10pt" style:font-size-asian="10pt" style:font-size-complex="10pt" style:text-underline-style="solid" style:text-underline-color="font-color"/>
    </style:style>
    <style:style style:name="T34_20" style:family="text">
      <style:text-properties fo:font-size="10pt" style:font-size-asian="10pt" style:font-size-complex="10pt" style:text-underline-style="solid" style:text-underline-color="font-color"/>
    </style:style>
    <style:style style:name="T34_21" style:family="text">
      <style:text-properties fo:font-size="10pt" style:font-size-asian="10pt" style:font-size-complex="10pt"/>
    </style:style>
    <style:style style:name="T34_22" style:family="text">
      <style:text-properties fo:font-size="10pt" style:font-size-asian="10pt" style:font-size-complex="10pt"/>
    </style:style>
    <style:style style:name="T34_23" style:family="text">
      <style:text-properties fo:font-size="10pt" style:font-size-asian="10pt" style:font-size-complex="10pt"/>
    </style:style>
    <style:style style:name="T34_24" style:family="text">
      <style:text-properties fo:font-size="10pt" style:font-size-asian="10pt" style:font-size-complex="10pt"/>
    </style:style>
    <style:style style:name="T34_25" style:family="text">
      <style:text-properties fo:font-size="10pt" style:font-size-asian="10pt" style:font-size-complex="10pt"/>
    </style:style>
    <style:style style:name="T34_26" style:family="text">
      <style:text-properties fo:font-size="10pt" style:font-size-asian="10pt" style:font-size-complex="10pt"/>
    </style:style>
    <style:style style:name="T34_27" style:family="text">
      <style:text-properties fo:font-size="10pt" style:font-size-asian="10pt" style:font-size-complex="10pt" style:text-underline-style="solid" style:text-underline-color="font-color"/>
    </style:style>
    <style:style style:name="T34_28" style:family="text">
      <style:text-properties fo:font-size="10pt" style:font-size-asian="10pt" style:font-size-complex="10pt" style:text-underline-style="solid" style:text-underline-color="font-color"/>
    </style:style>
    <style:style style:name="T34_29" style:family="text">
      <style:text-properties fo:font-size="9pt" style:font-size-asian="9pt" style:font-size-complex="9pt"/>
    </style:style>
    <style:style style:name="T34_3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2cc"/>
    </style:style>
    <style:style style:name="T37_2" style:family="text">
      <style:text-properties fo:background-color="#fff2cc"/>
    </style:style>
    <style:style style:name="T37_3" style:family="text">
      <style:text-properties fo:background-color="#fff2cc"/>
    </style:style>
    <style:style style:name="T37_4" style:family="text">
      <style:text-properties fo:background-color="#fff2cc"/>
    </style:style>
    <style:style style:name="T37_5" style:family="text">
      <style:text-properties fo:background-color="#fff2cc"/>
    </style:style>
    <style:style style:name="T37_6" style:family="text">
      <style:text-properties fo:background-color="#fff2cc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background-color="#fff2cc"/>
    </style:style>
    <style:style style:name="T38_2" style:family="text">
      <style:text-properties fo:background-color="#fff2cc"/>
    </style:style>
    <style:style style:name="T38_3" style:family="text">
      <style:text-properties fo:background-color="#fff2cc"/>
    </style:style>
    <style:style style:name="T38_4" style:family="text">
      <style:text-properties fo:background-color="#fff2cc"/>
    </style:style>
    <style:style style:name="T38_5" style:family="text">
      <style:text-properties fo:background-color="#fff2cc"/>
    </style:style>
    <style:style style:name="T38_6" style:family="text"/>
    <style:style style:name="T38_7" style:family="text"/>
    <style:style style:name="T38_8" style:family="text"/>
    <style:style style:name="T38_9" style:family="text">
      <style:text-properties fo:background-color="#fff2cc"/>
    </style:style>
    <style:style style:name="T38_10" style:family="text">
      <style:text-properties fo:background-color="#fff2cc"/>
    </style:style>
    <style:style style:name="T38_11" style:family="text">
      <style:text-properties fo:background-color="#fff2cc"/>
    </style:style>
    <style:style style:name="T38_12" style:family="text">
      <style:text-properties fo:background-color="#fff2cc"/>
    </style:style>
    <style:style style:name="T38_13" style:family="text">
      <style:text-properties fo:background-color="#fff2cc"/>
    </style:style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P39" style:family="paragraph" style:parent-style-name="Standard">
      <style:paragraph-properties fo:break-before="auto" fo:line-height="115%" fo:margin-top="0cm" fo:border-bottom="#808080 0.053cm solid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>
      <style:text-properties fo:background-color="#fff2cc"/>
    </style:style>
    <style:style style:name="T39_17" style:family="text">
      <style:text-properties fo:background-color="#fff2cc"/>
    </style:style>
    <style:style style:name="T39_18" style:family="text">
      <style:text-properties fo:background-color="#fff2cc"/>
    </style:style>
    <style:style style:name="T39_19" style:family="text">
      <style:text-properties fo:background-color="#fff2cc"/>
    </style:style>
    <style:style style:name="T39_20" style:family="text">
      <style:text-properties fo:background-color="#fff2cc"/>
    </style:style>
    <style:style style:name="T39_21" style:family="text">
      <style:text-properties fo:background-color="#fff2cc"/>
    </style:style>
    <style:style style:name="T39_22" style:family="text">
      <style:text-properties fo:background-color="#fff2cc"/>
    </style:style>
    <style:style style:name="T39_23" style:family="text">
      <style:text-properties fo:background-color="#fff2cc"/>
    </style:style>
    <style:style style:name="T39_24" style:family="text">
      <style:text-properties fo:background-color="#fff2cc"/>
    </style:style>
    <style:style style:name="T39_25" style:family="text">
      <style:text-properties fo:background-color="#fff2cc"/>
    </style:style>
    <style:style style:name="T39_26" style:family="text">
      <style:text-properties fo:background-color="#fff2cc"/>
    </style:style>
    <style:style style:name="T39_27" style:family="text">
      <style:text-properties fo:background-color="#fff2cc"/>
    </style:style>
    <style:style style:name="T39_28" style:family="text">
      <style:text-properties fo:background-color="#fff2cc"/>
    </style:style>
    <style:style style:name="T39_29" style:family="text">
      <style:text-properties fo:background-color="#fff2cc"/>
    </style:style>
    <style:style style:name="T39_30" style:family="text">
      <style:text-properties fo:background-color="#fff2cc"/>
    </style:style>
    <style:style style:name="T39_31" style:family="text">
      <style:text-properties fo:background-color="#fff2cc"/>
    </style:style>
    <style:style style:name="T39_32" style:family="text">
      <style:text-properties fo:background-color="#fff2cc"/>
    </style:style>
    <style:style style:name="T39_33" style:family="text">
      <style:text-properties fo:background-color="#fff2cc"/>
    </style:style>
    <style:style style:name="T39_34" style:family="text">
      <style:text-properties fo:background-color="#fff2cc"/>
    </style:style>
    <style:style style:name="T39_35" style:family="text">
      <style:text-properties fo:background-color="#fff2cc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>
      <style:text-properties fo:font-size="14pt" style:font-size-asian="14pt" style:font-size-complex="14pt"/>
    </style:style>
    <style:style style:name="T41_2" style:family="text">
      <style:text-properties fo:font-size="14pt" style:font-size-asian="14pt" style:font-size-complex="14pt"/>
    </style:style>
    <style:style style:name="T41_3" style:family="text">
      <style:text-properties fo:font-size="14pt" style:font-size-asian="14pt" style:font-size-complex="14pt"/>
    </style:style>
    <style:style style:name="T41_4" style:family="text">
      <style:text-properties fo:font-size="14pt" style:font-size-asian="14pt" style:font-size-complex="14pt"/>
    </style:style>
    <style:style style:name="T41_5" style:family="text">
      <style:text-properties fo:font-size="14pt" style:font-size-asian="14pt" style:font-size-complex="14pt"/>
    </style:style>
    <style:style style:name="T41_6" style:family="text">
      <style:text-properties fo:font-size="14pt" style:font-size-asian="14pt" style:font-size-complex="14pt"/>
    </style:style>
    <style:style style:name="T41_7" style:family="text">
      <style:text-properties fo:font-size="14pt" style:font-size-asian="14pt" style:font-size-complex="14pt"/>
    </style:style>
    <style:style style:name="T41_8" style:family="text">
      <style:text-properties fo:font-size="14pt" style:font-size-asian="14pt" style:font-size-complex="14pt"/>
    </style:style>
    <style:style style:name="T41_9" style:family="text">
      <style:text-properties fo:font-size="14pt" style:font-size-asian="14pt" style:font-size-complex="14pt"/>
    </style:style>
    <style:style style:name="T41_10" style:family="text">
      <style:text-properties fo:font-size="14pt" style:font-size-asian="14pt" style:font-size-complex="14pt"/>
    </style:style>
    <style:style style:name="T41_11" style:family="text">
      <style:text-properties fo:font-size="14pt" style:font-size-asian="14pt" style:font-size-complex="14pt"/>
    </style:style>
    <style:style style:name="T41_12" style:family="text">
      <style:text-properties fo:font-size="14pt" style:font-size-asian="14pt" style:font-size-complex="14pt"/>
    </style:style>
    <style:style style:name="T41_13" style:family="text">
      <style:text-properties fo:font-size="14pt" style:font-size-asian="14pt" style:font-size-complex="14pt"/>
    </style:style>
    <style:style style:name="T41_14" style:family="text">
      <style:text-properties fo:font-size="14pt" style:font-size-asian="14pt" style:font-size-complex="14pt"/>
    </style:style>
    <style:style style:name="T41_15" style:family="text">
      <style:text-properties fo:font-size="14pt" style:font-size-asian="14pt" style:font-size-complex="14pt"/>
    </style:style>
    <style:style style:name="T41_16" style:family="text">
      <style:text-properties fo:font-size="14pt" style:font-size-asian="14pt" style:font-size-complex="14pt"/>
    </style:style>
    <style:style style:name="T41_17" style:family="text">
      <style:text-properties fo:font-size="14pt" style:font-size-asian="14pt" style:font-size-complex="14pt"/>
    </style:style>
    <style:style style:name="T41_18" style:family="text">
      <style:text-properties fo:font-size="14pt" style:font-size-asian="14pt" style:font-size-complex="14pt"/>
    </style:style>
    <style:style style:name="T41_19" style:family="text">
      <style:text-properties fo:font-size="14pt" style:font-size-asian="14pt" style:font-size-complex="14pt"/>
    </style:style>
    <style:style style:name="T41_20" style:family="text">
      <style:text-properties fo:font-size="14pt" style:font-size-asian="14pt" style:font-size-complex="14pt"/>
    </style:style>
    <style:style style:name="T41_21" style:family="text">
      <style:text-properties fo:font-size="14pt" style:font-size-asian="14pt" style:font-size-complex="14pt"/>
    </style:style>
    <style:style style:name="T41_22" style:family="text">
      <style:text-properties fo:font-size="14pt" style:font-size-asian="14pt" style:font-size-complex="14pt"/>
    </style:style>
    <style:style style:name="T41_23" style:family="text">
      <style:text-properties fo:font-size="14pt" style:font-size-asian="14pt" style:font-size-complex="14pt"/>
    </style:style>
    <style:style style:name="T41_24" style:family="text">
      <style:text-properties fo:font-size="14pt" style:font-size-asian="14pt" style:font-size-complex="14pt"/>
    </style:style>
    <style:style style:name="T41_25" style:family="text">
      <style:text-properties fo:font-size="14pt" style:font-size-asian="14pt" style:font-size-complex="14pt"/>
    </style:style>
    <style:style style:name="T41_26" style:family="text">
      <style:text-properties fo:font-size="14pt" style:font-size-asian="14pt" style:font-size-complex="14pt"/>
    </style:style>
    <style:style style:name="T41_2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>
      <style:text-properties fo:font-style="italic" style:font-style-asian="italic" style:font-style-complex="italic"/>
    </style:style>
    <style:style style:name="T43_18" style:family="text">
      <style:text-properties fo:font-style="italic" style:font-style-asian="italic" style:font-style-complex="italic"/>
    </style:style>
    <style:style style:name="T43_19" style:family="text">
      <style:text-properties fo:font-style="italic" style:font-style-asian="italic" style:font-style-complex="italic"/>
    </style:style>
    <style:style style:name="T43_20" style:family="text">
      <style:text-properties fo:font-style="italic" style:font-style-asian="italic" style:font-style-complex="italic"/>
    </style:style>
    <style:style style:name="T43_21" style:family="text"/>
    <style:style style:name="T43_22" style:family="text">
      <style:text-properties fo:background-color="#fff2cc"/>
    </style:style>
    <style:style style:name="T43_23" style:family="text">
      <style:text-properties fo:background-color="#fff2cc"/>
    </style:style>
    <style:style style:name="T43_24" style:family="text">
      <style:text-properties fo:background-color="#fff2cc"/>
    </style:style>
    <style:style style:name="T43_25" style:family="text">
      <style:text-properties fo:background-color="#fff2cc"/>
    </style:style>
    <style:style style:name="T43_26" style:family="text">
      <style:text-properties fo:background-color="#fff2cc"/>
    </style:style>
    <style:style style:name="T43_27" style:family="text">
      <style:text-properties fo:background-color="#fff2cc"/>
    </style:style>
    <style:style style:name="T43_28" style:family="text">
      <style:text-properties fo:background-color="#fff2cc"/>
    </style:style>
    <style:style style:name="T43_29" style:family="text">
      <style:text-properties fo:background-color="#fff2cc"/>
    </style:style>
    <style:style style:name="T43_30" style:family="text">
      <style:text-properties fo:background-color="#fff2cc"/>
    </style:style>
    <style:style style:name="T43_31" style:family="text">
      <style:text-properties fo:background-color="#fff2cc"/>
    </style:style>
    <style:style style:name="T43_32" style:family="text">
      <style:text-properties fo:background-color="#fff2cc"/>
    </style:style>
    <style:style style:name="T43_33" style:family="text">
      <style:text-properties fo:background-color="#fff2cc"/>
    </style:style>
    <style:style style:name="T43_34" style:family="text">
      <style:text-properties fo:background-color="#fff2cc"/>
    </style:style>
    <style:style style:name="T43_35" style:family="text">
      <style:text-properties fo:background-color="#fff2cc"/>
    </style:style>
    <style:style style:name="T43_36" style:family="text">
      <style:text-properties fo:background-color="#fff2cc"/>
    </style:style>
    <style:style style:name="T43_37" style:family="text">
      <style:text-properties fo:background-color="#fff2cc"/>
    </style:style>
    <style:style style:name="T43_38" style:family="text">
      <style:text-properties fo:background-color="#fff2cc"/>
    </style:style>
    <style:style style:name="T43_39" style:family="text">
      <style:text-properties fo:background-color="#fff2cc"/>
    </style:style>
    <style:style style:name="T43_40" style:family="text">
      <style:text-properties fo:background-color="#fff2cc"/>
    </style:style>
    <style:style style:name="T43_41" style:family="text">
      <style:text-properties fo:background-color="#fff2cc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page" fo:line-height="115%" style:writing-mode="lr-tb"/>
    </style:style>
    <style:style style:name="P47" style:family="paragraph" style:parent-style-name="Standard">
      <style:paragraph-properties fo:break-before="auto" fo:text-indent="1.27cm" fo:line-height="115%" style:writing-mode="lr-tb"/>
    </style:style>
    <style:style style:name="T47_1" style:family="text">
      <style:text-properties fo:font-size="14pt" style:font-size-asian="14pt" style:font-size-complex="14pt"/>
    </style:style>
    <style:style style:name="T47_2" style:family="text">
      <style:text-properties fo:font-size="14pt" style:font-size-asian="14pt" style:font-size-complex="14pt"/>
    </style:style>
    <style:style style:name="T47_3" style:family="text">
      <style:text-properties fo:font-size="14pt" style:font-size-asian="14pt" style:font-size-complex="14pt"/>
    </style:style>
    <style:style style:name="T47_4" style:family="text">
      <style:text-properties fo:font-size="14pt" style:font-size-asian="14pt" style:font-size-complex="14pt"/>
    </style:style>
    <style:style style:name="T47_5" style:family="text">
      <style:text-properties fo:font-size="14pt" style:font-size-asian="14pt" style:font-size-complex="14pt"/>
    </style:style>
    <style:style style:name="T47_6" style:family="text">
      <style:text-properties fo:font-size="14pt" style:font-size-asian="14pt" style:font-size-complex="14pt"/>
    </style:style>
    <style:style style:name="T47_7" style:family="text">
      <style:text-properties fo:font-size="14pt" style:font-size-asian="14pt" style:font-size-complex="14pt"/>
    </style:style>
    <style:style style:name="T47_8" style:family="text">
      <style:text-properties fo:font-size="14pt" style:font-size-asian="14pt" style:font-size-complex="14pt"/>
    </style:style>
    <style:style style:name="T47_9" style:family="text">
      <style:text-properties fo:font-size="14pt" style:font-size-asian="14pt" style:font-size-complex="14pt"/>
    </style:style>
    <style:style style:name="T47_10" style:family="text">
      <style:text-properties fo:font-size="14pt" style:font-size-asian="14pt" style:font-size-complex="14pt"/>
    </style:style>
    <style:style style:name="T47_11" style:family="text">
      <style:text-properties fo:font-size="14pt" style:font-size-asian="14pt" style:font-size-complex="14pt"/>
    </style:style>
    <style:style style:name="T47_1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>
      <style:text-properties fo:font-weight="bold" style:font-weight-asian="bold" style:font-weight-complex="bold"/>
    </style:style>
    <style:style style:name="T50_22" style:family="text">
      <style:text-properties fo:font-weight="bold" style:font-weight-asian="bold" style:font-weight-complex="bold"/>
    </style:style>
    <style:style style:name="T50_23" style:family="text">
      <style:text-properties fo:font-weight="bold" style:font-weight-asian="bold" style:font-weight-complex="bold"/>
    </style:style>
    <style:style style:name="T50_24" style:family="text">
      <style:text-properties fo:font-weight="bold" style:font-weight-asian="bold" style:font-weight-complex="bold"/>
    </style:style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>
      <style:text-properties fo:font-weight="bold" style:font-weight-asian="bold" style:font-weight-complex="bold"/>
    </style:style>
    <style:style style:name="T51_22" style:family="text">
      <style:text-properties fo:font-weight="bold" style:font-weight-asian="bold" style:font-weight-complex="bold"/>
    </style:style>
    <style:style style:name="T51_23" style:family="text">
      <style:text-properties fo:font-weight="bold" style:font-weight-asian="bold" style:font-weight-complex="bold"/>
    </style:style>
    <style:style style:name="T51_24" style:family="text">
      <style:text-properties fo:font-weight="bold" style:font-weight-asian="bold" style:font-weight-complex="bold"/>
    </style:style>
    <style:style style:name="T51_25" style:family="text">
      <style:text-properties fo:font-weight="bold" style:font-weight-asian="bold" style:font-weight-complex="bold"/>
    </style:style>
    <style:style style:name="T51_26" style:family="text">
      <style:text-properties fo:font-weight="bold" style:font-weight-asian="bold" style:font-weight-complex="bold"/>
    </style:style>
    <style:style style:name="T51_27" style:family="text">
      <style:text-properties fo:font-weight="bold" style:font-weight-asian="bold" style:font-weight-complex="bold"/>
    </style:style>
    <style:style style:name="T51_28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15%" fo:margin-left="1.508cm" style:writing-mode="lr-tb"/>
      <style:text-properties fo:font-size="14pt" style:font-size-asian="14pt" style:font-size-complex="14pt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font-size="14pt" style:font-size-asian="14pt" style:font-size-complex="14pt" style:text-underline-style="solid" style:text-underline-color="font-color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>
      <style:text-properties fo:font-weight="bold" style:font-weight-asian="bold" style:font-weight-complex="bold"/>
    </style:style>
    <style:style style:name="T57_42" style:family="text">
      <style:text-properties fo:font-weight="bold" style:font-weight-asian="bold" style:font-weight-complex="bold"/>
    </style:style>
    <style:style style:name="T57_43" style:family="text">
      <style:text-properties fo:font-weight="bold" style:font-weight-asian="bold" style:font-weight-complex="bold"/>
    </style:style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>
      <style:text-properties fo:font-weight="bold" style:font-weight-asian="bold" style:font-weight-complex="bold"/>
    </style:style>
    <style:style style:name="T57_61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>
      <style:text-properties fo:font-style="italic" style:font-style-asian="italic" style:font-style-complex="italic"/>
    </style:style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>
      <style:text-properties fo:background-color="#fff2cc"/>
    </style:style>
    <style:style style:name="T61_22" style:family="text">
      <style:text-properties fo:background-color="#fff2cc"/>
    </style:style>
    <style:style style:name="T61_23" style:family="text">
      <style:text-properties fo:background-color="#fff2cc"/>
    </style:style>
    <style:style style:name="T61_24" style:family="text">
      <style:text-properties fo:background-color="#fff2cc"/>
    </style:style>
    <style:style style:name="T61_25" style:family="text">
      <style:text-properties fo:background-color="#fff2cc"/>
    </style:style>
    <style:style style:name="T61_26" style:family="text">
      <style:text-properties fo:background-color="#fff2cc"/>
    </style:style>
    <style:style style:name="T61_27" style:family="text">
      <style:text-properties fo:background-color="#fff2cc"/>
    </style:style>
    <style:style style:name="T61_28" style:family="text">
      <style:text-properties fo:background-color="#fff2cc"/>
    </style:style>
    <style:style style:name="T61_29" style:family="text">
      <style:text-properties fo:background-color="#fff2cc"/>
    </style:style>
    <style:style style:name="T61_30" style:family="text">
      <style:text-properties fo:background-color="#fff2cc"/>
    </style:style>
    <style:style style:name="T61_31" style:family="text">
      <style:text-properties fo:background-color="#fff2cc"/>
    </style:style>
    <style:style style:name="T61_32" style:family="text">
      <style:text-properties fo:background-color="#fff2cc"/>
    </style:style>
    <style:style style:name="T61_33" style:family="text">
      <style:text-properties fo:background-color="#fff2cc"/>
    </style:style>
    <style:style style:name="T61_34" style:family="text">
      <style:text-properties fo:background-color="#fff2cc"/>
    </style:style>
    <style:style style:name="T61_35" style:family="text">
      <style:text-properties fo:background-color="#fff2cc"/>
    </style:style>
    <style:style style:name="T61_36" style:family="text">
      <style:text-properties fo:background-color="#fff2cc"/>
    </style:style>
    <style:style style:name="T61_37" style:family="text">
      <style:text-properties fo:background-color="#fff2cc"/>
    </style:style>
    <style:style style:name="T61_38" style:family="text">
      <style:text-properties fo:background-color="#fff2cc"/>
    </style:style>
    <style:style style:name="T61_39" style:family="text">
      <style:text-properties fo:background-color="#fff2cc"/>
    </style:style>
    <style:style style:name="T61_40" style:family="text">
      <style:text-properties fo:background-color="#fff2cc"/>
    </style:style>
    <style:style style:name="T61_41" style:family="text">
      <style:text-properties fo:background-color="#fff2cc"/>
    </style:style>
    <style:style style:name="T61_42" style:family="text">
      <style:text-properties fo:background-color="#fff2cc"/>
    </style:style>
    <style:style style:name="T61_43" style:family="text">
      <style:text-properties fo:background-color="#fff2cc"/>
    </style:style>
    <style:style style:name="T61_44" style:family="text">
      <style:text-properties fo:background-color="#fff2cc"/>
    </style:style>
    <style:style style:name="T61_45" style:family="text">
      <style:text-properties fo:background-color="#fff2cc"/>
    </style:style>
    <style:style style:name="T61_46" style:family="text">
      <style:text-properties fo:background-color="#fff2cc"/>
    </style:style>
    <style:style style:name="T61_47" style:family="text">
      <style:text-properties fo:background-color="#fff2cc"/>
    </style:style>
    <style:style style:name="T61_48" style:family="text">
      <style:text-properties fo:background-color="#fff2cc"/>
    </style:style>
    <style:style style:name="T61_49" style:family="text">
      <style:text-properties fo:background-color="#fff2cc"/>
    </style:style>
    <style:style style:name="T61_50" style:family="text">
      <style:text-properties fo:background-color="#fff2cc"/>
    </style:style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background-color="#fff2cc"/>
    </style:style>
    <style:style style:name="T63_2" style:family="text">
      <style:text-properties fo:background-color="#fff2cc"/>
    </style:style>
    <style:style style:name="T63_3" style:family="text">
      <style:text-properties fo:background-color="#fff2cc"/>
    </style:style>
    <style:style style:name="T63_4" style:family="text">
      <style:text-properties fo:background-color="#fff2cc"/>
    </style:style>
    <style:style style:name="T63_5" style:family="text">
      <style:text-properties fo:background-color="#fff2cc"/>
    </style:style>
    <style:style style:name="T63_6" style:family="text">
      <style:text-properties fo:background-color="#fff2cc"/>
    </style:style>
    <style:style style:name="T63_7" style:family="text">
      <style:text-properties fo:background-color="#fff2cc"/>
    </style:style>
    <style:style style:name="T63_8" style:family="text">
      <style:text-properties fo:background-color="#fff2cc"/>
    </style:style>
    <style:style style:name="T63_9" style:family="text">
      <style:text-properties fo:background-color="#fff2cc"/>
    </style:style>
    <style:style style:name="T63_10" style:family="text">
      <style:text-properties fo:background-color="#fff2cc"/>
    </style:style>
    <style:style style:name="T63_11" style:family="text">
      <style:text-properties fo:background-color="#fff2cc"/>
    </style:style>
    <style:style style:name="T63_12" style:family="text">
      <style:text-properties fo:background-color="#fff2cc"/>
    </style:style>
    <style:style style:name="T63_13" style:family="text">
      <style:text-properties fo:background-color="#fff2cc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background-color="#fff2cc"/>
    </style:style>
    <style:style style:name="T64_2" style:family="text">
      <style:text-properties fo:background-color="#fff2cc"/>
    </style:style>
    <style:style style:name="T64_3" style:family="text">
      <style:text-properties fo:background-color="#fff2cc"/>
    </style:style>
    <style:style style:name="T64_4" style:family="text">
      <style:text-properties fo:background-color="#fff2cc"/>
    </style:style>
    <style:style style:name="T64_5" style:family="text">
      <style:text-properties fo:background-color="#fff2cc"/>
    </style:style>
    <style:style style:name="T64_6" style:family="text">
      <style:text-properties fo:background-color="#fff2cc"/>
    </style:style>
    <style:style style:name="T64_7" style:family="text">
      <style:text-properties fo:background-color="#fff2cc"/>
    </style:style>
    <style:style style:name="T64_8" style:family="text">
      <style:text-properties fo:background-color="#fff2cc"/>
    </style:style>
    <style:style style:name="T64_9" style:family="text">
      <style:text-properties fo:background-color="#fff2cc"/>
    </style:style>
    <style:style style:name="T64_10" style:family="text">
      <style:text-properties fo:background-color="#fff2cc"/>
    </style:style>
    <style:style style:name="T64_11" style:family="text">
      <style:text-properties fo:background-color="#fff2cc"/>
    </style:style>
    <style:style style:name="T64_12" style:family="text">
      <style:text-properties fo:background-color="#fff2cc"/>
    </style:style>
    <style:style style:name="T64_13" style:family="text">
      <style:text-properties fo:background-color="#fff2cc"/>
    </style:style>
    <style:style style:name="T64_14" style:family="text">
      <style:text-properties fo:background-color="#fff2cc"/>
    </style:style>
    <style:style style:name="T64_15" style:family="text">
      <style:text-properties fo:background-color="#fff2cc"/>
    </style:style>
    <style:style style:name="T64_16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page" fo:line-height="115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fo:background-color="#fff2cc"/>
    </style:style>
    <style:style style:name="T69_2" style:family="text">
      <style:text-properties fo:background-color="#fff2cc"/>
    </style:style>
    <style:style style:name="T69_3" style:family="text">
      <style:text-properties fo:background-color="#fff2cc"/>
    </style:style>
    <style:style style:name="T69_4" style:family="text">
      <style:text-properties fo:background-color="#fff2cc"/>
    </style:style>
    <style:style style:name="T69_5" style:family="text">
      <style:text-properties fo:background-color="#fff2cc"/>
    </style:style>
    <style:style style:name="T69_6" style:family="text">
      <style:text-properties fo:background-color="#fff2cc"/>
    </style:style>
    <style:style style:name="T69_7" style:family="text">
      <style:text-properties fo:background-color="#fff2cc"/>
    </style:style>
    <style:style style:name="T69_8" style:family="text">
      <style:text-properties fo:background-color="#fff2cc"/>
    </style:style>
    <style:style style:name="T69_9" style:family="text">
      <style:text-properties fo:background-color="#fff2cc"/>
    </style:style>
    <style:style style:name="T69_10" style:family="text">
      <style:text-properties fo:background-color="#fff2cc"/>
    </style:style>
    <style:style style:name="T69_11" style:family="text">
      <style:text-properties fo:background-color="#fff2cc"/>
    </style:style>
    <style:style style:name="T69_12" style:family="text">
      <style:text-properties fo:background-color="#fff2cc"/>
    </style:style>
    <style:style style:name="T69_13" style:family="text">
      <style:text-properties fo:background-color="#fff2cc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background-color="#fff2cc"/>
    </style:style>
    <style:style style:name="T73_2" style:family="text">
      <style:text-properties fo:background-color="#fff2cc"/>
    </style:style>
    <style:style style:name="T73_3" style:family="text">
      <style:text-properties fo:background-color="#fff2cc"/>
    </style:style>
    <style:style style:name="T73_4" style:family="text">
      <style:text-properties fo:background-color="#fff2cc"/>
    </style:style>
    <style:style style:name="T73_5" style:family="text">
      <style:text-properties fo:background-color="#fff2cc"/>
    </style:style>
    <style:style style:name="T73_6" style:family="text">
      <style:text-properties fo:background-color="#fff2cc"/>
    </style:style>
    <style:style style:name="T73_7" style:family="text">
      <style:text-properties fo:background-color="#fff2cc"/>
    </style:style>
    <style:style style:name="T73_8" style:family="text">
      <style:text-properties fo:background-color="#fff2cc"/>
    </style:style>
    <style:style style:name="T73_9" style:family="text">
      <style:text-properties fo:background-color="#fff2cc"/>
    </style:style>
    <style:style style:name="T73_10" style:family="text">
      <style:text-properties fo:background-color="#fff2cc"/>
    </style:style>
    <style:style style:name="T73_11" style:family="text">
      <style:text-properties fo:background-color="#fff2cc"/>
    </style:style>
    <style:style style:name="T73_12" style:family="text">
      <style:text-properties fo:background-color="#fff2cc"/>
    </style:style>
    <style:style style:name="T73_13" style:family="text">
      <style:text-properties fo:background-color="#fff2cc"/>
    </style:style>
    <style:style style:name="T73_14" style:family="text"/>
    <style:style style:name="T73_15" style:family="text"/>
    <style:style style:name="T73_16" style:family="text"/>
    <style:style style:name="T73_17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fo:background-color="#fff2cc"/>
    </style:style>
    <style:style style:name="T74_2" style:family="text">
      <style:text-properties fo:background-color="#fff2cc"/>
    </style:style>
    <style:style style:name="T74_3" style:family="text">
      <style:text-properties fo:background-color="#fff2cc"/>
    </style:style>
    <style:style style:name="T74_4" style:family="text">
      <style:text-properties fo:background-color="#fff2cc"/>
    </style:style>
    <style:style style:name="T74_5" style:family="text">
      <style:text-properties fo:background-color="#fff2cc"/>
    </style:style>
    <style:style style:name="T74_6" style:family="text">
      <style:text-properties fo:background-color="#fff2cc"/>
    </style:style>
    <style:style style:name="T74_7" style:family="text">
      <style:text-properties fo:background-color="#fff2cc"/>
    </style:style>
    <style:style style:name="T74_8" style:family="text">
      <style:text-properties fo:background-color="#fff2cc"/>
    </style:style>
    <style:style style:name="T74_9" style:family="text">
      <style:text-properties fo:background-color="#fff2cc"/>
    </style:style>
    <style:style style:name="T74_10" style:family="text">
      <style:text-properties fo:background-color="#fff2cc"/>
    </style:style>
    <style:style style:name="T74_11" style:family="text">
      <style:text-properties fo:background-color="#fff2cc"/>
    </style:style>
    <style:style style:name="T74_12" style:family="text">
      <style:text-properties fo:background-color="#fff2cc"/>
    </style:style>
    <style:style style:name="T74_13" style:family="text">
      <style:text-properties fo:background-color="#fff2cc"/>
    </style:style>
    <style:style style:name="T74_14" style:family="text">
      <style:text-properties fo:background-color="#fff2cc"/>
    </style:style>
    <style:style style:name="T74_15" style:family="text">
      <style:text-properties fo:background-color="#fff2cc"/>
    </style:style>
    <style:style style:name="T74_16" style:family="text"/>
    <style:style style:name="T74_17" style:family="text"/>
    <style:style style:name="T74_18" style:family="text"/>
    <style:style style:name="T74_19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background-color="#fff2cc"/>
    </style:style>
    <style:style style:name="T75_2" style:family="text">
      <style:text-properties fo:background-color="#fff2cc"/>
    </style:style>
    <style:style style:name="T75_3" style:family="text">
      <style:text-properties fo:background-color="#fff2cc"/>
    </style:style>
    <style:style style:name="T75_4" style:family="text">
      <style:text-properties fo:background-color="#fff2cc"/>
    </style:style>
    <style:style style:name="T75_5" style:family="text">
      <style:text-properties fo:background-color="#fff2cc"/>
    </style:style>
    <style:style style:name="T75_6" style:family="text">
      <style:text-properties fo:background-color="#fff2cc"/>
    </style:style>
    <style:style style:name="T75_7" style:family="text">
      <style:text-properties fo:background-color="#fff2cc"/>
    </style:style>
    <style:style style:name="T75_8" style:family="text">
      <style:text-properties fo:background-color="#fff2cc"/>
    </style:style>
    <style:style style:name="T75_9" style:family="text">
      <style:text-properties fo:background-color="#fff2cc"/>
    </style:style>
    <style:style style:name="T75_10" style:family="text">
      <style:text-properties fo:background-color="#fff2cc"/>
    </style:style>
    <style:style style:name="T75_11" style:family="text">
      <style:text-properties fo:background-color="#fff2cc"/>
    </style:style>
    <style:style style:name="T75_12" style:family="text">
      <style:text-properties fo:background-color="#fff2cc"/>
    </style:style>
    <style:style style:name="T75_13" style:family="text">
      <style:text-properties fo:background-color="#fff2cc"/>
    </style:style>
    <style:style style:name="T75_14" style:family="text">
      <style:text-properties fo:background-color="#fff2cc"/>
    </style:style>
    <style:style style:name="T75_15" style:family="text">
      <style:text-properties fo:background-color="#fff2cc"/>
    </style:style>
    <style:style style:name="T75_16" style:family="text"/>
    <style:style style:name="T75_17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background-color="#fff2cc"/>
    </style:style>
    <style:style style:name="T76_2" style:family="text">
      <style:text-properties fo:background-color="#fff2cc"/>
    </style:style>
    <style:style style:name="T76_3" style:family="text">
      <style:text-properties fo:background-color="#fff2cc"/>
    </style:style>
    <style:style style:name="T76_4" style:family="text">
      <style:text-properties fo:background-color="#fff2cc"/>
    </style:style>
    <style:style style:name="T76_5" style:family="text">
      <style:text-properties fo:background-color="#fff2cc"/>
    </style:style>
    <style:style style:name="T76_6" style:family="text">
      <style:text-properties fo:background-color="#fff2cc"/>
    </style:style>
    <style:style style:name="T76_7" style:family="text">
      <style:text-properties fo:background-color="#fff2cc"/>
    </style:style>
    <style:style style:name="T76_8" style:family="text">
      <style:text-properties fo:background-color="#fff2cc"/>
    </style:style>
    <style:style style:name="T76_9" style:family="text">
      <style:text-properties fo:background-color="#fff2cc"/>
    </style:style>
    <style:style style:name="T76_10" style:family="text">
      <style:text-properties fo:background-color="#fff2cc"/>
    </style:style>
    <style:style style:name="T76_11" style:family="text">
      <style:text-properties fo:background-color="#fff2cc"/>
    </style:style>
    <style:style style:name="T76_12" style:family="text">
      <style:text-properties fo:background-color="#fff2cc"/>
    </style:style>
    <style:style style:name="T76_13" style:family="text">
      <style:text-properties fo:background-color="#fff2cc"/>
    </style:style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background-color="#fff2cc"/>
    </style:style>
    <style:style style:name="T78_2" style:family="text">
      <style:text-properties fo:background-color="#fff2cc"/>
    </style:style>
    <style:style style:name="T78_3" style:family="text">
      <style:text-properties fo:background-color="#fff2cc"/>
    </style:style>
    <style:style style:name="T78_4" style:family="text">
      <style:text-properties fo:background-color="#fff2cc"/>
    </style:style>
    <style:style style:name="T78_5" style:family="text">
      <style:text-properties fo:background-color="#fff2cc"/>
    </style:style>
    <style:style style:name="T78_6" style:family="text">
      <style:text-properties fo:background-color="#fff2cc"/>
    </style:style>
    <style:style style:name="T78_7" style:family="text">
      <style:text-properties fo:background-color="#fff2cc"/>
    </style:style>
    <style:style style:name="T78_8" style:family="text">
      <style:text-properties fo:background-color="#fff2cc"/>
    </style:style>
    <style:style style:name="T78_9" style:family="text">
      <style:text-properties fo:background-color="#fff2cc"/>
    </style:style>
    <style:style style:name="T78_10" style:family="text">
      <style:text-properties fo:background-color="#fff2cc"/>
    </style:style>
    <style:style style:name="T78_11" style:family="text">
      <style:text-properties fo:background-color="#fff2cc"/>
    </style:style>
    <style:style style:name="T78_12" style:family="text">
      <style:text-properties fo:background-color="#fff2cc"/>
    </style:style>
    <style:style style:name="T78_13" style:family="text">
      <style:text-properties fo:background-color="#fff2cc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background-color="#fff2cc"/>
    </style:style>
    <style:style style:name="T80_2" style:family="text">
      <style:text-properties fo:background-color="#fff2cc"/>
    </style:style>
    <style:style style:name="T80_3" style:family="text">
      <style:text-properties fo:background-color="#fff2cc"/>
    </style:style>
    <style:style style:name="T80_4" style:family="text">
      <style:text-properties fo:background-color="#fff2cc"/>
    </style:style>
    <style:style style:name="T80_5" style:family="text">
      <style:text-properties fo:background-color="#fff2cc"/>
    </style:style>
    <style:style style:name="T80_6" style:family="text">
      <style:text-properties fo:background-color="#fff2cc"/>
    </style:style>
    <style:style style:name="T80_7" style:family="text">
      <style:text-properties fo:background-color="#fff2cc"/>
    </style:style>
    <style:style style:name="T80_8" style:family="text">
      <style:text-properties fo:background-color="#fff2cc"/>
    </style:style>
    <style:style style:name="T80_9" style:family="text">
      <style:text-properties fo:background-color="#fff2cc"/>
    </style:style>
    <style:style style:name="T80_10" style:family="text">
      <style:text-properties fo:background-color="#fff2cc"/>
    </style:style>
    <style:style style:name="T80_11" style:family="text">
      <style:text-properties fo:background-color="#fff2cc"/>
    </style:style>
    <style:style style:name="T80_12" style:family="text">
      <style:text-properties fo:background-color="#fff2cc"/>
    </style:style>
    <style:style style:name="T80_13" style:family="text">
      <style:text-properties fo:background-color="#fff2cc"/>
    </style:style>
    <style:style style:name="T80_14" style:family="text">
      <style:text-properties fo:background-color="#fff2cc"/>
    </style:style>
    <style:style style:name="T80_15" style:family="text">
      <style:text-properties fo:background-color="#fff2cc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background-color="#fff2cc"/>
    </style:style>
    <style:style style:name="T83_2" style:family="text">
      <style:text-properties fo:background-color="#fff2cc"/>
    </style:style>
    <style:style style:name="T83_3" style:family="text">
      <style:text-properties fo:background-color="#fff2cc"/>
    </style:style>
    <style:style style:name="T83_4" style:family="text">
      <style:text-properties fo:background-color="#fff2cc"/>
    </style:style>
    <style:style style:name="T83_5" style:family="text">
      <style:text-properties fo:background-color="#fff2cc"/>
    </style:style>
    <style:style style:name="T83_6" style:family="text">
      <style:text-properties fo:background-color="#fff2cc"/>
    </style:style>
    <style:style style:name="T83_7" style:family="text">
      <style:text-properties fo:background-color="#fff2cc"/>
    </style:style>
    <style:style style:name="T83_8" style:family="text">
      <style:text-properties fo:background-color="#fff2cc"/>
    </style:style>
    <style:style style:name="T83_9" style:family="text">
      <style:text-properties fo:background-color="#fff2cc"/>
    </style:style>
    <style:style style:name="T83_10" style:family="text">
      <style:text-properties fo:background-color="#fff2cc"/>
    </style:style>
    <style:style style:name="T83_11" style:family="text">
      <style:text-properties fo:background-color="#fff2cc"/>
    </style:style>
    <style:style style:name="T83_12" style:family="text">
      <style:text-properties fo:background-color="#fff2cc"/>
    </style:style>
    <style:style style:name="T83_13" style:family="text">
      <style:text-properties fo:background-color="#fff2cc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background-color="#fff2cc"/>
    </style:style>
    <style:style style:name="T85_2" style:family="text">
      <style:text-properties fo:background-color="#fff2cc"/>
    </style:style>
    <style:style style:name="T85_3" style:family="text">
      <style:text-properties fo:background-color="#fff2cc"/>
    </style:style>
    <style:style style:name="T85_4" style:family="text">
      <style:text-properties fo:background-color="#fff2cc"/>
    </style:style>
    <style:style style:name="T85_5" style:family="text">
      <style:text-properties fo:background-color="#fff2cc"/>
    </style:style>
    <style:style style:name="T85_6" style:family="text">
      <style:text-properties fo:background-color="#fff2cc"/>
    </style:style>
    <style:style style:name="T85_7" style:family="text">
      <style:text-properties fo:background-color="#fff2cc"/>
    </style:style>
    <style:style style:name="T85_8" style:family="text">
      <style:text-properties fo:background-color="#fff2cc"/>
    </style:style>
    <style:style style:name="T85_9" style:family="text">
      <style:text-properties fo:background-color="#fff2cc"/>
    </style:style>
    <style:style style:name="T85_10" style:family="text">
      <style:text-properties fo:background-color="#fff2cc"/>
    </style:style>
    <style:style style:name="T85_11" style:family="text">
      <style:text-properties fo:background-color="#fff2cc"/>
    </style:style>
    <style:style style:name="T85_12" style:family="text">
      <style:text-properties fo:background-color="#fff2cc"/>
    </style:style>
    <style:style style:name="T85_13" style:family="text">
      <style:text-properties fo:background-color="#fff2cc"/>
    </style:style>
    <style:style style:name="P86" style:family="paragraph" style:parent-style-name="Standard">
      <style:paragraph-properties fo:break-before="page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>
      <style:text-properties fo:font-size="14pt" style:font-size-asian="14pt" style:font-size-complex="14pt"/>
    </style:style>
    <style:style style:name="T86_18" style:family="text">
      <style:text-properties fo:font-size="14pt" style:font-size-asian="14pt" style:font-size-complex="14pt"/>
    </style:style>
    <style:style style:name="T86_19" style:family="text">
      <style:text-properties fo:font-size="14pt" style:font-size-asian="14pt" style:font-size-complex="14pt"/>
    </style:style>
    <style:style style:name="T86_20" style:family="text">
      <style:text-properties fo:font-size="14pt" style:font-size-asian="14pt" style:font-size-complex="14pt"/>
    </style:style>
    <style:style style:name="T86_21" style:family="text">
      <style:text-properties fo:font-size="14pt" style:font-size-asian="14pt" style:font-size-complex="14pt"/>
    </style:style>
    <style:style style:name="T86_22" style:family="text">
      <style:text-properties fo:font-size="14pt" style:font-size-asian="14pt" style:font-size-complex="14pt"/>
    </style:style>
    <style:style style:name="T86_23" style:family="text">
      <style:text-properties fo:font-size="14pt" style:font-size-asian="14pt" style:font-size-complex="14pt"/>
    </style:style>
    <style:style style:name="T86_24" style:family="text">
      <style:text-properties fo:font-size="14pt" style:font-size-asian="14pt" style:font-size-complex="14pt"/>
    </style:style>
    <style:style style:name="T86_25" style:family="text">
      <style:text-properties fo:font-size="14pt" style:font-size-asian="14pt" style:font-size-complex="14pt"/>
    </style:style>
    <style:style style:name="T86_26" style:family="text"/>
    <style:style style:name="T86_27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T87_144" style:family="text"/>
    <style:style style:name="T87_145" style:family="text"/>
    <style:style style:name="T87_146" style:family="text"/>
    <style:style style:name="T87_147" style:family="text"/>
    <style:style style:name="T87_148" style:family="text"/>
    <style:style style:name="T87_149" style:family="text"/>
    <style:style style:name="T87_150" style:family="text"/>
    <style:style style:name="T87_151" style:family="text"/>
    <style:style style:name="T87_152" style:family="text"/>
    <style:style style:name="T87_153" style:family="text"/>
    <style:style style:name="T87_154" style:family="text"/>
    <style:style style:name="T87_155" style:family="text"/>
    <style:style style:name="T87_156" style:family="text"/>
    <style:style style:name="T87_157" style:family="text"/>
    <style:style style:name="T87_158" style:family="text"/>
    <style:style style:name="T87_159" style:family="text"/>
    <style:style style:name="T87_160" style:family="text"/>
    <style:style style:name="T87_161" style:family="text"/>
    <style:style style:name="T87_162" style:family="text"/>
    <style:style style:name="T87_163" style:family="text"/>
    <style:style style:name="T87_164" style:family="text"/>
    <style:style style:name="T87_165" style:family="text"/>
    <style:style style:name="T87_166" style:family="text"/>
    <style:style style:name="T87_167" style:family="text"/>
    <style:style style:name="T87_168" style:family="text"/>
    <style:style style:name="T87_169" style:family="text"/>
    <style:style style:name="T87_170" style:family="text"/>
    <style:style style:name="T87_171" style:family="text"/>
    <style:style style:name="T87_172" style:family="text"/>
    <style:style style:name="T87_173" style:family="text"/>
    <style:style style:name="T87_174" style:family="text"/>
    <style:style style:name="T87_175" style:family="text"/>
    <style:style style:name="T87_176" style:family="text"/>
    <style:style style:name="T87_177" style:family="text"/>
    <style:style style:name="T87_178" style:family="text"/>
    <style:style style:name="T87_179" style:family="text"/>
    <style:style style:name="T87_180" style:family="text"/>
    <style:style style:name="T87_181" style:family="text"/>
    <style:style style:name="T87_182" style:family="text"/>
    <style:style style:name="T87_183" style:family="text"/>
    <style:style style:name="T87_184" style:family="text"/>
    <style:style style:name="T87_185" style:family="text"/>
    <style:style style:name="T87_186" style:family="text"/>
    <style:style style:name="T87_187" style:family="text"/>
    <style:style style:name="T87_188" style:family="text"/>
    <style:style style:name="T87_189" style:family="text"/>
    <style:style style:name="T87_190" style:family="text"/>
    <style:style style:name="T87_191" style:family="text"/>
    <style:style style:name="T87_192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>
      <style:text-properties fo:background-color="#fff2cc"/>
    </style:style>
    <style:style style:name="T88_26" style:family="text">
      <style:text-properties fo:background-color="#fff2cc"/>
    </style:style>
    <style:style style:name="T88_27" style:family="text">
      <style:text-properties fo:background-color="#fff2cc"/>
    </style:style>
    <style:style style:name="T88_28" style:family="text">
      <style:text-properties fo:background-color="#fff2cc"/>
    </style:style>
    <style:style style:name="T88_29" style:family="text">
      <style:text-properties fo:background-color="#fff2cc"/>
    </style:style>
    <style:style style:name="T88_30" style:family="text">
      <style:text-properties fo:background-color="#fff2cc"/>
    </style:style>
    <style:style style:name="T88_31" style:family="text">
      <style:text-properties fo:background-color="#fff2cc"/>
    </style:style>
    <style:style style:name="T88_32" style:family="text">
      <style:text-properties fo:background-color="#fff2cc"/>
    </style:style>
    <style:style style:name="T88_33" style:family="text">
      <style:text-properties fo:background-color="#fff2cc"/>
    </style:style>
    <style:style style:name="T88_34" style:family="text">
      <style:text-properties fo:background-color="#fff2cc"/>
    </style:style>
    <style:style style:name="T88_35" style:family="text">
      <style:text-properties fo:background-color="#fff2cc"/>
    </style:style>
    <style:style style:name="T88_36" style:family="text">
      <style:text-properties fo:background-color="#fff2cc"/>
    </style:style>
    <style:style style:name="T88_37" style:family="text">
      <style:text-properties fo:background-color="#fff2cc"/>
    </style:style>
    <style:style style:name="T88_38" style:family="text">
      <style:text-properties fo:background-color="#fff2cc"/>
    </style:style>
    <style:style style:name="T88_39" style:family="text">
      <style:text-properties fo:background-color="#fff2cc"/>
    </style:style>
    <style:style style:name="T88_40" style:family="text">
      <style:text-properties fo:background-color="#fff2cc"/>
    </style:style>
    <style:style style:name="T88_41" style:family="text">
      <style:text-properties fo:background-color="#fff2cc"/>
    </style:style>
    <style:style style:name="T88_42" style:family="text">
      <style:text-properties fo:background-color="#fff2cc"/>
    </style:style>
    <style:style style:name="T88_43" style:family="text">
      <style:text-properties fo:background-color="#fff2cc"/>
    </style:style>
    <style:style style:name="T88_44" style:family="text">
      <style:text-properties fo:background-color="#fff2cc"/>
    </style:style>
    <style:style style:name="T88_45" style:family="text">
      <style:text-properties fo:background-color="#fff2cc"/>
    </style:style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>
      <style:text-properties fo:background-color="#fff2cc"/>
    </style:style>
    <style:style style:name="T88_78" style:family="text">
      <style:text-properties fo:background-color="#fff2cc"/>
    </style:style>
    <style:style style:name="T88_79" style:family="text">
      <style:text-properties fo:background-color="#fff2cc"/>
    </style:style>
    <style:style style:name="T88_80" style:family="text">
      <style:text-properties fo:background-color="#fff2cc"/>
    </style:style>
    <style:style style:name="T88_81" style:family="text"/>
    <style:style style:name="T88_82" style:family="text">
      <style:text-properties fo:background-color="#fff2cc" fo:color="#1155cc" style:text-underline-style="solid" style:text-underline-color="font-color"/>
    </style:style>
    <style:style style:name="T88_83" style:family="text"/>
    <style:style style:name="T88_84" style:family="text">
      <style:text-properties fo:background-color="#fff2cc" fo:color="#1155cc" style:text-underline-style="solid" style:text-underline-color="font-color"/>
    </style:style>
    <style:style style:name="T88_85" style:family="text"/>
    <style:style style:name="T88_86" style:family="text">
      <style:text-properties fo:background-color="#fff2cc" fo:color="#1155cc" style:text-underline-style="solid" style:text-underline-color="font-color"/>
    </style:style>
    <style:style style:name="T88_87" style:family="text"/>
    <style:style style:name="T88_88" style:family="text">
      <style:text-properties fo:background-color="#fff2cc" fo:color="#1155cc" style:text-underline-style="solid" style:text-underline-color="font-color"/>
    </style:style>
    <style:style style:name="T88_89" style:family="text"/>
    <style:style style:name="T88_90" style:family="text">
      <style:text-properties fo:background-color="#fff2cc" fo:color="#1155cc" style:text-underline-style="solid" style:text-underline-color="font-color"/>
    </style:style>
    <style:style style:name="T88_91" style:family="text"/>
    <style:style style:name="T88_92" style:family="text">
      <style:text-properties fo:background-color="#fff2cc" fo:color="#1155cc" style:text-underline-style="solid" style:text-underline-color="font-color"/>
    </style:style>
    <style:style style:name="T88_93" style:family="text"/>
    <style:style style:name="T88_94" style:family="text">
      <style:text-properties fo:background-color="#fff2cc" fo:color="#1155cc" style:text-underline-style="solid" style:text-underline-color="font-color"/>
    </style:style>
    <style:style style:name="T88_95" style:family="text"/>
    <style:style style:name="T88_96" style:family="text">
      <style:text-properties fo:background-color="#fff2cc" fo:color="#1155cc" style:text-underline-style="solid" style:text-underline-color="font-color"/>
    </style:style>
    <style:style style:name="T88_97" style:family="text"/>
    <style:style style:name="T88_98" style:family="text">
      <style:text-properties fo:background-color="#fff2cc" fo:color="#1155cc" style:text-underline-style="solid" style:text-underline-color="font-color"/>
    </style:style>
    <style:style style:name="T88_99" style:family="text"/>
    <style:style style:name="T88_100" style:family="text">
      <style:text-properties fo:background-color="#fff2cc" fo:color="#1155cc" style:text-underline-style="solid" style:text-underline-color="font-color"/>
    </style:style>
    <style:style style:name="T88_101" style:family="text"/>
    <style:style style:name="T88_102" style:family="text">
      <style:text-properties fo:background-color="#fff2cc" fo:color="#1155cc" style:text-underline-style="solid" style:text-underline-color="font-color"/>
    </style:style>
    <style:style style:name="T88_103" style:family="text"/>
    <style:style style:name="T88_104" style:family="text">
      <style:text-properties fo:background-color="#fff2cc" fo:color="#1155cc" style:text-underline-style="solid" style:text-underline-color="font-color"/>
    </style:style>
    <style:style style:name="T88_105" style:family="text"/>
    <style:style style:name="T88_106" style:family="text">
      <style:text-properties fo:background-color="#fff2cc" fo:color="#1155cc" style:text-underline-style="solid" style:text-underline-color="font-color"/>
    </style:style>
    <style:style style:name="T88_107" style:family="text"/>
    <style:style style:name="T88_108" style:family="text">
      <style:text-properties fo:background-color="#fff2cc" fo:color="#1155cc" style:text-underline-style="solid" style:text-underline-color="font-color"/>
    </style:style>
    <style:style style:name="T88_109" style:family="text"/>
    <style:style style:name="T88_110" style:family="text">
      <style:text-properties fo:background-color="#fff2cc" fo:color="#1155cc" style:text-underline-style="solid" style:text-underline-color="font-color"/>
    </style:style>
    <style:style style:name="T88_111" style:family="text"/>
    <style:style style:name="T88_112" style:family="text">
      <style:text-properties fo:background-color="#fff2cc" fo:color="#1155cc" style:text-underline-style="solid" style:text-underline-color="font-color"/>
    </style:style>
    <style:style style:name="T88_113" style:family="text"/>
    <style:style style:name="T88_114" style:family="text">
      <style:text-properties fo:background-color="#fff2cc" fo:color="#1155cc" style:text-underline-style="solid" style:text-underline-color="font-color"/>
    </style:style>
    <style:style style:name="T88_115" style:family="text">
      <style:text-properties fo:background-color="#fff2cc"/>
    </style:style>
    <style:style style:name="T88_116" style:family="text">
      <style:text-properties fo:background-color="#fff2cc"/>
    </style:style>
    <style:style style:name="T88_117" style:family="text">
      <style:text-properties fo:background-color="#fff2cc"/>
    </style:style>
    <style:style style:name="T88_118" style:family="text">
      <style:text-properties fo:background-color="#fff2cc"/>
    </style:style>
    <style:style style:name="T88_119" style:family="text">
      <style:text-properties fo:background-color="#fff2cc"/>
    </style:style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T88_130" style:family="text"/>
    <style:style style:name="T88_131" style:family="text"/>
    <style:style style:name="T88_132" style:family="text"/>
    <style:style style:name="T88_133" style:family="text"/>
    <style:style style:name="T88_134" style:family="text"/>
    <style:style style:name="T88_135" style:family="text"/>
    <style:style style:name="T88_136" style:family="text"/>
    <style:style style:name="T88_137" style:family="text"/>
    <style:style style:name="T88_138" style:family="text"/>
    <style:style style:name="T88_139" style:family="text"/>
    <style:style style:name="T88_140" style:family="text"/>
    <style:style style:name="T88_141" style:family="text"/>
    <style:style style:name="T88_142" style:family="text"/>
    <style:style style:name="T88_143" style:family="text"/>
    <style:style style:name="T88_144" style:family="text"/>
    <style:style style:name="T88_145" style:family="text"/>
    <style:style style:name="T88_146" style:family="text"/>
    <style:style style:name="T88_147" style:family="text"/>
    <style:style style:name="T88_148" style:family="text"/>
    <style:style style:name="T88_149" style:family="text"/>
    <style:style style:name="T88_150" style:family="text"/>
    <style:style style:name="T88_151" style:family="text"/>
    <style:style style:name="T88_152" style:family="text"/>
    <style:style style:name="T88_153" style:family="text"/>
    <style:style style:name="T88_154" style:family="text"/>
    <style:style style:name="T88_155" style:family="text"/>
    <style:style style:name="T88_156" style:family="text"/>
    <style:style style:name="T88_157" style:family="text"/>
    <style:style style:name="T88_158" style:family="text"/>
    <style:style style:name="T88_159" style:family="text"/>
    <style:style style:name="T88_160" style:family="text"/>
    <style:style style:name="T88_161" style:family="text"/>
    <style:style style:name="T88_162" style:family="text"/>
    <style:style style:name="T88_163" style:family="text"/>
    <style:style style:name="T88_164" style:family="text"/>
    <style:style style:name="T88_165" style:family="text"/>
    <style:style style:name="T88_166" style:family="text"/>
    <style:style style:name="T88_167" style:family="text"/>
    <style:style style:name="T88_168" style:family="text"/>
    <style:style style:name="T88_169" style:family="text"/>
    <style:style style:name="T88_170" style:family="text"/>
    <style:style style:name="T88_171" style:family="text"/>
    <style:style style:name="T88_172" style:family="text"/>
    <style:style style:name="T88_173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background-color="#fff2cc"/>
    </style:style>
    <style:style style:name="T91_2" style:family="text">
      <style:text-properties fo:background-color="#fff2cc"/>
    </style:style>
    <style:style style:name="T91_3" style:family="text">
      <style:text-properties fo:background-color="#fff2cc"/>
    </style:style>
    <style:style style:name="T91_4" style:family="text">
      <style:text-properties fo:background-color="#fff2cc"/>
    </style:style>
    <style:style style:name="T91_5" style:family="text">
      <style:text-properties fo:background-color="#fff2cc"/>
    </style:style>
    <style:style style:name="T91_6" style:family="text">
      <style:text-properties fo:background-color="#fff2cc"/>
    </style:style>
    <style:style style:name="T91_7" style:family="text">
      <style:text-properties fo:background-color="#fff2cc"/>
    </style:style>
    <style:style style:name="T91_8" style:family="text">
      <style:text-properties fo:background-color="#fff2cc"/>
    </style:style>
    <style:style style:name="T91_9" style:family="text">
      <style:text-properties fo:background-color="#fff2cc"/>
    </style:style>
    <style:style style:name="T91_10" style:family="text">
      <style:text-properties fo:background-color="#fff2cc"/>
    </style:style>
    <style:style style:name="T91_11" style:family="text">
      <style:text-properties fo:background-color="#fff2cc"/>
    </style:style>
    <style:style style:name="T91_12" style:family="text">
      <style:text-properties fo:background-color="#fff2cc"/>
    </style:style>
    <style:style style:name="T91_13" style:family="text">
      <style:text-properties fo:background-color="#fff2cc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background-color="#fff2cc"/>
    </style:style>
    <style:style style:name="T92_2" style:family="text">
      <style:text-properties fo:background-color="#fff2cc"/>
    </style:style>
    <style:style style:name="T92_3" style:family="text">
      <style:text-properties fo:background-color="#fff2cc"/>
    </style:style>
    <style:style style:name="T92_4" style:family="text">
      <style:text-properties fo:background-color="#fff2cc"/>
    </style:style>
    <style:style style:name="T92_5" style:family="text">
      <style:text-properties fo:background-color="#fff2cc"/>
    </style:style>
    <style:style style:name="T92_6" style:family="text">
      <style:text-properties fo:background-color="#fff2cc"/>
    </style:style>
    <style:style style:name="T92_7" style:family="text">
      <style:text-properties fo:background-color="#fff2cc"/>
    </style:style>
    <style:style style:name="T92_8" style:family="text">
      <style:text-properties fo:background-color="#fff2cc"/>
    </style:style>
    <style:style style:name="T92_9" style:family="text">
      <style:text-properties fo:background-color="#fff2cc"/>
    </style:style>
    <style:style style:name="T92_10" style:family="text">
      <style:text-properties fo:background-color="#fff2cc"/>
    </style:style>
    <style:style style:name="T92_11" style:family="text">
      <style:text-properties fo:background-color="#fff2cc"/>
    </style:style>
    <style:style style:name="T92_12" style:family="text">
      <style:text-properties fo:background-color="#fff2cc"/>
    </style:style>
    <style:style style:name="T92_13" style:family="text">
      <style:text-properties fo:background-color="#fff2cc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background-color="#fff2cc"/>
    </style:style>
    <style:style style:name="T93_2" style:family="text">
      <style:text-properties fo:background-color="#fff2cc"/>
    </style:style>
    <style:style style:name="T93_3" style:family="text">
      <style:text-properties fo:background-color="#fff2cc"/>
    </style:style>
    <style:style style:name="T93_4" style:family="text">
      <style:text-properties fo:background-color="#fff2cc"/>
    </style:style>
    <style:style style:name="T93_5" style:family="text">
      <style:text-properties fo:background-color="#fff2cc"/>
    </style:style>
    <style:style style:name="T93_6" style:family="text">
      <style:text-properties fo:background-color="#fff2cc"/>
    </style:style>
    <style:style style:name="T93_7" style:family="text">
      <style:text-properties fo:background-color="#fff2cc"/>
    </style:style>
    <style:style style:name="T93_8" style:family="text">
      <style:text-properties fo:background-color="#fff2cc"/>
    </style:style>
    <style:style style:name="T93_9" style:family="text">
      <style:text-properties fo:background-color="#fff2cc"/>
    </style:style>
    <style:style style:name="T93_10" style:family="text">
      <style:text-properties fo:background-color="#fff2cc"/>
    </style:style>
    <style:style style:name="T93_11" style:family="text">
      <style:text-properties fo:background-color="#fff2cc"/>
    </style:style>
    <style:style style:name="T93_12" style:family="text">
      <style:text-properties fo:background-color="#fff2cc"/>
    </style:style>
    <style:style style:name="T93_13" style:family="text">
      <style:text-properties fo:background-color="#fff2cc"/>
    </style:style>
    <style:style style:name="T93_14" style:family="text">
      <style:text-properties fo:background-color="#fff2cc"/>
    </style:style>
    <style:style style:name="T93_15" style:family="text">
      <style:text-properties fo:background-color="#fff2cc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background-color="#fff2cc"/>
    </style:style>
    <style:style style:name="T95_2" style:family="text">
      <style:text-properties fo:background-color="#fff2cc"/>
    </style:style>
    <style:style style:name="T95_3" style:family="text">
      <style:text-properties fo:background-color="#fff2cc"/>
    </style:style>
    <style:style style:name="T95_4" style:family="text">
      <style:text-properties fo:background-color="#fff2cc"/>
    </style:style>
    <style:style style:name="T95_5" style:family="text">
      <style:text-properties fo:background-color="#fff2cc"/>
    </style:style>
    <style:style style:name="T95_6" style:family="text">
      <style:text-properties fo:background-color="#fff2cc"/>
    </style:style>
    <style:style style:name="T95_7" style:family="text">
      <style:text-properties fo:background-color="#fff2cc"/>
    </style:style>
    <style:style style:name="T95_8" style:family="text">
      <style:text-properties fo:background-color="#fff2cc"/>
    </style:style>
    <style:style style:name="T95_9" style:family="text">
      <style:text-properties fo:background-color="#fff2cc"/>
    </style:style>
    <style:style style:name="T95_10" style:family="text">
      <style:text-properties fo:background-color="#fff2cc"/>
    </style:style>
    <style:style style:name="T95_11" style:family="text">
      <style:text-properties fo:background-color="#fff2cc"/>
    </style:style>
    <style:style style:name="T95_12" style:family="text">
      <style:text-properties fo:background-color="#fff2cc"/>
    </style:style>
    <style:style style:name="T95_13" style:family="text">
      <style:text-properties fo:background-color="#fff2cc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background-color="#fff2cc"/>
    </style:style>
    <style:style style:name="T96_2" style:family="text">
      <style:text-properties fo:background-color="#fff2cc"/>
    </style:style>
    <style:style style:name="T96_3" style:family="text">
      <style:text-properties fo:background-color="#fff2cc"/>
    </style:style>
    <style:style style:name="T96_4" style:family="text">
      <style:text-properties fo:background-color="#fff2cc"/>
    </style:style>
    <style:style style:name="T96_5" style:family="text">
      <style:text-properties fo:background-color="#fff2cc"/>
    </style:style>
    <style:style style:name="T96_6" style:family="text">
      <style:text-properties fo:background-color="#fff2cc"/>
    </style:style>
    <style:style style:name="T96_7" style:family="text">
      <style:text-properties fo:background-color="#fff2cc"/>
    </style:style>
    <style:style style:name="T96_8" style:family="text">
      <style:text-properties fo:background-color="#fff2cc"/>
    </style:style>
    <style:style style:name="T96_9" style:family="text">
      <style:text-properties fo:background-color="#fff2cc"/>
    </style:style>
    <style:style style:name="T96_10" style:family="text">
      <style:text-properties fo:background-color="#fff2cc"/>
    </style:style>
    <style:style style:name="T96_11" style:family="text">
      <style:text-properties fo:background-color="#fff2cc"/>
    </style:style>
    <style:style style:name="T96_12" style:family="text">
      <style:text-properties fo:background-color="#fff2cc"/>
    </style:style>
    <style:style style:name="T96_13" style:family="text">
      <style:text-properties fo:background-color="#fff2cc"/>
    </style:style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>
      <style:text-properties fo:background-color="#fff2cc"/>
    </style:style>
    <style:style style:name="T97_2" style:family="text">
      <style:text-properties fo:background-color="#fff2cc"/>
    </style:style>
    <style:style style:name="T97_3" style:family="text">
      <style:text-properties fo:background-color="#fff2cc"/>
    </style:style>
    <style:style style:name="T97_4" style:family="text">
      <style:text-properties fo:background-color="#fff2cc"/>
    </style:style>
    <style:style style:name="T97_5" style:family="text">
      <style:text-properties fo:background-color="#fff2cc"/>
    </style:style>
    <style:style style:name="T97_6" style:family="text">
      <style:text-properties fo:background-color="#fff2cc"/>
    </style:style>
    <style:style style:name="T97_7" style:family="text">
      <style:text-properties fo:background-color="#fff2cc"/>
    </style:style>
    <style:style style:name="T97_8" style:family="text">
      <style:text-properties fo:background-color="#fff2cc"/>
    </style:style>
    <style:style style:name="T97_9" style:family="text">
      <style:text-properties fo:background-color="#fff2cc"/>
    </style:style>
    <style:style style:name="T97_10" style:family="text">
      <style:text-properties fo:background-color="#fff2cc"/>
    </style:style>
    <style:style style:name="T97_11" style:family="text">
      <style:text-properties fo:background-color="#fff2cc"/>
    </style:style>
    <style:style style:name="T97_12" style:family="text">
      <style:text-properties fo:background-color="#fff2cc"/>
    </style:style>
    <style:style style:name="T97_13" style:family="text">
      <style:text-properties fo:background-color="#fff2cc"/>
    </style:style>
    <style:style style:name="P98" style:family="paragraph" style:parent-style-name="Standard">
      <style:paragraph-properties fo:break-before="auto" fo:text-indent="0cm" fo:line-height="115%" fo:margin-left="1.27cm" style:writing-mode="lr-tb"/>
      <style:text-properties fo:background-color="#fff2cc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P102" style:family="paragraph" style:parent-style-name="Standard">
      <style:paragraph-properties fo:break-before="page" fo:text-indent="0cm" fo:line-height="115%" fo:margin-left="1.27cm" style:writing-mode="lr-tb"/>
    </style:style>
    <style:style style:name="T102_1" style:family="text"/>
    <style:style style:name="P103" style:family="paragraph" style:parent-style-name="Standard">
      <style:paragraph-properties fo:break-before="auto" fo:text-indent="0cm" fo:line-height="115%" fo:margin-left="1.508cm" style:writing-mode="lr-tb"/>
    </style:style>
    <style:style style:name="T103_1" style:family="text">
      <style:text-properties fo:font-size="14pt" style:font-size-asian="14pt" style:font-size-complex="14pt"/>
    </style:style>
    <style:style style:name="T103_2" style:family="text">
      <style:text-properties fo:font-size="14pt" style:font-size-asian="14pt" style:font-size-complex="14pt"/>
    </style:style>
    <style:style style:name="T103_3" style:family="text">
      <style:text-properties fo:font-size="14pt" style:font-size-asian="14pt" style:font-size-complex="14pt"/>
    </style:style>
    <style:style style:name="T103_4" style:family="text">
      <style:text-properties fo:font-size="14pt" style:font-size-asian="14pt" style:font-size-complex="14pt"/>
    </style:style>
    <style:style style:name="T103_5" style:family="text">
      <style:text-properties fo:font-size="14pt" style:font-size-asian="14pt" style:font-size-complex="14pt"/>
    </style:style>
    <style:style style:name="T103_6" style:family="text">
      <style:text-properties fo:font-size="14pt" style:font-size-asian="14pt" style:font-size-complex="14pt"/>
    </style:style>
    <style:style style:name="T103_7" style:family="text">
      <style:text-properties fo:font-size="14pt" style:font-size-asian="14pt" style:font-size-complex="14pt"/>
    </style:style>
    <style:style style:name="T103_8" style:family="text">
      <style:text-properties fo:font-size="14pt" style:font-size-asian="14pt" style:font-size-complex="14pt"/>
    </style:style>
    <style:style style:name="T103_9" style:family="text">
      <style:text-properties fo:font-size="14pt" style:font-size-asian="14pt" style:font-size-complex="14pt"/>
    </style:style>
    <style:style style:name="T103_10" style:family="text">
      <style:text-properties fo:font-size="14pt" style:font-size-asian="14pt" style:font-size-complex="14pt"/>
    </style:style>
    <style:style style:name="T103_11" style:family="text">
      <style:text-properties fo:font-size="14pt" style:font-size-asian="14pt" style:font-size-complex="14pt"/>
    </style:style>
    <style:style style:name="T103_12" style:family="text"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background-color="#fff2cc" fo:font-size="12pt" style:font-size-asian="12pt" style:font-size-complex="12pt"/>
    </style:style>
    <style:style style:name="T104_10" style:family="text">
      <style:text-properties fo:background-color="#fff2cc" fo:font-size="12pt" style:font-size-asian="12pt" style:font-size-complex="12pt"/>
    </style:style>
    <style:style style:name="T104_11" style:family="text">
      <style:text-properties fo:background-color="#fff2cc" fo:font-size="12pt" style:font-size-asian="12pt" style:font-size-complex="12pt"/>
    </style:style>
    <style:style style:name="T104_12" style:family="text">
      <style:text-properties fo:background-color="#fff2cc" fo:font-size="12pt" style:font-size-asian="12pt" style:font-size-complex="12pt"/>
    </style:style>
    <style:style style:name="T104_13" style:family="text">
      <style:text-properties fo:background-color="#fff2cc" fo:font-size="12pt" style:font-size-asian="12pt" style:font-size-complex="12pt"/>
    </style:style>
    <style:style style:name="T104_14" style:family="text">
      <style:text-properties fo:background-color="#fff2cc" fo:font-size="12pt" style:font-size-asian="12pt" style:font-size-complex="12pt"/>
    </style:style>
    <style:style style:name="T104_15" style:family="text">
      <style:text-properties fo:background-color="#fff2cc"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background-color="#fff2cc" fo:font-size="12pt" style:font-size-asian="12pt" style:font-size-complex="12pt"/>
    </style:style>
    <style:style style:name="T105_16" style:family="text">
      <style:text-properties fo:background-color="#fff2cc" fo:font-size="12pt" style:font-size-asian="12pt" style:font-size-complex="12pt"/>
    </style:style>
    <style:style style:name="T105_17" style:family="text">
      <style:text-properties fo:background-color="#fff2cc" fo:font-size="12pt" style:font-size-asian="12pt" style:font-size-complex="12pt"/>
    </style:style>
    <style:style style:name="T105_18" style:family="text">
      <style:text-properties fo:background-color="#fff2cc" fo:font-size="12pt" style:font-size-asian="12pt" style:font-size-complex="12pt"/>
    </style:style>
    <style:style style:name="T105_19" style:family="text">
      <style:text-properties fo:background-color="#fff2cc" fo:font-size="12pt" style:font-size-asian="12pt" style:font-size-complex="12pt"/>
    </style:style>
    <style:style style:name="T105_20" style:family="text">
      <style:text-properties fo:background-color="#fff2cc" fo:font-size="12pt" style:font-size-asian="12pt" style:font-size-complex="12pt"/>
    </style:style>
    <style:style style:name="T105_21" style:family="text">
      <style:text-properties fo:background-color="#fff2cc" fo:font-size="12pt" style:font-size-asian="12pt" style:font-size-complex="12pt"/>
    </style:style>
    <style:style style:name="T105_22" style:family="text">
      <style:text-properties fo:background-color="#fff2cc" fo:font-size="12pt" style:font-size-asian="12pt" style:font-size-complex="12pt"/>
    </style:style>
    <style:style style:name="T105_23" style:family="text">
      <style:text-properties fo:background-color="#fff2cc" fo:font-size="12pt" style:font-size-asian="12pt" style:font-size-complex="12pt"/>
    </style:style>
    <style:style style:name="T105_24" style:family="text">
      <style:text-properties fo:background-color="#fff2cc" fo:font-size="12pt" style:font-size-asian="12pt" style:font-size-complex="12pt"/>
    </style:style>
    <style:style style:name="T105_25" style:family="text">
      <style:text-properties fo:background-color="#fff2cc" fo:font-size="12pt" style:font-size-asian="12pt" style:font-size-complex="12pt"/>
    </style:style>
    <style:style style:name="T105_26" style:family="text">
      <style:text-properties fo:background-color="#fff2cc" fo:font-size="12pt" style:font-size-asian="12pt" style:font-size-complex="12pt"/>
    </style:style>
    <style:style style:name="T105_27" style:family="text">
      <style:text-properties fo:background-color="#fff2cc" fo:font-size="12pt" style:font-size-asian="12pt" style:font-size-complex="12pt"/>
    </style:style>
    <style:style style:name="T105_28" style:family="text">
      <style:text-properties fo:background-color="#fff2cc" fo:font-size="12pt" style:font-size-asian="12pt" style:font-size-complex="12pt"/>
    </style:style>
    <style:style style:name="T105_29" style:family="text">
      <style:text-properties fo:background-color="#fff2cc" fo:font-size="12pt" style:font-size-asian="12pt" style:font-size-complex="12pt"/>
    </style:style>
    <style:style style:name="T105_30" style:family="text">
      <style:text-properties fo:background-color="#fff2cc" fo:font-size="12pt" style:font-size-asian="12pt" style:font-size-complex="12pt"/>
    </style:style>
    <style:style style:name="T105_31" style:family="text">
      <style:text-properties fo:background-color="#fff2cc" fo:font-size="12pt" style:font-size-asian="12pt" style:font-size-complex="12pt"/>
    </style:style>
    <style:style style:name="T105_32" style:family="text">
      <style:text-properties fo:background-color="#fff2cc" fo:font-size="12pt" style:font-size-asian="12pt" style:font-size-complex="12pt"/>
    </style:style>
    <style:style style:name="T105_33" style:family="text">
      <style:text-properties fo:background-color="#fff2cc" fo:font-size="12pt" style:font-size-asian="12pt" style:font-size-complex="12pt"/>
    </style:style>
    <style:style style:name="T105_34" style:family="text">
      <style:text-properties fo:background-color="#fff2cc" fo:font-size="12pt" style:font-size-asian="12pt" style:font-size-complex="12pt"/>
    </style:style>
    <style:style style:name="T105_35" style:family="text">
      <style:text-properties fo:background-color="#fff2cc" fo:font-size="12pt" style:font-size-asian="12pt" style:font-size-complex="12pt"/>
    </style:style>
    <style:style style:name="T105_36" style:family="text">
      <style:text-properties fo:background-color="#fff2cc" fo:font-size="12pt" style:font-size-asian="12pt" style:font-size-complex="12pt"/>
    </style:style>
    <style:style style:name="T105_37" style:family="text">
      <style:text-properties fo:background-color="#fff2cc" fo:font-size="12pt" style:font-size-asian="12pt" style:font-size-complex="12pt"/>
    </style:style>
    <style:style style:name="T105_38" style:family="text">
      <style:text-properties fo:background-color="#fff2cc" fo:font-size="12pt" style:font-size-asian="12pt" style:font-size-complex="12pt"/>
    </style:style>
    <style:style style:name="T105_39" style:family="text">
      <style:text-properties fo:background-color="#fff2cc" fo:font-size="12pt" style:font-size-asian="12pt" style:font-size-complex="12pt"/>
    </style:style>
    <style:style style:name="T105_40" style:family="text">
      <style:text-properties fo:background-color="#fff2cc" fo:font-size="12pt" style:font-size-asian="12pt" style:font-size-complex="12pt"/>
    </style:style>
    <style:style style:name="T105_41" style:family="text">
      <style:text-properties fo:background-color="#fff2cc" fo:font-size="12pt" style:font-size-asian="12pt" style:font-size-complex="12pt"/>
    </style:style>
    <style:style style:name="T105_42" style:family="text">
      <style:text-properties fo:background-color="#fff2cc" fo:font-size="12pt" style:font-size-asian="12pt" style:font-size-complex="12pt"/>
    </style:style>
    <style:style style:name="T105_43" style:family="text">
      <style:text-properties fo:background-color="#fff2cc" fo:font-size="12pt" style:font-size-asian="12pt" style:font-size-complex="12pt"/>
    </style:style>
    <style:style style:name="T105_44" style:family="text">
      <style:text-properties fo:background-color="#fff2cc" fo:font-size="12pt" style:font-size-asian="12pt" style:font-size-complex="12pt"/>
    </style:style>
    <style:style style:name="T105_45" style:family="text">
      <style:text-properties fo:background-color="#fff2cc" fo:font-size="12pt" style:font-size-asian="12pt" style:font-size-complex="12pt"/>
    </style:style>
    <style:style style:name="T105_46" style:family="text">
      <style:text-properties fo:background-color="#fff2cc" fo:font-size="12pt" style:font-size-asian="12pt" style:font-size-complex="12pt"/>
    </style:style>
    <style:style style:name="T105_47" style:family="text">
      <style:text-properties fo:background-color="#fff2cc" fo:font-size="12pt" style:font-size-asian="12pt" style:font-size-complex="12pt"/>
    </style:style>
    <style:style style:name="T105_48" style:family="text">
      <style:text-properties fo:background-color="#fff2cc" fo:font-size="12pt" style:font-size-asian="12pt" style:font-size-complex="12pt"/>
    </style:style>
    <style:style style:name="T105_49" style:family="text">
      <style:text-properties fo:background-color="#fff2cc" fo:font-size="12pt" style:font-size-asian="12pt" style:font-size-complex="12pt"/>
    </style:style>
    <style:style style:name="T105_50" style:family="text">
      <style:text-properties fo:background-color="#fff2cc" fo:font-size="12pt" style:font-size-asian="12pt" style:font-size-complex="12pt"/>
    </style:style>
    <style:style style:name="T105_51" style:family="text">
      <style:text-properties fo:background-color="#fff2cc" fo:font-size="12pt" style:font-size-asian="12pt" style:font-size-complex="12pt"/>
    </style:style>
    <style:style style:name="T105_52" style:family="text">
      <style:text-properties fo:background-color="#fff2cc" fo:font-size="12pt" style:font-size-asian="12pt" style:font-size-complex="12pt"/>
    </style:style>
    <style:style style:name="T105_53" style:family="text">
      <style:text-properties fo:background-color="#fff2cc" fo:font-size="12pt" style:font-size-asian="12pt" style:font-size-complex="12pt"/>
    </style:style>
    <style:style style:name="T105_54" style:family="text">
      <style:text-properties fo:background-color="#fff2cc" fo:font-size="12pt" style:font-size-asian="12pt" style:font-size-complex="12pt"/>
    </style:style>
    <style:style style:name="T105_55" style:family="text">
      <style:text-properties fo:background-color="#fff2cc" fo:font-size="12pt" style:font-size-asian="12pt" style:font-size-complex="12pt"/>
    </style:style>
    <style:style style:name="T105_56" style:family="text">
      <style:text-properties fo:background-color="#fff2cc" fo:font-size="12pt" style:font-size-asian="12pt" style:font-size-complex="12pt"/>
    </style:style>
    <style:style style:name="T105_57" style:family="text">
      <style:text-properties fo:background-color="#fff2cc" fo:font-size="12pt" style:font-size-asian="12pt" style:font-size-complex="12pt"/>
    </style:style>
    <style:style style:name="T105_58" style:family="text">
      <style:text-properties fo:background-color="#fff2cc" fo:font-size="12pt" style:font-size-asian="12pt" style:font-size-complex="12pt"/>
    </style:style>
    <style:style style:name="T105_59" style:family="text">
      <style:text-properties fo:font-size="12pt" style:font-size-asian="12pt" style:font-size-complex="12pt"/>
    </style:style>
    <style:style style:name="T105_60" style:family="text">
      <style:text-properties fo:font-size="12pt" style:font-size-asian="12pt" style:font-size-complex="12pt"/>
    </style:style>
    <style:style style:name="T105_61" style:family="text">
      <style:text-properties fo:font-size="12pt" style:font-size-asian="12pt" style:font-size-complex="12pt"/>
    </style:style>
    <style:style style:name="T105_62" style:family="text">
      <style:text-properties fo:background-color="#fff2cc" fo:font-size="12pt" style:font-size-asian="12pt" style:font-size-complex="12pt"/>
    </style:style>
    <style:style style:name="T105_63" style:family="text">
      <style:text-properties fo:font-size="12pt" style:font-size-asian="12pt" style:font-size-complex="12pt"/>
    </style:style>
    <style:style style:name="T105_64" style:family="text">
      <style:text-properties fo:font-size="12pt" style:font-size-asian="12pt" style:font-size-complex="12pt"/>
    </style:style>
    <style:style style:name="T105_65" style:family="text">
      <style:text-properties fo:font-size="12pt" style:font-size-asian="12pt" style:font-size-complex="12pt"/>
    </style:style>
    <style:style style:name="T105_66" style:family="text">
      <style:text-properties fo:font-size="12pt" style:font-size-asian="12pt" style:font-size-complex="12pt"/>
    </style:style>
    <style:style style:name="T105_67" style:family="text">
      <style:text-properties fo:font-size="12pt" style:font-size-asian="12pt" style:font-size-complex="12pt"/>
    </style:style>
    <style:style style:name="T105_68" style:family="text">
      <style:text-properties fo:font-size="12pt" style:font-size-asian="12pt" style:font-size-complex="12pt"/>
    </style:style>
    <style:style style:name="T105_69" style:family="text">
      <style:text-properties fo:font-size="12pt" style:font-size-asian="12pt" style:font-size-complex="12pt"/>
    </style:style>
    <style:style style:name="T105_70" style:family="text">
      <style:text-properties fo:font-size="12pt" style:font-size-asian="12pt" style:font-size-complex="12pt"/>
    </style:style>
    <style:style style:name="T105_71" style:family="text">
      <style:text-properties fo:font-size="12pt" style:font-size-asian="12pt" style:font-size-complex="12pt"/>
    </style:style>
    <style:style style:name="T105_72" style:family="text">
      <style:text-properties fo:font-size="12pt" style:font-size-asian="12pt" style:font-size-complex="12pt"/>
    </style:style>
    <style:style style:name="T105_73" style:family="text">
      <style:text-properties fo:font-size="12pt" style:font-size-asian="12pt" style:font-size-complex="12pt"/>
    </style:style>
    <style:style style:name="T105_74" style:family="text">
      <style:text-properties fo:font-size="12pt" style:font-size-asian="12pt" style:font-size-complex="12pt"/>
    </style:style>
    <style:style style:name="T105_75" style:family="text">
      <style:text-properties fo:font-size="12pt" style:font-size-asian="12pt" style:font-size-complex="12pt"/>
    </style:style>
    <style:style style:name="T105_76" style:family="text">
      <style:text-properties fo:font-size="12pt" style:font-size-asian="12pt" style:font-size-complex="12pt"/>
    </style:style>
    <style:style style:name="T105_77" style:family="text">
      <style:text-properties fo:font-size="12pt" style:font-size-asian="12pt" style:font-size-complex="12pt"/>
    </style:style>
    <style:style style:name="T105_78" style:family="text">
      <style:text-properties fo:font-size="12pt" style:font-size-asian="12pt" style:font-size-complex="12pt"/>
    </style:style>
    <style:style style:name="T105_79" style:family="text">
      <style:text-properties fo:font-size="12pt" style:font-size-asian="12pt" style:font-size-complex="12pt"/>
    </style:style>
    <style:style style:name="T105_80" style:family="text">
      <style:text-properties fo:font-size="12pt" style:font-size-asian="12pt" style:font-size-complex="12pt"/>
    </style:style>
    <style:style style:name="T105_81" style:family="text">
      <style:text-properties fo:font-size="12pt" style:font-size-asian="12pt" style:font-size-complex="12pt"/>
    </style:style>
    <style:style style:name="T105_82" style:family="text">
      <style:text-properties fo:font-size="12pt" style:font-size-asian="12pt" style:font-size-complex="12pt"/>
    </style:style>
    <style:style style:name="T105_83" style:family="text">
      <style:text-properties fo:font-size="12pt" style:font-size-asian="12pt" style:font-size-complex="12pt"/>
    </style:style>
    <style:style style:name="T105_84" style:family="text">
      <style:text-properties fo:font-size="12pt" style:font-size-asian="12pt" style:font-size-complex="12pt"/>
    </style:style>
    <style:style style:name="T105_85" style:family="text">
      <style:text-properties fo:font-size="12pt" style:font-size-asian="12pt" style:font-size-complex="12pt"/>
    </style:style>
    <style:style style:name="T105_86" style:family="text">
      <style:text-properties fo:font-size="12pt" style:font-size-asian="12pt" style:font-size-complex="12pt"/>
    </style:style>
    <style:style style:name="T105_87" style:family="text">
      <style:text-properties fo:font-size="12pt" style:font-size-asian="12pt" style:font-size-complex="12pt"/>
    </style:style>
    <style:style style:name="T105_88" style:family="text">
      <style:text-properties fo:font-size="12pt" style:font-size-asian="12pt" style:font-size-complex="12pt"/>
    </style:style>
    <style:style style:name="T105_89" style:family="text">
      <style:text-properties fo:font-size="12pt" style:font-size-asian="12pt" style:font-size-complex="12pt"/>
    </style:style>
    <style:style style:name="T105_90" style:family="text">
      <style:text-properties fo:font-size="12pt" style:font-size-asian="12pt" style:font-size-complex="12pt"/>
    </style:style>
    <style:style style:name="T105_91" style:family="text">
      <style:text-properties fo:font-size="12pt" style:font-size-asian="12pt" style:font-size-complex="12pt"/>
    </style:style>
    <style:style style:name="T105_92" style:family="text">
      <style:text-properties fo:font-size="12pt" style:font-size-asian="12pt" style:font-size-complex="12pt"/>
    </style:style>
    <style:style style:name="T105_93" style:family="text">
      <style:text-properties fo:font-size="12pt" style:font-size-asian="12pt" style:font-size-complex="12pt"/>
    </style:style>
    <style:style style:name="T105_94" style:family="text">
      <style:text-properties fo:font-size="12pt" style:font-size-asian="12pt" style:font-size-complex="12pt"/>
    </style:style>
    <style:style style:name="T105_95" style:family="text">
      <style:text-properties fo:font-size="12pt" style:font-size-asian="12pt" style:font-size-complex="12pt"/>
    </style:style>
    <style:style style:name="T105_96" style:family="text">
      <style:text-properties fo:font-size="12pt" style:font-size-asian="12pt" style:font-size-complex="12pt"/>
    </style:style>
    <style:style style:name="T105_97" style:family="text">
      <style:text-properties fo:font-size="12pt" style:font-size-asian="12pt" style:font-size-complex="12pt"/>
    </style:style>
    <style:style style:name="T105_98" style:family="text">
      <style:text-properties fo:font-size="12pt" style:font-size-asian="12pt" style:font-size-complex="12pt"/>
    </style:style>
    <style:style style:name="T105_99" style:family="text">
      <style:text-properties fo:font-size="12pt" style:font-size-asian="12pt" style:font-size-complex="12pt"/>
    </style:style>
    <style:style style:name="T105_100" style:family="text">
      <style:text-properties fo:font-size="12pt" style:font-size-asian="12pt" style:font-size-complex="12pt"/>
    </style:style>
    <style:style style:name="T105_101" style:family="text">
      <style:text-properties fo:font-size="12pt" style:font-size-asian="12pt" style:font-size-complex="12pt"/>
    </style:style>
    <style:style style:name="T105_102" style:family="text">
      <style:text-properties fo:font-size="12pt" style:font-size-asian="12pt" style:font-size-complex="12pt"/>
    </style:style>
    <style:style style:name="T105_103" style:family="text">
      <style:text-properties fo:font-style="italic" style:font-style-asian="italic" style:font-style-complex="italic" fo:font-size="12pt" style:font-size-asian="12pt" style:font-size-complex="12pt"/>
    </style:style>
    <style:style style:name="T105_104" style:family="text">
      <style:text-properties fo:font-style="italic" style:font-style-asian="italic" style:font-style-complex="italic" fo:font-size="12pt" style:font-size-asian="12pt" style:font-size-complex="12pt"/>
    </style:style>
    <style:style style:name="T105_105" style:family="text">
      <style:text-properties fo:font-style="italic" style:font-style-asian="italic" style:font-style-complex="italic" fo:font-size="12pt" style:font-size-asian="12pt" style:font-size-complex="12pt"/>
    </style:style>
    <style:style style:name="T105_106" style:family="text">
      <style:text-properties fo:font-style="italic" style:font-style-asian="italic" style:font-style-complex="italic" fo:font-size="12pt" style:font-size-asian="12pt" style:font-size-complex="12pt"/>
    </style:style>
    <style:style style:name="T105_107" style:family="text">
      <style:text-properties fo:font-style="italic" style:font-style-asian="italic" style:font-style-complex="italic" fo:font-size="12pt" style:font-size-asian="12pt" style:font-size-complex="12pt"/>
    </style:style>
    <style:style style:name="T105_108" style:family="text">
      <style:text-properties fo:font-style="italic" style:font-style-asian="italic" style:font-style-complex="italic" fo:font-size="12pt" style:font-size-asian="12pt" style:font-size-complex="12pt"/>
    </style:style>
    <style:style style:name="T105_109" style:family="text">
      <style:text-properties fo:font-style="italic" style:font-style-asian="italic" style:font-style-complex="italic" fo:font-size="12pt" style:font-size-asian="12pt" style:font-size-complex="12pt"/>
    </style:style>
    <style:style style:name="T105_110" style:family="text">
      <style:text-properties fo:font-style="italic" style:font-style-asian="italic" style:font-style-complex="italic" fo:font-size="12pt" style:font-size-asian="12pt" style:font-size-complex="12pt"/>
    </style:style>
    <style:style style:name="T105_111" style:family="text">
      <style:text-properties fo:font-style="italic" style:font-style-asian="italic" style:font-style-complex="italic" fo:font-size="12pt" style:font-size-asian="12pt" style:font-size-complex="12pt"/>
    </style:style>
    <style:style style:name="T105_112" style:family="text">
      <style:text-properties fo:font-style="italic" style:font-style-asian="italic" style:font-style-complex="italic" fo:font-size="12pt" style:font-size-asian="12pt" style:font-size-complex="12pt"/>
    </style:style>
    <style:style style:name="T105_113" style:family="text">
      <style:text-properties fo:font-size="12pt" style:font-size-asian="12pt" style:font-size-complex="12pt"/>
    </style:style>
    <style:style style:name="T105_114" style:family="text">
      <style:text-properties fo:font-size="12pt" style:font-size-asian="12pt" style:font-size-complex="12pt"/>
    </style:style>
    <style:style style:name="T105_115" style:family="text">
      <style:text-properties fo:font-size="12pt" style:font-size-asian="12pt" style:font-size-complex="12pt"/>
    </style:style>
    <style:style style:name="T105_116" style:family="text">
      <style:text-properties fo:font-size="12pt" style:font-size-asian="12pt" style:font-size-complex="12pt"/>
    </style:style>
    <style:style style:name="T105_117" style:family="text">
      <style:text-properties fo:font-size="12pt" style:font-size-asian="12pt" style:font-size-complex="12pt"/>
    </style:style>
    <style:style style:name="T105_118" style:family="text">
      <style:text-properties fo:font-size="12pt" style:font-size-asian="12pt" style:font-size-complex="12pt"/>
    </style:style>
    <style:style style:name="T105_119" style:family="text">
      <style:text-properties fo:font-size="12pt" style:font-size-asian="12pt" style:font-size-complex="12pt"/>
    </style:style>
    <style:style style:name="T105_120" style:family="text">
      <style:text-properties fo:font-style="italic" style:font-style-asian="italic" style:font-style-complex="italic" fo:font-size="12pt" style:font-size-asian="12pt" style:font-size-complex="12pt"/>
    </style:style>
    <style:style style:name="T105_121" style:family="text">
      <style:text-properties fo:font-style="italic" style:font-style-asian="italic" style:font-style-complex="italic" fo:font-size="12pt" style:font-size-asian="12pt" style:font-size-complex="12pt"/>
    </style:style>
    <style:style style:name="T105_122" style:family="text">
      <style:text-properties fo:font-style="italic" style:font-style-asian="italic" style:font-style-complex="italic" fo:font-size="12pt" style:font-size-asian="12pt" style:font-size-complex="12pt"/>
    </style:style>
    <style:style style:name="T105_123" style:family="text">
      <style:text-properties fo:font-style="italic" style:font-style-asian="italic" style:font-style-complex="italic" fo:font-size="12pt" style:font-size-asian="12pt" style:font-size-complex="12pt"/>
    </style:style>
    <style:style style:name="T105_124" style:family="text">
      <style:text-properties fo:font-style="italic" style:font-style-asian="italic" style:font-style-complex="italic" fo:font-size="12pt" style:font-size-asian="12pt" style:font-size-complex="12pt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background-color="#fff2cc" fo:font-size="12pt" style:font-size-asian="12pt" style:font-size-complex="12pt"/>
    </style:style>
    <style:style style:name="T106_8" style:family="text">
      <style:text-properties fo:background-color="#fff2cc" fo:font-size="12pt" style:font-size-asian="12pt" style:font-size-complex="12pt"/>
    </style:style>
    <style:style style:name="T106_9" style:family="text">
      <style:text-properties fo:background-color="#fff2cc" fo:font-size="12pt" style:font-size-asian="12pt" style:font-size-complex="12pt"/>
    </style:style>
    <style:style style:name="T106_10" style:family="text">
      <style:text-properties fo:background-color="#fff2cc" fo:font-size="12pt" style:font-size-asian="12pt" style:font-size-complex="12pt"/>
    </style:style>
    <style:style style:name="T106_11" style:family="text">
      <style:text-properties fo:background-color="#fff2cc" fo:font-size="12pt" style:font-size-asian="12pt" style:font-size-complex="12pt"/>
    </style:style>
    <style:style style:name="T106_12" style:family="text">
      <style:text-properties fo:background-color="#fff2cc" fo:font-size="12pt" style:font-size-asian="12pt" style:font-size-complex="12pt"/>
    </style:style>
    <style:style style:name="T106_13" style:family="text">
      <style:text-properties fo:background-color="#fff2cc" fo:font-size="12pt" style:font-size-asian="12pt" style:font-size-complex="12pt"/>
    </style:style>
    <style:style style:name="T106_14" style:family="text">
      <style:text-properties fo:background-color="#fff2cc" fo:font-size="12pt" style:font-size-asian="12pt" style:font-size-complex="12pt"/>
    </style:style>
    <style:style style:name="T106_15" style:family="text">
      <style:text-properties fo:background-color="#fff2cc" fo:font-size="12pt" style:font-size-asian="12pt" style:font-size-complex="12pt"/>
    </style:style>
    <style:style style:name="T106_16" style:family="text">
      <style:text-properties fo:background-color="#fff2cc" fo:font-size="12pt" style:font-size-asian="12pt" style:font-size-complex="12pt"/>
    </style:style>
    <style:style style:name="T106_17" style:family="text">
      <style:text-properties fo:background-color="#fff2cc" fo:font-size="12pt" style:font-size-asian="12pt" style:font-size-complex="12pt"/>
    </style:style>
    <style:style style:name="T106_18" style:family="text">
      <style:text-properties fo:background-color="#fff2cc" fo:font-size="12pt" style:font-size-asian="12pt" style:font-size-complex="12pt"/>
    </style:style>
    <style:style style:name="T106_19" style:family="text">
      <style:text-properties fo:background-color="#fff2cc" fo:font-size="12pt" style:font-size-asian="12pt" style:font-size-complex="12pt"/>
    </style:style>
    <style:style style:name="T106_20" style:family="text">
      <style:text-properties fo:background-color="#fff2cc" fo:font-size="12pt" style:font-size-asian="12pt" style:font-size-complex="12pt"/>
    </style:style>
    <style:style style:name="T106_21" style:family="text">
      <style:text-properties fo:background-color="#fff2cc" fo:font-size="12pt" style:font-size-asian="12pt" style:font-size-complex="12pt"/>
    </style:style>
    <style:style style:name="T106_22" style:family="text">
      <style:text-properties fo:background-color="#fff2cc" fo:font-size="12pt" style:font-size-asian="12pt" style:font-size-complex="12pt"/>
    </style:style>
    <style:style style:name="T106_23" style:family="text">
      <style:text-properties fo:background-color="#fff2cc" fo:font-size="12pt" style:font-size-asian="12pt" style:font-size-complex="12pt"/>
    </style:style>
    <style:style style:name="T106_24" style:family="text">
      <style:text-properties fo:background-color="#fff2cc" fo:font-size="12pt" style:font-size-asian="12pt" style:font-size-complex="12pt"/>
    </style:style>
    <style:style style:name="T106_25" style:family="text">
      <style:text-properties fo:background-color="#fff2cc" fo:font-size="12pt" style:font-size-asian="12pt" style:font-size-complex="12pt"/>
    </style:style>
    <style:style style:name="T106_26" style:family="text">
      <style:text-properties fo:background-color="#fff2cc" fo:font-size="12pt" style:font-size-asian="12pt" style:font-size-complex="12pt"/>
    </style:style>
    <style:style style:name="T106_27" style:family="text">
      <style:text-properties fo:background-color="#fff2cc" fo:font-size="12pt" style:font-size-asian="12pt" style:font-size-complex="12pt"/>
    </style:style>
    <style:style style:name="T106_28" style:family="text">
      <style:text-properties fo:background-color="#fff2cc" fo:font-size="12pt" style:font-size-asian="12pt" style:font-size-complex="12pt"/>
    </style:style>
    <style:style style:name="T106_29" style:family="text">
      <style:text-properties fo:background-color="#fff2cc" fo:font-size="12pt" style:font-size-asian="12pt" style:font-size-complex="12pt"/>
    </style:style>
    <style:style style:name="T106_30" style:family="text">
      <style:text-properties fo:background-color="#fff2cc" fo:font-size="12pt" style:font-size-asian="12pt" style:font-size-complex="12pt"/>
    </style:style>
    <style:style style:name="T106_31" style:family="text">
      <style:text-properties fo:background-color="#fff2cc" fo:font-size="12pt" style:font-size-asian="12pt" style:font-size-complex="12pt"/>
    </style:style>
    <style:style style:name="T106_32" style:family="text">
      <style:text-properties fo:background-color="#fff2cc" fo:font-size="12pt" style:font-size-asian="12pt" style:font-size-complex="12pt"/>
    </style:style>
    <style:style style:name="T106_33" style:family="text">
      <style:text-properties fo:background-color="#fff2cc" fo:font-size="12pt" style:font-size-asian="12pt" style:font-size-complex="12pt"/>
    </style:style>
    <style:style style:name="T106_34" style:family="text">
      <style:text-properties fo:background-color="#fff2cc" fo:font-size="12pt" style:font-size-asian="12pt" style:font-size-complex="12pt"/>
    </style:style>
    <style:style style:name="T106_35" style:family="text">
      <style:text-properties fo:background-color="#fff2cc" fo:font-size="12pt" style:font-size-asian="12pt" style:font-size-complex="12pt"/>
    </style:style>
    <style:style style:name="T106_36" style:family="text">
      <style:text-properties fo:background-color="#fff2cc" fo:font-size="12pt" style:font-size-asian="12pt" style:font-size-complex="12pt"/>
    </style:style>
    <style:style style:name="T106_37" style:family="text">
      <style:text-properties fo:background-color="#fff2cc" fo:font-size="12pt" style:font-size-asian="12pt" style:font-size-complex="12pt"/>
    </style:style>
    <style:style style:name="T106_38" style:family="text">
      <style:text-properties fo:background-color="#fff2cc" fo:font-size="12pt" style:font-size-asian="12pt" style:font-size-complex="12pt"/>
    </style:style>
    <style:style style:name="T106_39" style:family="text">
      <style:text-properties fo:background-color="#fff2cc" fo:font-size="12pt" style:font-size-asian="12pt" style:font-size-complex="12pt"/>
    </style:style>
    <style:style style:name="T106_40" style:family="text">
      <style:text-properties fo:background-color="#fff2cc" fo:font-size="12pt" style:font-size-asian="12pt" style:font-size-complex="12pt"/>
    </style:style>
    <style:style style:name="T106_41" style:family="text">
      <style:text-properties fo:background-color="#fff2cc" fo:font-size="12pt" style:font-size-asian="12pt" style:font-size-complex="12pt"/>
    </style:style>
    <style:style style:name="T106_42" style:family="text">
      <style:text-properties fo:background-color="#fff2cc" fo:font-size="12pt" style:font-size-asian="12pt" style:font-size-complex="12pt"/>
    </style:style>
    <style:style style:name="T106_43" style:family="text">
      <style:text-properties fo:font-size="12pt" style:font-size-asian="12pt" style:font-size-complex="12pt"/>
    </style:style>
    <style:style style:name="T106_44" style:family="text">
      <style:text-properties fo:font-size="12pt" style:font-size-asian="12pt" style:font-size-complex="12pt"/>
    </style:style>
    <style:style style:name="T106_45" style:family="text">
      <style:text-properties fo:font-size="12pt" style:font-size-asian="12pt" style:font-size-complex="12pt"/>
    </style:style>
    <style:style style:name="T106_46" style:family="text">
      <style:text-properties fo:font-size="12pt" style:font-size-asian="12pt" style:font-size-complex="12pt"/>
    </style:style>
    <style:style style:name="T106_47" style:family="text">
      <style:text-properties fo:font-size="12pt" style:font-size-asian="12pt" style:font-size-complex="12pt"/>
    </style:style>
    <style:style style:name="T106_48" style:family="text">
      <style:text-properties fo:font-size="12pt" style:font-size-asian="12pt" style:font-size-complex="12pt"/>
    </style:style>
    <style:style style:name="T106_49" style:family="text">
      <style:text-properties fo:font-size="12pt" style:font-size-asian="12pt" style:font-size-complex="12pt"/>
    </style:style>
    <style:style style:name="T106_50" style:family="text">
      <style:text-properties fo:font-size="12pt" style:font-size-asian="12pt" style:font-size-complex="12pt"/>
    </style:style>
    <style:style style:name="T106_51" style:family="text">
      <style:text-properties fo:font-size="12pt" style:font-size-asian="12pt" style:font-size-complex="12pt"/>
    </style:style>
    <style:style style:name="T106_52" style:family="text">
      <style:text-properties fo:font-size="12pt" style:font-size-asian="12pt" style:font-size-complex="12pt"/>
    </style:style>
    <style:style style:name="T106_53" style:family="text">
      <style:text-properties fo:font-size="12pt" style:font-size-asian="12pt" style:font-size-complex="12pt"/>
    </style:style>
    <style:style style:name="T106_54" style:family="text">
      <style:text-properties fo:font-size="12pt" style:font-size-asian="12pt" style:font-size-complex="12pt"/>
    </style:style>
    <style:style style:name="T106_55" style:family="text">
      <style:text-properties fo:font-size="10pt" style:font-size-asian="10pt" style:font-size-complex="10pt"/>
    </style:style>
    <style:style style:name="T106_56" style:family="text">
      <style:text-properties fo:font-size="10pt" style:font-size-asian="10pt" style:font-size-complex="10pt"/>
    </style:style>
    <style:style style:name="T106_57" style:family="text">
      <style:text-properties fo:font-size="10pt" style:font-size-asian="10pt" style:font-size-complex="10pt"/>
    </style:style>
    <style:style style:name="T106_58" style:family="text">
      <style:text-properties fo:font-size="10pt" style:font-size-asian="10pt" style:font-size-complex="10pt"/>
    </style:style>
    <style:style style:name="T106_59" style:family="text"/>
    <style:style style:name="T106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61" style:family="text"/>
    <style:style style:name="T106_6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63" style:family="text"/>
    <style:style style:name="T106_6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65" style:family="text"/>
    <style:style style:name="T106_6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67" style:family="text"/>
    <style:style style:name="T106_6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69" style:family="text"/>
    <style:style style:name="T106_7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71" style:family="text"/>
    <style:style style:name="T106_7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73" style:family="text"/>
    <style:style style:name="T106_7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75" style:family="text"/>
    <style:style style:name="T106_7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77" style:family="text"/>
    <style:style style:name="T106_7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79" style:family="text"/>
    <style:style style:name="T106_8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81" style:family="text"/>
    <style:style style:name="T106_8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83" style:family="text"/>
    <style:style style:name="T106_8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85" style:family="text"/>
    <style:style style:name="T106_8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87" style:family="text"/>
    <style:style style:name="T106_8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89" style:family="text"/>
    <style:style style:name="T106_9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91" style:family="text"/>
    <style:style style:name="T106_9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6_93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background-color="#fff2cc" fo:font-size="12pt" style:font-size-asian="12pt" style:font-size-complex="12pt"/>
    </style:style>
    <style:style style:name="T107_50" style:family="text">
      <style:text-properties fo:background-color="#fff2cc" fo:font-size="12pt" style:font-size-asian="12pt" style:font-size-complex="12pt"/>
    </style:style>
    <style:style style:name="T107_51" style:family="text">
      <style:text-properties fo:background-color="#fff2cc" fo:font-size="12pt" style:font-size-asian="12pt" style:font-size-complex="12pt"/>
    </style:style>
    <style:style style:name="T107_52" style:family="text">
      <style:text-properties fo:background-color="#fff2cc" fo:font-size="12pt" style:font-size-asian="12pt" style:font-size-complex="12pt"/>
    </style:style>
    <style:style style:name="T107_53" style:family="text">
      <style:text-properties fo:background-color="#fff2cc" fo:font-size="12pt" style:font-size-asian="12pt" style:font-size-complex="12pt"/>
    </style:style>
    <style:style style:name="T107_54" style:family="text">
      <style:text-properties fo:background-color="#fff2cc" fo:font-size="12pt" style:font-size-asian="12pt" style:font-size-complex="12pt"/>
    </style:style>
    <style:style style:name="T107_55" style:family="text">
      <style:text-properties fo:background-color="#fff2cc" fo:font-size="12pt" style:font-size-asian="12pt" style:font-size-complex="12pt"/>
    </style:style>
    <style:style style:name="T107_56" style:family="text">
      <style:text-properties fo:background-color="#fff2cc" fo:font-size="12pt" style:font-size-asian="12pt" style:font-size-complex="12pt"/>
    </style:style>
    <style:style style:name="T107_57" style:family="text">
      <style:text-properties fo:background-color="#fff2cc" fo:font-size="12pt" style:font-size-asian="12pt" style:font-size-complex="12pt"/>
    </style:style>
    <style:style style:name="T107_58" style:family="text">
      <style:text-properties fo:background-color="#fff2cc" fo:font-size="12pt" style:font-size-asian="12pt" style:font-size-complex="12pt"/>
    </style:style>
    <style:style style:name="T107_59" style:family="text">
      <style:text-properties fo:background-color="#fff2cc" fo:font-size="12pt" style:font-size-asian="12pt" style:font-size-complex="12pt"/>
    </style:style>
    <style:style style:name="T107_60" style:family="text">
      <style:text-properties fo:background-color="#fff2cc" fo:font-size="12pt" style:font-size-asian="12pt" style:font-size-complex="12pt"/>
    </style:style>
    <style:style style:name="T107_61" style:family="text">
      <style:text-properties fo:background-color="#fff2cc" fo:font-size="12pt" style:font-size-asian="12pt" style:font-size-complex="12pt"/>
    </style:style>
    <style:style style:name="T107_62" style:family="text">
      <style:text-properties fo:background-color="#fff2cc" fo:font-size="12pt" style:font-size-asian="12pt" style:font-size-complex="12pt"/>
    </style:style>
    <style:style style:name="T107_63" style:family="text">
      <style:text-properties fo:background-color="#fff2cc" fo:font-size="12pt" style:font-size-asian="12pt" style:font-size-complex="12pt"/>
    </style:style>
    <style:style style:name="T107_64" style:family="text">
      <style:text-properties fo:background-color="#fff2cc" fo:font-size="12pt" style:font-size-asian="12pt" style:font-size-complex="12pt"/>
    </style:style>
    <style:style style:name="T107_65" style:family="text">
      <style:text-properties fo:background-color="#fff2cc" fo:font-size="12pt" style:font-size-asian="12pt" style:font-size-complex="12pt"/>
    </style:style>
    <style:style style:name="T107_66" style:family="text">
      <style:text-properties fo:background-color="#fff2cc" fo:font-size="12pt" style:font-size-asian="12pt" style:font-size-complex="12pt"/>
    </style:style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T108_8" style:family="text">
      <style:text-properties fo:font-size="12pt" style:font-size-asian="12pt" style:font-size-complex="12pt"/>
    </style:style>
    <style:style style:name="T108_9" style:family="text">
      <style:text-properties fo:font-size="12pt" style:font-size-asian="12pt" style:font-size-complex="12pt"/>
    </style:style>
    <style:style style:name="T108_10" style:family="text">
      <style:text-properties fo:font-size="12pt" style:font-size-asian="12pt" style:font-size-complex="12pt"/>
    </style:style>
    <style:style style:name="T108_11" style:family="text">
      <style:text-properties fo:font-size="12pt" style:font-size-asian="12pt" style:font-size-complex="12pt"/>
    </style:style>
    <style:style style:name="T108_12" style:family="text">
      <style:text-properties fo:font-size="12pt" style:font-size-asian="12pt" style:font-size-complex="12pt"/>
    </style:style>
    <style:style style:name="T108_13" style:family="text">
      <style:text-properties fo:background-color="#fff2cc" fo:font-size="12pt" style:font-size-asian="12pt" style:font-size-complex="12pt"/>
    </style:style>
    <style:style style:name="T108_14" style:family="text">
      <style:text-properties fo:background-color="#fff2cc" fo:font-size="12pt" style:font-size-asian="12pt" style:font-size-complex="12pt"/>
    </style:style>
    <style:style style:name="T108_15" style:family="text">
      <style:text-properties fo:background-color="#fff2cc" fo:font-size="12pt" style:font-size-asian="12pt" style:font-size-complex="12pt"/>
    </style:style>
    <style:style style:name="T108_16" style:family="text">
      <style:text-properties fo:background-color="#fff2cc" fo:font-size="12pt" style:font-size-asian="12pt" style:font-size-complex="12pt"/>
    </style:style>
    <style:style style:name="T108_17" style:family="text">
      <style:text-properties fo:background-color="#fff2cc" fo:font-size="12pt" style:font-size-asian="12pt" style:font-size-complex="12pt"/>
    </style:style>
    <style:style style:name="T108_18" style:family="text">
      <style:text-properties fo:background-color="#fff2cc" fo:font-size="12pt" style:font-size-asian="12pt" style:font-size-complex="12pt"/>
    </style:style>
    <style:style style:name="T108_19" style:family="text">
      <style:text-properties fo:background-color="#fff2cc"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T108_21" style:family="text">
      <style:text-properties fo:font-size="12pt" style:font-size-asian="12pt" style:font-size-complex="12pt"/>
    </style:style>
    <style:style style:name="T108_22" style:family="text">
      <style:text-properties fo:font-size="12pt" style:font-size-asian="12pt" style:font-size-complex="12pt"/>
    </style:style>
    <style:style style:name="T108_23" style:family="text">
      <style:text-properties fo:font-size="12pt" style:font-size-asian="12pt" style:font-size-complex="12pt"/>
    </style:style>
    <style:style style:name="T108_24" style:family="text">
      <style:text-properties fo:font-size="12pt" style:font-size-asian="12pt" style:font-size-complex="12pt"/>
    </style:style>
    <style:style style:name="T108_25" style:family="text">
      <style:text-properties fo:font-size="12pt" style:font-size-asian="12pt" style:font-size-complex="12pt"/>
    </style:style>
    <style:style style:name="T108_26" style:family="text">
      <style:text-properties fo:font-size="12pt" style:font-size-asian="12pt" style:font-size-complex="12pt"/>
    </style:style>
    <style:style style:name="T108_27" style:family="text">
      <style:text-properties fo:font-size="12pt" style:font-size-asian="12pt" style:font-size-complex="12pt"/>
    </style:style>
    <style:style style:name="T108_28" style:family="text">
      <style:text-properties fo:font-size="12pt" style:font-size-asian="12pt" style:font-size-complex="12pt"/>
    </style:style>
    <style:style style:name="T108_29" style:family="text">
      <style:text-properties fo:font-size="12pt" style:font-size-asian="12pt" style:font-size-complex="12pt"/>
    </style:style>
    <style:style style:name="T108_30" style:family="text">
      <style:text-properties fo:font-size="12pt" style:font-size-asian="12pt" style:font-size-complex="12pt"/>
    </style:style>
    <style:style style:name="T108_31" style:family="text">
      <style:text-properties fo:font-size="12pt" style:font-size-asian="12pt" style:font-size-complex="12pt"/>
    </style:style>
    <style:style style:name="T108_32" style:family="text">
      <style:text-properties fo:font-size="12pt" style:font-size-asian="12pt" style:font-size-complex="12pt"/>
    </style:style>
    <style:style style:name="T108_33" style:family="text">
      <style:text-properties fo:font-size="12pt" style:font-size-asian="12pt" style:font-size-complex="12pt"/>
    </style:style>
    <style:style style:name="T108_34" style:family="text">
      <style:text-properties fo:font-size="12pt" style:font-size-asian="12pt" style:font-size-complex="12pt"/>
    </style:style>
    <style:style style:name="T108_35" style:family="text">
      <style:text-properties fo:font-size="12pt" style:font-size-asian="12pt" style:font-size-complex="12pt"/>
    </style:style>
    <style:style style:name="T108_36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page" fo:text-indent="0cm" fo:line-height="115%" fo:margin-left="1.244cm" style:writing-mode="lr-tb"/>
    </style:style>
    <style:style style:name="T109_1" style:family="text">
      <style:text-properties fo:font-size="14pt" style:font-size-asian="14pt" style:font-size-complex="14pt"/>
    </style:style>
    <style:style style:name="T109_2" style:family="text">
      <style:text-properties fo:font-size="14pt" style:font-size-asian="14pt" style:font-size-complex="14pt"/>
    </style:style>
    <style:style style:name="T109_3" style:family="text">
      <style:text-properties fo:font-size="14pt" style:font-size-asian="14pt" style:font-size-complex="14pt"/>
    </style:style>
    <style:style style:name="T109_4" style:family="text">
      <style:text-properties fo:font-size="14pt" style:font-size-asian="14pt" style:font-size-complex="14pt"/>
    </style:style>
    <style:style style:name="T109_5" style:family="text">
      <style:text-properties fo:font-size="14pt" style:font-size-asian="14pt" style:font-size-complex="14pt"/>
    </style:style>
    <style:style style:name="T109_6" style:family="text">
      <style:text-properties fo:font-size="14pt" style:font-size-asian="14pt" style:font-size-complex="14pt"/>
    </style:style>
    <style:style style:name="T109_7" style:family="text">
      <style:text-properties fo:font-size="14pt" style:font-size-asian="14pt" style:font-size-complex="14pt"/>
    </style:style>
    <style:style style:name="T109_8" style:family="text">
      <style:text-properties fo:font-size="14pt" style:font-size-asian="14pt" style:font-size-complex="14pt"/>
    </style:style>
    <style:style style:name="T109_9" style:family="text">
      <style:text-properties fo:font-size="14pt" style:font-size-asian="14pt" style:font-size-complex="14pt"/>
    </style:style>
    <style:style style:name="T109_10" style:family="text">
      <style:text-properties fo:font-size="14pt" style:font-size-asian="14pt" style:font-size-complex="14pt"/>
    </style:style>
    <style:style style:name="T109_11" style:family="text">
      <style:text-properties fo:font-size="14pt" style:font-size-asian="14pt" style:font-size-complex="14pt"/>
    </style:style>
    <style:style style:name="T109_12" style:family="text">
      <style:text-properties fo:font-size="14pt" style:font-size-asian="14pt" style:font-size-complex="14pt"/>
    </style:style>
    <style:style style:name="T109_13" style:family="text">
      <style:text-properties fo:font-size="14pt" style:font-size-asian="14pt" style:font-size-complex="14pt"/>
    </style:style>
    <style:style style:name="T109_14" style:family="text">
      <style:text-properties fo:font-size="14pt" style:font-size-asian="14pt" style:font-size-complex="14pt"/>
    </style:style>
    <style:style style:name="P110" style:family="paragraph" style:parent-style-name="Standard">
      <style:paragraph-properties fo:break-before="auto" fo:text-indent="0cm" fo:line-height="115%" fo:margin-left="1.244cm" style:writing-mode="lr-tb"/>
      <style:text-properties fo:font-size="14pt" style:font-size-asian="14pt" style:font-size-complex="14pt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T111_6" style:family="text">
      <style:text-properties fo:font-size="12pt" style:font-size-asian="12pt" style:font-size-complex="12pt"/>
    </style:style>
    <style:style style:name="T111_7" style:family="text">
      <style:text-properties fo:font-size="12pt" style:font-size-asian="12pt" style:font-size-complex="12pt"/>
    </style:style>
    <style:style style:name="T111_8" style:family="text">
      <style:text-properties fo:font-size="12pt" style:font-size-asian="12pt" style:font-size-complex="12pt"/>
    </style:style>
    <style:style style:name="T111_9" style:family="text">
      <style:text-properties fo:font-size="12pt" style:font-size-asian="12pt" style:font-size-complex="12pt"/>
    </style:style>
    <style:style style:name="T111_10" style:family="text">
      <style:text-properties fo:font-size="12pt" style:font-size-asian="12pt" style:font-size-complex="12pt"/>
    </style:style>
    <style:style style:name="T111_11" style:family="text">
      <style:text-properties fo:font-size="12pt" style:font-size-asian="12pt" style:font-size-complex="12pt"/>
    </style:style>
    <style:style style:name="T111_12" style:family="text">
      <style:text-properties fo:font-size="12pt" style:font-size-asian="12pt" style:font-size-complex="12pt"/>
    </style:style>
    <style:style style:name="T111_13" style:family="text">
      <style:text-properties fo:font-size="12pt" style:font-size-asian="12pt" style:font-size-complex="12pt"/>
    </style:style>
    <style:style style:name="T111_14" style:family="text">
      <style:text-properties fo:font-size="12pt" style:font-size-asian="12pt" style:font-size-complex="12pt"/>
    </style:style>
    <style:style style:name="T111_15" style:family="text">
      <style:text-properties fo:font-size="12pt" style:font-size-asian="12pt" style:font-size-complex="12pt"/>
    </style:style>
    <style:style style:name="T111_16" style:family="text">
      <style:text-properties fo:font-size="12pt" style:font-size-asian="12pt" style:font-size-complex="12pt"/>
    </style:style>
    <style:style style:name="T111_17" style:family="text">
      <style:text-properties fo:font-size="12pt" style:font-size-asian="12pt" style:font-size-complex="12pt"/>
    </style:style>
    <style:style style:name="T111_18" style:family="text">
      <style:text-properties fo:font-size="12pt" style:font-size-asian="12pt" style:font-size-complex="12pt"/>
    </style:style>
    <style:style style:name="T111_19" style:family="text">
      <style:text-properties fo:font-size="12pt" style:font-size-asian="12pt" style:font-size-complex="12pt"/>
    </style:style>
    <style:style style:name="T111_20" style:family="text">
      <style:text-properties fo:font-size="12pt" style:font-size-asian="12pt" style:font-size-complex="12pt"/>
    </style:style>
    <style:style style:name="T111_21" style:family="text">
      <style:text-properties fo:font-size="12pt" style:font-size-asian="12pt" style:font-size-complex="12pt"/>
    </style:style>
    <style:style style:name="T111_22" style:family="text">
      <style:text-properties fo:font-size="12pt" style:font-size-asian="12pt" style:font-size-complex="12pt"/>
    </style:style>
    <style:style style:name="T111_23" style:family="text">
      <style:text-properties fo:font-size="12pt" style:font-size-asian="12pt" style:font-size-complex="12pt"/>
    </style:style>
    <style:style style:name="T111_24" style:family="text">
      <style:text-properties fo:font-size="12pt" style:font-size-asian="12pt" style:font-size-complex="12pt"/>
    </style:style>
    <style:style style:name="T111_25" style:family="text">
      <style:text-properties fo:font-size="12pt" style:font-size-asian="12pt" style:font-size-complex="12pt"/>
    </style:style>
    <style:style style:name="T111_26" style:family="text">
      <style:text-properties fo:font-size="12pt" style:font-size-asian="12pt" style:font-size-complex="12pt"/>
    </style:style>
    <style:style style:name="T111_27" style:family="text">
      <style:text-properties fo:font-size="12pt" style:font-size-asian="12pt" style:font-size-complex="12pt"/>
    </style:style>
    <style:style style:name="T111_28" style:family="text">
      <style:text-properties fo:font-size="12pt" style:font-size-asian="12pt" style:font-size-complex="12pt"/>
    </style:style>
    <style:style style:name="T111_29" style:family="text">
      <style:text-properties fo:font-size="12pt" style:font-size-asian="12pt" style:font-size-complex="12pt"/>
    </style:style>
    <style:style style:name="T111_30" style:family="text">
      <style:text-properties fo:font-size="12pt" style:font-size-asian="12pt" style:font-size-complex="12pt"/>
    </style:style>
    <style:style style:name="T111_31" style:family="text">
      <style:text-properties fo:font-size="12pt" style:font-size-asian="12pt" style:font-size-complex="12pt"/>
    </style:style>
    <style:style style:name="T111_32" style:family="text">
      <style:text-properties fo:font-size="12pt" style:font-size-asian="12pt" style:font-size-complex="12pt"/>
    </style:style>
    <style:style style:name="T111_33" style:family="text">
      <style:text-properties fo:font-size="12pt" style:font-size-asian="12pt" style:font-size-complex="12pt"/>
    </style:style>
    <style:style style:name="T111_34" style:family="text">
      <style:text-properties fo:font-size="12pt" style:font-size-asian="12pt" style:font-size-complex="12pt"/>
    </style:style>
    <style:style style:name="T111_35" style:family="text">
      <style:text-properties fo:font-size="12pt" style:font-size-asian="12pt" style:font-size-complex="12pt"/>
    </style:style>
    <style:style style:name="T111_36" style:family="text">
      <style:text-properties fo:font-size="12pt" style:font-size-asian="12pt" style:font-size-complex="12pt"/>
    </style:style>
    <style:style style:name="T111_37" style:family="text">
      <style:text-properties fo:font-size="12pt" style:font-size-asian="12pt" style:font-size-complex="12pt"/>
    </style:style>
    <style:style style:name="T111_38" style:family="text">
      <style:text-properties fo:font-size="12pt" style:font-size-asian="12pt" style:font-size-complex="12pt"/>
    </style:style>
    <style:style style:name="T111_39" style:family="text">
      <style:text-properties fo:font-size="12pt" style:font-size-asian="12pt" style:font-size-complex="12pt"/>
    </style:style>
    <style:style style:name="T111_40" style:family="text">
      <style:text-properties fo:font-size="12pt" style:font-size-asian="12pt" style:font-size-complex="12pt"/>
    </style:style>
    <style:style style:name="T111_41" style:family="text">
      <style:text-properties fo:font-size="12pt" style:font-size-asian="12pt" style:font-size-complex="12pt"/>
    </style:style>
    <style:style style:name="T111_42" style:family="text">
      <style:text-properties fo:font-size="12pt" style:font-size-asian="12pt" style:font-size-complex="12pt"/>
    </style:style>
    <style:style style:name="T111_43" style:family="text">
      <style:text-properties fo:font-size="12pt" style:font-size-asian="12pt" style:font-size-complex="12pt"/>
    </style:style>
    <style:style style:name="T111_44" style:family="text">
      <style:text-properties fo:font-size="12pt" style:font-size-asian="12pt" style:font-size-complex="12pt"/>
    </style:style>
    <style:style style:name="T111_45" style:family="text">
      <style:text-properties fo:font-size="12pt" style:font-size-asian="12pt" style:font-size-complex="12pt"/>
    </style:style>
    <style:style style:name="T111_46" style:family="text">
      <style:text-properties fo:font-size="12pt" style:font-size-asian="12pt" style:font-size-complex="12pt"/>
    </style:style>
    <style:style style:name="T111_47" style:family="text">
      <style:text-properties fo:font-size="12pt" style:font-size-asian="12pt" style:font-size-complex="12pt"/>
    </style:style>
    <style:style style:name="T111_48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T112_6" style:family="text">
      <style:text-properties fo:font-size="12pt" style:font-size-asian="12pt" style:font-size-complex="12pt"/>
    </style:style>
    <style:style style:name="T112_7" style:family="text">
      <style:text-properties fo:font-size="12pt" style:font-size-asian="12pt" style:font-size-complex="12pt"/>
    </style:style>
    <style:style style:name="T112_8" style:family="text">
      <style:text-properties fo:font-size="12pt" style:font-size-asian="12pt" style:font-size-complex="12pt"/>
    </style:style>
    <style:style style:name="T112_9" style:family="text">
      <style:text-properties fo:font-size="12pt" style:font-size-asian="12pt" style:font-size-complex="12pt"/>
    </style:style>
    <style:style style:name="T112_10" style:family="text">
      <style:text-properties fo:font-size="12pt" style:font-size-asian="12pt" style:font-size-complex="12pt"/>
    </style:style>
    <style:style style:name="T112_11" style:family="text">
      <style:text-properties fo:font-size="12pt" style:font-size-asian="12pt" style:font-size-complex="12pt"/>
    </style:style>
    <style:style style:name="T112_12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/>
    <style:style style:name="T11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7" style:family="text"/>
    <style:style style:name="T11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9" style:family="text"/>
    <style:style style:name="T11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11" style:family="text"/>
    <style:style style:name="T11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13" style:family="text"/>
    <style:style style:name="T113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15" style:family="text"/>
    <style:style style:name="T11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17" style:family="text"/>
    <style:style style:name="T11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19" style:family="text"/>
    <style:style style:name="T11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21" style:family="text"/>
    <style:style style:name="T11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23" style:family="text"/>
    <style:style style:name="T113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25" style:family="text"/>
    <style:style style:name="T113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27" style:family="text"/>
    <style:style style:name="T113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29" style:family="text"/>
    <style:style style:name="T113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31" style:family="text"/>
    <style:style style:name="T113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33" style:family="text"/>
    <style:style style:name="T113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35" style:family="text"/>
    <style:style style:name="T113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37" style:family="text"/>
    <style:style style:name="T113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39" style:family="text"/>
    <style:style style:name="T113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41" style:family="text"/>
    <style:style style:name="T113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43" style:family="text">
      <style:text-properties fo:font-size="12pt" style:font-size-asian="12pt" style:font-size-complex="12pt"/>
    </style:style>
    <style:style style:name="T113_44" style:family="text">
      <style:text-properties fo:font-size="12pt" style:font-size-asian="12pt" style:font-size-complex="12pt"/>
    </style:style>
    <style:style style:name="T113_45" style:family="text">
      <style:text-properties fo:font-size="12pt" style:font-size-asian="12pt" style:font-size-complex="12pt"/>
    </style:style>
    <style:style style:name="T113_46" style:family="text">
      <style:text-properties fo:font-size="12pt" style:font-size-asian="12pt" style:font-size-complex="12pt"/>
    </style:style>
    <style:style style:name="T113_47" style:family="text">
      <style:text-properties fo:font-size="12pt" style:font-size-asian="12pt" style:font-size-complex="12pt"/>
    </style:style>
    <style:style style:name="T113_48" style:family="text">
      <style:text-properties fo:font-size="12pt" style:font-size-asian="12pt" style:font-size-complex="12pt"/>
    </style:style>
    <style:style style:name="T113_49" style:family="text">
      <style:text-properties fo:font-size="12pt" style:font-size-asian="12pt" style:font-size-complex="12pt"/>
    </style:style>
    <style:style style:name="T113_50" style:family="text">
      <style:text-properties fo:font-size="12pt" style:font-size-asian="12pt" style:font-size-complex="12pt"/>
    </style:style>
    <style:style style:name="T113_51" style:family="text">
      <style:text-properties fo:font-size="12pt" style:font-size-asian="12pt" style:font-size-complex="12pt"/>
    </style:style>
    <style:style style:name="T113_52" style:family="text">
      <style:text-properties fo:font-size="12pt" style:font-size-asian="12pt" style:font-size-complex="12pt"/>
    </style:style>
    <style:style style:name="T113_53" style:family="text">
      <style:text-properties fo:font-size="12pt" style:font-size-asian="12pt" style:font-size-complex="12pt"/>
    </style:style>
    <style:style style:name="T113_54" style:family="text"/>
    <style:style style:name="T113_5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56" style:family="text"/>
    <style:style style:name="T113_5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58" style:family="text"/>
    <style:style style:name="T113_59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60" style:family="text"/>
    <style:style style:name="T113_61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62" style:family="text"/>
    <style:style style:name="T113_63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64" style:family="text"/>
    <style:style style:name="T113_6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66" style:family="text"/>
    <style:style style:name="T113_6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68" style:family="text"/>
    <style:style style:name="T113_69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70" style:family="text"/>
    <style:style style:name="T113_71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72" style:family="text"/>
    <style:style style:name="T113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74" style:family="text"/>
    <style:style style:name="T113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76" style:family="text"/>
    <style:style style:name="T113_7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78" style:family="text"/>
    <style:style style:name="T113_79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80" style:family="text"/>
    <style:style style:name="T113_81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82" style:family="text"/>
    <style:style style:name="T113_83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84" style:family="text"/>
    <style:style style:name="T113_8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86" style:family="text"/>
    <style:style style:name="T113_8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3_88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ize="12pt" style:font-size-asian="12pt" style:font-size-complex="12pt"/>
    </style:style>
    <style:style style:name="T114_8" style:family="text">
      <style:text-properties fo:font-size="12pt" style:font-size-asian="12pt" style:font-size-complex="12pt"/>
    </style:style>
    <style:style style:name="T114_9" style:family="text">
      <style:text-properties fo:font-size="12pt" style:font-size-asian="12pt" style:font-size-complex="12pt"/>
    </style:style>
    <style:style style:name="T114_10" style:family="text">
      <style:text-properties fo:font-size="12pt" style:font-size-asian="12pt" style:font-size-complex="12pt"/>
    </style:style>
    <style:style style:name="T114_11" style:family="text">
      <style:text-properties fo:font-size="12pt" style:font-size-asian="12pt" style:font-size-complex="12pt"/>
    </style:style>
    <style:style style:name="T114_12" style:family="text">
      <style:text-properties fo:font-size="12pt" style:font-size-asian="12pt" style:font-size-complex="12pt"/>
    </style:style>
    <style:style style:name="T114_13" style:family="text">
      <style:text-properties fo:font-size="12pt" style:font-size-asian="12pt" style:font-size-complex="12pt"/>
    </style:style>
    <style:style style:name="T114_14" style:family="text">
      <style:text-properties fo:font-size="12pt" style:font-size-asian="12pt" style:font-size-complex="12pt"/>
    </style:style>
    <style:style style:name="T114_15" style:family="text">
      <style:text-properties fo:font-size="12pt" style:font-size-asian="12pt" style:font-size-complex="12pt"/>
    </style:style>
    <style:style style:name="T114_16" style:family="text">
      <style:text-properties fo:font-size="12pt" style:font-size-asian="12pt" style:font-size-complex="12pt"/>
    </style:style>
    <style:style style:name="T114_17" style:family="text">
      <style:text-properties fo:font-size="12pt" style:font-size-asian="12pt" style:font-size-complex="12pt"/>
    </style:style>
    <style:style style:name="T114_18" style:family="text">
      <style:text-properties fo:font-size="12pt" style:font-size-asian="12pt" style:font-size-complex="12pt"/>
    </style:style>
    <style:style style:name="T114_19" style:family="text">
      <style:text-properties fo:font-size="12pt" style:font-size-asian="12pt" style:font-size-complex="12pt"/>
    </style:style>
    <style:style style:name="T114_20" style:family="text">
      <style:text-properties fo:font-size="12pt" style:font-size-asian="12pt" style:font-size-complex="12pt"/>
    </style:style>
    <style:style style:name="T114_21" style:family="text">
      <style:text-properties fo:font-size="12pt" style:font-size-asian="12pt" style:font-size-complex="12pt"/>
    </style:style>
    <style:style style:name="T114_22" style:family="text">
      <style:text-properties fo:font-size="12pt" style:font-size-asian="12pt" style:font-size-complex="12pt"/>
    </style:style>
    <style:style style:name="T114_23" style:family="text"/>
    <style:style style:name="T114_24" style:family="text">
      <style:text-properties fo:color="#1155cc" style:text-underline-style="solid" style:text-underline-color="font-color"/>
    </style:style>
    <style:style style:name="T114_25" style:family="text"/>
    <style:style style:name="T114_26" style:family="text">
      <style:text-properties fo:color="#1155cc" style:text-underline-style="solid" style:text-underline-color="font-color"/>
    </style:style>
    <style:style style:name="T114_27" style:family="text"/>
    <style:style style:name="T114_28" style:family="text">
      <style:text-properties fo:color="#1155cc" style:text-underline-style="solid" style:text-underline-color="font-color"/>
    </style:style>
    <style:style style:name="T114_29" style:family="text"/>
    <style:style style:name="T114_30" style:family="text">
      <style:text-properties fo:color="#1155cc" style:text-underline-style="solid" style:text-underline-color="font-color"/>
    </style:style>
    <style:style style:name="T114_31" style:family="text"/>
    <style:style style:name="T114_32" style:family="text">
      <style:text-properties fo:color="#1155cc" style:text-underline-style="solid" style:text-underline-color="font-color"/>
    </style:style>
    <style:style style:name="T114_33" style:family="text"/>
    <style:style style:name="T114_34" style:family="text"/>
    <style:style style:name="T114_35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 style:text-underline-style="solid" style:text-underline-color="font-color"/>
    </style:style>
    <style:style style:name="T115_16" style:family="text">
      <style:text-properties fo:font-size="12pt" style:font-size-asian="12pt" style:font-size-complex="12pt"/>
    </style:style>
    <style:style style:name="T115_17" style:family="text"/>
    <style:style style:name="T11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19" style:family="text"/>
    <style:style style:name="T11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21" style:family="text"/>
    <style:style style:name="T11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23" style:family="text"/>
    <style:style style:name="T115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25" style:family="text"/>
    <style:style style:name="T115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27" style:family="text"/>
    <style:style style:name="T115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29" style:family="text"/>
    <style:style style:name="T115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31" style:family="text"/>
    <style:style style:name="T115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33" style:family="text"/>
    <style:style style:name="T115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35" style:family="text"/>
    <style:style style:name="T115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37" style:family="text"/>
    <style:style style:name="T115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39" style:family="text"/>
    <style:style style:name="T115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41" style:family="text"/>
    <style:style style:name="T115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43" style:family="text"/>
    <style:style style:name="T115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5_45" style:family="text">
      <style:text-properties fo:font-size="12pt" style:font-size-asian="12pt" style:font-size-complex="12pt"/>
    </style:style>
    <style:style style:name="T115_46" style:family="text">
      <style:text-properties fo:font-size="12pt" style:font-size-asian="12pt" style:font-size-complex="12pt"/>
    </style:style>
    <style:style style:name="T115_47" style:family="text">
      <style:text-properties fo:font-size="12pt" style:font-size-asian="12pt" style:font-size-complex="12pt"/>
    </style:style>
    <style:style style:name="T115_48" style:family="text">
      <style:text-properties fo:font-size="12pt" style:font-size-asian="12pt" style:font-size-complex="12pt"/>
    </style:style>
    <style:style style:name="T115_49" style:family="text">
      <style:text-properties fo:font-size="12pt" style:font-size-asian="12pt" style:font-size-complex="12pt"/>
    </style:style>
    <style:style style:name="T115_50" style:family="text">
      <style:text-properties fo:font-size="12pt" style:font-size-asian="12pt" style:font-size-complex="12pt"/>
    </style:style>
    <style:style style:name="T115_51" style:family="text">
      <style:text-properties fo:font-size="12pt" style:font-size-asian="12pt" style:font-size-complex="12pt"/>
    </style:style>
    <style:style style:name="T115_52" style:family="text">
      <style:text-properties fo:font-size="12pt" style:font-size-asian="12pt" style:font-size-complex="12pt"/>
    </style:style>
    <style:style style:name="T115_53" style:family="text">
      <style:text-properties fo:font-size="12pt" style:font-size-asian="12pt" style:font-size-complex="12pt"/>
    </style:style>
    <style:style style:name="T115_54" style:family="text">
      <style:text-properties fo:font-size="12pt" style:font-size-asian="12pt" style:font-size-complex="12pt"/>
    </style:style>
    <style:style style:name="T115_55" style:family="text">
      <style:text-properties fo:font-size="12pt" style:font-size-asian="12pt" style:font-size-complex="12pt"/>
    </style:style>
    <style:style style:name="T115_56" style:family="text">
      <style:text-properties fo:font-size="12pt" style:font-size-asian="12pt" style:font-size-complex="12pt"/>
    </style:style>
    <style:style style:name="T115_57" style:family="text">
      <style:text-properties fo:font-size="12pt" style:font-size-asian="12pt" style:font-size-complex="12pt"/>
    </style:style>
    <style:style style:name="T115_58" style:family="text">
      <style:text-properties fo:font-size="12pt" style:font-size-asian="12pt" style:font-size-complex="12pt"/>
    </style:style>
    <style:style style:name="T115_59" style:family="text">
      <style:text-properties fo:font-size="12pt" style:font-size-asian="12pt" style:font-size-complex="12pt"/>
    </style:style>
    <style:style style:name="T115_60" style:family="text">
      <style:text-properties fo:font-size="12pt" style:font-size-asian="12pt" style:font-size-complex="12pt"/>
    </style:style>
    <style:style style:name="T115_61" style:family="text">
      <style:text-properties fo:font-size="12pt" style:font-size-asian="12pt" style:font-size-complex="12pt"/>
    </style:style>
    <style:style style:name="T115_62" style:family="text">
      <style:text-properties fo:font-size="12pt" style:font-size-asian="12pt" style:font-size-complex="12pt"/>
    </style:style>
    <style:style style:name="T115_63" style:family="text">
      <style:text-properties fo:font-size="12pt" style:font-size-asian="12pt" style:font-size-complex="12pt"/>
    </style:style>
    <style:style style:name="T115_64" style:family="text">
      <style:text-properties fo:font-size="12pt" style:font-size-asian="12pt" style:font-size-complex="12pt"/>
    </style:style>
    <style:style style:name="T115_65" style:family="text">
      <style:text-properties fo:font-size="12pt" style:font-size-asian="12pt" style:font-size-complex="12pt"/>
    </style:style>
    <style:style style:name="T115_66" style:family="text">
      <style:text-properties fo:font-size="12pt" style:font-size-asian="12pt" style:font-size-complex="12pt"/>
    </style:style>
    <style:style style:name="T115_67" style:family="text">
      <style:text-properties fo:font-size="12pt" style:font-size-asian="12pt" style:font-size-complex="12pt"/>
    </style:style>
    <style:style style:name="T115_68" style:family="text">
      <style:text-properties fo:font-size="12pt" style:font-size-asian="12pt" style:font-size-complex="12pt"/>
    </style:style>
    <style:style style:name="T115_69" style:family="text">
      <style:text-properties fo:font-size="12pt" style:font-size-asian="12pt" style:font-size-complex="12pt"/>
    </style:style>
    <style:style style:name="T115_70" style:family="text">
      <style:text-properties fo:font-size="12pt" style:font-size-asian="12pt" style:font-size-complex="12pt"/>
    </style:style>
    <style:style style:name="T115_71" style:family="text">
      <style:text-properties fo:font-size="12pt" style:font-size-asian="12pt" style:font-size-complex="12pt"/>
    </style:style>
    <style:style style:name="T115_72" style:family="text">
      <style:text-properties fo:font-size="12pt" style:font-size-asian="12pt" style:font-size-complex="12pt"/>
    </style:style>
    <style:style style:name="T115_73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T117_1" style:family="text">
      <style:text-properties fo:font-size="24pt" style:font-size-asian="24pt" style:font-size-complex="24pt"/>
    </style:style>
    <style:style style:name="T117_2" style:family="text">
      <style:text-properties fo:font-size="24pt" style:font-size-asian="24pt" style:font-size-complex="24pt"/>
    </style:style>
    <style:style style:name="T117_3" style:family="text">
      <style:text-properties fo:font-size="24pt" style:font-size-asian="24pt" style:font-size-complex="24pt"/>
    </style:style>
    <style:style style:name="T117_4" style:family="text">
      <style:text-properties fo:font-size="24pt" style:font-size-asian="24pt" style:font-size-complex="24pt"/>
    </style:style>
    <style:style style:name="T117_5" style:family="text">
      <style:text-properties fo:font-size="24pt" style:font-size-asian="24pt" style:font-size-complex="24pt"/>
    </style:style>
    <style:style style:name="T117_6" style:family="text">
      <style:text-properties fo:font-size="24pt" style:font-size-asian="24pt" style:font-size-complex="24pt"/>
    </style:style>
    <style:style style:name="T117_7" style:family="text">
      <style:text-properties fo:font-size="24pt" style:font-size-asian="24pt" style:font-size-complex="24pt"/>
    </style:style>
    <style:style style:name="P11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style:font-name="Trebuchet MS" style:font-name-asian="Trebuchet MS" style:font-name-complex="Trebuchet MS"/>
    </style:style>
  </office:automatic-styles>
  <office:body>
    <office:text>
      <text:p text:style-name="P1"><text:span text:style-name="T1_1"><text:a xlink:type="simple" xlink:href="http://www.silexlabs.org/"><text:span text:style-name="T1_2">silexlabs</text:span></text:a></text:span><text:span text:style-name="T1_3"><text:a xlink:type="simple" xlink:href="http://www.silexlabs.org/"><text:span text:style-name="T1_4">.</text:span></text:a></text:span><text:span text:style-name="T1_5"><text:a xlink:type="simple" xlink:href="http://www.silexlabs.org/"><text:span text:style-name="T1_6">org</text:span></text:a></text:span><text:span text:style-name="T1_7"><text:s/></text:span><text:span text:style-name="T1_8">et</text:span><text:span text:style-name="T1_9"><text:a xlink:type="simple" xlink:href="http://www.pixaline.net/"><text:span text:style-name="T1_10"><text:s/></text:span></text:a></text:span><text:span text:style-name="T1_11"><text:a xlink:type="simple" xlink:href="http://www.pixaline.net/"><text:span text:style-name="T1_12">pixaline</text:span></text:a></text:span><text:span text:style-name="T1_13"><text:a xlink:type="simple" xlink:href="http://www.pixaline.net/"><text:span text:style-name="T1_14">.</text:span></text:a></text:span><text:span text:style-name="T1_15"><text:a xlink:type="simple" xlink:href="http://www.pixaline.net/"><text:span text:style-name="T1_16">net</text:span></text:a></text:span><text:span text:style-name="T1_17"><text:s/></text:span><text:span text:style-name="T1_18">présente</text:span><text:span text:style-name="T1_19">…</text:span></text:p>
      <text:p text:style-name="P2"><text:span text:style-name="T2_1">v</text:span><text:span text:style-name="T2_2"><text:s/>1.0.2</text:span></text:p>
      <text:p text:style-name="P3"/>
      <text:p text:style-name="P4"><text:span text:style-name="T4_1">Haxetelier</text:span><text:span text:style-name="T4_2"><text:s/>#10<text:s/>:<text:s/></text:span><text:span text:style-name="T4_3">Cordova</text:span><text:span text:style-name="T4_4"><text:s/></text:span><text:span text:style-name="T4_5">avec</text:span><text:span text:style-name="T4_6"><text:s/></text:span><text:span text:style-name="T4_7">Haxe</text:span></text:p>
      <text:p text:style-name="P5"><text:span text:style-name="T5_1"><text:s/>--<text:s/></text:span><text:span text:style-name="T5_2">Résumé</text:span><text:span text:style-name="T5_3"><text:s/>--</text:span></text:p>
      <text:p text:style-name="P6"/>
      <text:list text:style-name="LS1" xml:id="list0">
        <text:list-item>
          <text:p text:style-name="P7"><text:span text:style-name="T7_1">Téléchargement</text:span><text:span text:style-name="T7_2"><text:s/></text:span><text:span text:style-name="T7_3">de</text:span><text:span text:style-name="T7_4"><text:s/></text:span><text:span text:style-name="T7_5">l</text:span><text:span text:style-name="T7_6">’</text:span><text:span text:style-name="T7_7">application</text:span><text:span text:style-name="T7_8"><text:s/></text:span><text:span text:style-name="T7_9">finale</text:span><text:span text:style-name="T7_10"><text:s/></text:span><text:span text:style-name="T7_11">depuis</text:span><text:span text:style-name="T7_12"><text:s/></text:span><text:span text:style-name="T7_13">Google</text:span><text:span text:style-name="T7_14"><text:s/></text:span><text:span text:style-name="T7_15">Play</text:span><text:span text:style-name="T7_16"><text:s/>:<text:s/><text:line-break/></text:span><text:span text:style-name="T7_17">L</text:span><text:span text:style-name="T7_18">’</text:span><text:span text:style-name="T7_19">app</text:span><text:span text:style-name="T7_20"><text:s/></text:span><text:span text:style-name="T7_21">s</text:span><text:span text:style-name="T7_22">’</text:span><text:span text:style-name="T7_23">appelle</text:span><text:span text:style-name="T7_24"><text:s/>“</text:span><text:span text:style-name="T7_25">Apix</text:span><text:span text:style-name="T7_26"><text:s/></text:span><text:span text:style-name="T7_27">CordovHaxe</text:span><text:span text:style-name="T7_28">”<text:s/>;<text:s/><text:line-break/></text:span><text:span text:style-name="T7_29">aller</text:span><text:span text:style-name="T7_30"><text:s/></text:span><text:span text:style-name="T7_31">sur</text:span><text:span text:style-name="T7_32"><text:s/></text:span><text:span text:style-name="T7_33"><text:a xlink:type="simple" xlink:href="https://play.google.com/store/apps/details?id=net.apixline.cordosample"><text:span text:style-name="T7_34">https</text:span></text:a></text:span><text:span text:style-name="T7_35"><text:a xlink:type="simple" xlink:href="https://play.google.com/store/apps/details?id=net.apixline.cordosample"><text:span text:style-name="T7_36">://</text:span></text:a></text:span><text:span text:style-name="T7_37"><text:a xlink:type="simple" xlink:href="https://play.google.com/store/apps/details?id=net.apixline.cordosample"><text:span text:style-name="T7_38">play</text:span></text:a></text:span><text:span text:style-name="T7_39"><text:a xlink:type="simple" xlink:href="https://play.google.com/store/apps/details?id=net.apixline.cordosample"><text:span text:style-name="T7_40">.</text:span></text:a></text:span><text:span text:style-name="T7_41"><text:a xlink:type="simple" xlink:href="https://play.google.com/store/apps/details?id=net.apixline.cordosample"><text:span text:style-name="T7_42">google</text:span></text:a></text:span><text:span text:style-name="T7_43"><text:a xlink:type="simple" xlink:href="https://play.google.com/store/apps/details?id=net.apixline.cordosample"><text:span text:style-name="T7_44">.</text:span></text:a></text:span><text:span text:style-name="T7_45"><text:a xlink:type="simple" xlink:href="https://play.google.com/store/apps/details?id=net.apixline.cordosample"><text:span text:style-name="T7_46">com</text:span></text:a></text:span><text:span text:style-name="T7_47"><text:a xlink:type="simple" xlink:href="https://play.google.com/store/apps/details?id=net.apixline.cordosample"><text:span text:style-name="T7_48">/</text:span></text:a></text:span><text:span text:style-name="T7_49"><text:a xlink:type="simple" xlink:href="https://play.google.com/store/apps/details?id=net.apixline.cordosample"><text:span text:style-name="T7_50">store</text:span></text:a></text:span><text:span text:style-name="T7_51"><text:a xlink:type="simple" xlink:href="https://play.google.com/store/apps/details?id=net.apixline.cordosample"><text:span text:style-name="T7_52">/</text:span></text:a></text:span><text:span text:style-name="T7_53"><text:a xlink:type="simple" xlink:href="https://play.google.com/store/apps/details?id=net.apixline.cordosample"><text:span text:style-name="T7_54">apps</text:span></text:a></text:span><text:span text:style-name="T7_55"><text:a xlink:type="simple" xlink:href="https://play.google.com/store/apps/details?id=net.apixline.cordosample"><text:span text:style-name="T7_56">/</text:span></text:a></text:span><text:span text:style-name="T7_57"><text:a xlink:type="simple" xlink:href="https://play.google.com/store/apps/details?id=net.apixline.cordosample"><text:span text:style-name="T7_58">details</text:span></text:a></text:span><text:span text:style-name="T7_59"><text:a xlink:type="simple" xlink:href="https://play.google.com/store/apps/details?id=net.apixline.cordosample"><text:span text:style-name="T7_60">?</text:span></text:a></text:span><text:span text:style-name="T7_61"><text:a xlink:type="simple" xlink:href="https://play.google.com/store/apps/details?id=net.apixline.cordosample"><text:span text:style-name="T7_62">id</text:span></text:a></text:span><text:span text:style-name="T7_63"><text:a xlink:type="simple" xlink:href="https://play.google.com/store/apps/details?id=net.apixline.cordosample"><text:span text:style-name="T7_64">=</text:span></text:a></text:span><text:span text:style-name="T7_65"><text:a xlink:type="simple" xlink:href="https://play.google.com/store/apps/details?id=net.apixline.cordosample"><text:span text:style-name="T7_66">net</text:span></text:a></text:span><text:span text:style-name="T7_67"><text:a xlink:type="simple" xlink:href="https://play.google.com/store/apps/details?id=net.apixline.cordosample"><text:span text:style-name="T7_68">.</text:span></text:a></text:span><text:span text:style-name="T7_69"><text:a xlink:type="simple" xlink:href="https://play.google.com/store/apps/details?id=net.apixline.cordosample"><text:span text:style-name="T7_70">apixline</text:span></text:a></text:span><text:span text:style-name="T7_71"><text:a xlink:type="simple" xlink:href="https://play.google.com/store/apps/details?id=net.apixline.cordosample"><text:span text:style-name="T7_72">.</text:span></text:a></text:span><text:span text:style-name="T7_73"><text:a xlink:type="simple" xlink:href="https://play.google.com/store/apps/details?id=net.apixline.cordosample"><text:span text:style-name="T7_74">cordosample</text:span></text:a></text:span><text:span text:style-name="T7_75"><text:line-break/></text:span><text:span text:style-name="T7_76">ou</text:span><text:span text:style-name="T7_77"><text:line-break/></text:span><text:span text:style-name="T7_78">taper</text:span><text:span text:style-name="T7_79"><text:s/>“</text:span><text:span text:style-name="T7_80">apix</text:span><text:span text:style-name="T7_81">”<text:s/></text:span><text:span text:style-name="T7_82">dans</text:span><text:span text:style-name="T7_83"><text:s/></text:span><text:span text:style-name="T7_84">la</text:span><text:span text:style-name="T7_85"><text:s/></text:span><text:span text:style-name="T7_86">recherche</text:span><text:span text:style-name="T7_87">.<text:line-break/><text:line-break/></text:span><text:span text:style-name="T7_88">Il</text:span><text:span text:style-name="T7_89"><text:s/></text:span><text:span text:style-name="T7_90">y</text:span><text:span text:style-name="T7_91"><text:s/></text:span><text:span text:style-name="T7_92">a</text:span><text:span text:style-name="T7_93"><text:s/></text:span><text:span text:style-name="T7_94">aussi</text:span><text:span text:style-name="T7_95"><text:s/></text:span><text:span text:style-name="T7_96">l</text:span><text:span text:style-name="T7_97">’</text:span><text:span text:style-name="T7_98">application</text:span><text:span text:style-name="T7_99"><text:s/></text:span><text:span text:style-name="T7_100">de</text:span><text:span text:style-name="T7_101"><text:s/></text:span><text:span text:style-name="T7_102">démo</text:span><text:span text:style-name="T7_103"><text:s text:c="2"/>“</text:span><text:span text:style-name="T7_104">Apix</text:span><text:span text:style-name="T7_105"><text:s/></text:span><text:span text:style-name="T7_106">UICompo</text:span><text:span text:style-name="T7_107">”<text:s/></text:span><text:span text:style-name="T7_108">qui</text:span><text:span text:style-name="T7_109"><text:s/></text:span><text:span text:style-name="T7_110">contient</text:span><text:span text:style-name="T7_111"><text:s/></text:span><text:span text:style-name="T7_112">quelques</text:span><text:span text:style-name="T7_113"><text:s/>“</text:span><text:span text:style-name="T7_114">plugins</text:span><text:span text:style-name="T7_115">”<text:s/></text:span><text:span text:style-name="T7_116">Cordova</text:span><text:span text:style-name="T7_117"><text:s/></text:span><text:span text:style-name="T7_118">comme</text:span><text:span text:style-name="T7_119"><text:s/>“</text:span><text:span text:style-name="T7_120">Camera</text:span><text:span text:style-name="T7_121">”<text:s/></text:span><text:span text:style-name="T7_122">ou</text:span><text:span text:style-name="T7_123"><text:s/>“</text:span><text:span text:style-name="T7_124">Geolocation</text:span><text:span text:style-name="T7_125">”<text:line-break/></text:span></text:p>
        </text:list-item>
      </text:list>
      <text:list text:style-name="LS2" xml:id="list1">
        <text:list-item>
          <text:p text:style-name="P8"><text:span text:style-name="T8_1">Installations</text:span><text:span text:style-name="T8_2"><text:s/></text:span><text:span text:style-name="T8_3">des</text:span><text:span text:style-name="T8_4"><text:s/></text:span><text:span text:style-name="T8_5">dépendances</text:span><text:span text:style-name="T8_6"><text:s/><text:line-break/></text:span><text:span text:style-name="T8_7">(</text:span><text:span text:style-name="T8_8">NodeJs</text:span><text:span text:style-name="T8_9">-</text:span><text:span text:style-name="T8_10">Cordova</text:span><text:span text:style-name="T8_11">-</text:span><text:span text:style-name="T8_12">Java</text:span><text:span text:style-name="T8_13">-</text:span><text:span text:style-name="T8_14">Ant</text:span><text:span text:style-name="T8_15">-</text:span><text:span text:style-name="T8_16">AndroidSdk</text:span><text:span text:style-name="T8_17">-</text:span><text:span text:style-name="T8_18">Haxe</text:span><text:span text:style-name="T8_19">-</text:span><text:span text:style-name="T8_20">zip</text:span><text:span text:style-name="T8_21"><text:s/></text:span><text:span text:style-name="T8_22">GitHub</text:span><text:span text:style-name="T8_23"><text:s/></text:span><text:span text:style-name="T8_24">et</text:span><text:span text:style-name="T8_25"><text:s/></text:span><text:span text:style-name="T8_26">Driver</text:span><text:span text:style-name="T8_27"><text:s/></text:span><text:span text:style-name="T8_28">ADB</text:span><text:span text:style-name="T8_29">)</text:span><text:span text:style-name="T8_30"><text:s/>:<text:line-break/></text:span><text:span text:style-name="T8_31"><text:line-break/></text:span><text:span text:style-name="T8_32"><text:a xlink:type="simple" xlink:href="https://drive.google.com/open?id=1aVt0TaZ8mgc5z85QYneQXkDYa2FlMgUmAcgUtZQBIvM&amp;authuser=0"><text:span text:style-name="T8_33">https</text:span></text:a></text:span><text:span text:style-name="T8_34"><text:a xlink:type="simple" xlink:href="https://drive.google.com/open?id=1aVt0TaZ8mgc5z85QYneQXkDYa2FlMgUmAcgUtZQBIvM&amp;authuser=0"><text:span text:style-name="T8_35">://</text:span></text:a></text:span><text:span text:style-name="T8_36"><text:a xlink:type="simple" xlink:href="https://drive.google.com/open?id=1aVt0TaZ8mgc5z85QYneQXkDYa2FlMgUmAcgUtZQBIvM&amp;authuser=0"><text:span text:style-name="T8_37">drive</text:span></text:a></text:span><text:span text:style-name="T8_38"><text:a xlink:type="simple" xlink:href="https://drive.google.com/open?id=1aVt0TaZ8mgc5z85QYneQXkDYa2FlMgUmAcgUtZQBIvM&amp;authuser=0"><text:span text:style-name="T8_39">.</text:span></text:a></text:span><text:span text:style-name="T8_40"><text:a xlink:type="simple" xlink:href="https://drive.google.com/open?id=1aVt0TaZ8mgc5z85QYneQXkDYa2FlMgUmAcgUtZQBIvM&amp;authuser=0"><text:span text:style-name="T8_41">google</text:span></text:a></text:span><text:span text:style-name="T8_42"><text:a xlink:type="simple" xlink:href="https://drive.google.com/open?id=1aVt0TaZ8mgc5z85QYneQXkDYa2FlMgUmAcgUtZQBIvM&amp;authuser=0"><text:span text:style-name="T8_43">.</text:span></text:a></text:span><text:span text:style-name="T8_44"><text:a xlink:type="simple" xlink:href="https://drive.google.com/open?id=1aVt0TaZ8mgc5z85QYneQXkDYa2FlMgUmAcgUtZQBIvM&amp;authuser=0"><text:span text:style-name="T8_45">com</text:span></text:a></text:span><text:span text:style-name="T8_46"><text:a xlink:type="simple" xlink:href="https://drive.google.com/open?id=1aVt0TaZ8mgc5z85QYneQXkDYa2FlMgUmAcgUtZQBIvM&amp;authuser=0"><text:span text:style-name="T8_47">/</text:span></text:a></text:span><text:span text:style-name="T8_48"><text:a xlink:type="simple" xlink:href="https://drive.google.com/open?id=1aVt0TaZ8mgc5z85QYneQXkDYa2FlMgUmAcgUtZQBIvM&amp;authuser=0"><text:span text:style-name="T8_49">open</text:span></text:a></text:span><text:span text:style-name="T8_50"><text:a xlink:type="simple" xlink:href="https://drive.google.com/open?id=1aVt0TaZ8mgc5z85QYneQXkDYa2FlMgUmAcgUtZQBIvM&amp;authuser=0"><text:span text:style-name="T8_51">?</text:span></text:a></text:span><text:span text:style-name="T8_52"><text:a xlink:type="simple" xlink:href="https://drive.google.com/open?id=1aVt0TaZ8mgc5z85QYneQXkDYa2FlMgUmAcgUtZQBIvM&amp;authuser=0"><text:span text:style-name="T8_53">id</text:span></text:a></text:span><text:span text:style-name="T8_54"><text:a xlink:type="simple" xlink:href="https://drive.google.com/open?id=1aVt0TaZ8mgc5z85QYneQXkDYa2FlMgUmAcgUtZQBIvM&amp;authuser=0"><text:span text:style-name="T8_55">=1</text:span></text:a></text:span><text:span text:style-name="T8_56"><text:a xlink:type="simple" xlink:href="https://drive.google.com/open?id=1aVt0TaZ8mgc5z85QYneQXkDYa2FlMgUmAcgUtZQBIvM&amp;authuser=0"><text:span text:style-name="T8_57">aVt</text:span></text:a></text:span><text:span text:style-name="T8_58"><text:a xlink:type="simple" xlink:href="https://drive.google.com/open?id=1aVt0TaZ8mgc5z85QYneQXkDYa2FlMgUmAcgUtZQBIvM&amp;authuser=0"><text:span text:style-name="T8_59">0</text:span></text:a></text:span><text:span text:style-name="T8_60"><text:a xlink:type="simple" xlink:href="https://drive.google.com/open?id=1aVt0TaZ8mgc5z85QYneQXkDYa2FlMgUmAcgUtZQBIvM&amp;authuser=0"><text:span text:style-name="T8_61">TaZ</text:span></text:a></text:span><text:span text:style-name="T8_62"><text:a xlink:type="simple" xlink:href="https://drive.google.com/open?id=1aVt0TaZ8mgc5z85QYneQXkDYa2FlMgUmAcgUtZQBIvM&amp;authuser=0"><text:span text:style-name="T8_63">8</text:span></text:a></text:span><text:span text:style-name="T8_64"><text:a xlink:type="simple" xlink:href="https://drive.google.com/open?id=1aVt0TaZ8mgc5z85QYneQXkDYa2FlMgUmAcgUtZQBIvM&amp;authuser=0"><text:span text:style-name="T8_65">mgc</text:span></text:a></text:span><text:span text:style-name="T8_66"><text:a xlink:type="simple" xlink:href="https://drive.google.com/open?id=1aVt0TaZ8mgc5z85QYneQXkDYa2FlMgUmAcgUtZQBIvM&amp;authuser=0"><text:span text:style-name="T8_67">5</text:span></text:a></text:span><text:span text:style-name="T8_68"><text:a xlink:type="simple" xlink:href="https://drive.google.com/open?id=1aVt0TaZ8mgc5z85QYneQXkDYa2FlMgUmAcgUtZQBIvM&amp;authuser=0"><text:span text:style-name="T8_69">z</text:span></text:a></text:span><text:span text:style-name="T8_70"><text:a xlink:type="simple" xlink:href="https://drive.google.com/open?id=1aVt0TaZ8mgc5z85QYneQXkDYa2FlMgUmAcgUtZQBIvM&amp;authuser=0"><text:span text:style-name="T8_71">85</text:span></text:a></text:span><text:span text:style-name="T8_72"><text:a xlink:type="simple" xlink:href="https://drive.google.com/open?id=1aVt0TaZ8mgc5z85QYneQXkDYa2FlMgUmAcgUtZQBIvM&amp;authuser=0"><text:span text:style-name="T8_73">QYneQXkDYa</text:span></text:a></text:span><text:span text:style-name="T8_74"><text:a xlink:type="simple" xlink:href="https://drive.google.com/open?id=1aVt0TaZ8mgc5z85QYneQXkDYa2FlMgUmAcgUtZQBIvM&amp;authuser=0"><text:span text:style-name="T8_75">2</text:span></text:a></text:span><text:span text:style-name="T8_76"><text:a xlink:type="simple" xlink:href="https://drive.google.com/open?id=1aVt0TaZ8mgc5z85QYneQXkDYa2FlMgUmAcgUtZQBIvM&amp;authuser=0"><text:span text:style-name="T8_77">FlMgUmAcgUtZQBIvM</text:span></text:a></text:span><text:span text:style-name="T8_78"><text:a xlink:type="simple" xlink:href="https://drive.google.com/open?id=1aVt0TaZ8mgc5z85QYneQXkDYa2FlMgUmAcgUtZQBIvM&amp;authuser=0"><text:span text:style-name="T8_79">&amp;</text:span></text:a></text:span><text:span text:style-name="T8_80"><text:a xlink:type="simple" xlink:href="https://drive.google.com/open?id=1aVt0TaZ8mgc5z85QYneQXkDYa2FlMgUmAcgUtZQBIvM&amp;authuser=0"><text:span text:style-name="T8_81">authuser</text:span></text:a></text:span><text:span text:style-name="T8_82"><text:a xlink:type="simple" xlink:href="https://drive.google.com/open?id=1aVt0TaZ8mgc5z85QYneQXkDYa2FlMgUmAcgUtZQBIvM&amp;authuser=0"><text:span text:style-name="T8_83">=0</text:span></text:a></text:span></text:p>
        </text:list-item>
      </text:list>
      <text:p text:style-name="P9"/>
      <text:p text:style-name="P10"/>
      <text:list text:style-name="LS3" xml:id="list2">
        <text:list-item>
          <text:p text:style-name="P11"><text:span text:style-name="T11_1">Développements</text:span><text:span text:style-name="T11_2"><text:s/>:</text:span></text:p>
        </text:list-item>
      </text:list>
      <text:p text:style-name="P12"><text:span text:style-name="T12_1">Préparation</text:span><text:span text:style-name="T12_2"><text:s/></text:span><text:span text:style-name="T12_3">(</text:span><text:span text:style-name="T12_4">à</text:span><text:span text:style-name="T12_5"><text:s/></text:span><text:span text:style-name="T12_6">partir</text:span><text:span text:style-name="T12_7"><text:s/></text:span><text:span text:style-name="T12_8">de</text:span><text:span text:style-name="T12_9"><text:s/></text:span><text:span text:style-name="T12_10">la</text:span><text:span text:style-name="T12_11"><text:s/></text:span><text:span text:style-name="T12_12">racine</text:span><text:span text:style-name="T12_13"><text:s/></text:span><text:span text:style-name="T12_14">du</text:span><text:span text:style-name="T12_15"><text:s/></text:span><text:span text:style-name="T12_16">zip</text:span><text:span text:style-name="T12_17"><text:s/></text:span><text:span text:style-name="T12_18">téléchargé</text:span><text:span text:style-name="T12_19"><text:s/></text:span><text:span text:style-name="T12_20">depuis</text:span><text:span text:style-name="T12_21"><text:s/></text:span><text:span text:style-name="T12_22">github</text:span><text:span text:style-name="T12_23">)</text:span><text:span text:style-name="T12_24"><text:s/></text:span><text:span text:style-name="T12_25">:</text:span></text:p>
      <text:p text:style-name="P13"><text:span text:style-name="T13_1"><text:tab/></text:span><text:span text:style-name="T13_2">Aller</text:span><text:span text:style-name="T13_3"><text:s/></text:span><text:span text:style-name="T13_4">dans</text:span><text:span text:style-name="T13_5"><text:s text:c="2"/>./</text:span><text:span text:style-name="T13_6">haxeCordova</text:span><text:span text:style-name="T13_7">/<text:s/></text:span><text:span text:style-name="T13_8">et</text:span><text:span text:style-name="T13_9"><text:s/></text:span><text:span text:style-name="T13_10">créer</text:span><text:span text:style-name="T13_11"><text:s/></text:span><text:span text:style-name="T13_12">un</text:span><text:span text:style-name="T13_13"><text:s/>“</text:span><text:span text:style-name="T13_14">projet</text:span><text:span text:style-name="T13_15">”<text:s/></text:span><text:span text:style-name="T13_16">flashdevelop</text:span><text:span text:style-name="T13_17"><text:s/></text:span><text:span text:style-name="T13_18">ou</text:span><text:span text:style-name="T13_19"><text:s/></text:span><text:span text:style-name="T13_20">autre</text:span><text:span text:style-name="T13_21"><text:s/></text:span><text:span text:style-name="T13_22">IDE</text:span><text:span text:style-name="T13_23"><text:s/></text:span><text:span text:style-name="T13_24">de</text:span><text:span text:style-name="T13_25"><text:s/></text:span><text:span text:style-name="T13_26">votre</text:span><text:span text:style-name="T13_27"><text:s/></text:span><text:span text:style-name="T13_28">choix</text:span><text:span text:style-name="T13_29">.<text:line-break/></text:span></text:p>
      <text:p text:style-name="P14"><text:span text:style-name="T14_1">Structure</text:span><text:span text:style-name="T14_2">:</text:span></text:p>
      <text:p text:style-name="P15"><text:span text:style-name="T15_1">Le</text:span><text:span text:style-name="T15_2"><text:s/></text:span><text:span text:style-name="T15_3">dossier</text:span><text:span text:style-name="T15_4"><text:s/></text:span><text:span text:style-name="T15_5">de</text:span><text:span text:style-name="T15_6"><text:s/></text:span><text:span text:style-name="T15_7">travail</text:span><text:span text:style-name="T15_8"><text:s/>(</text:span><text:span text:style-name="T15_9">casi</text:span><text:span text:style-name="T15_10">)<text:s/></text:span><text:span text:style-name="T15_11">vide</text:span><text:span text:style-name="T15_12"><text:s/></text:span><text:span text:style-name="T15_13">est</text:span><text:span text:style-name="T15_14"><text:s/></text:span><text:span text:style-name="T15_15">dans</text:span><text:span text:style-name="T15_16"><text:s text:c="2"/></text:span><text:span text:style-name="T15_17">./</text:span><text:span text:style-name="T15_18">haxeCordova</text:span><text:span text:style-name="T15_19">/</text:span><text:span text:style-name="T15_20">todo</text:span><text:span text:style-name="T15_21">/</text:span></text:p>
      <text:p text:style-name="P16"><text:span text:style-name="T16_1">Les</text:span><text:span text:style-name="T16_2"><text:s/></text:span><text:span text:style-name="T16_3">classes</text:span><text:span text:style-name="T16_4"><text:s/>(</text:span><text:span text:style-name="T16_5">casi</text:span><text:span text:style-name="T16_6">)<text:s/></text:span><text:span text:style-name="T16_7">vierges</text:span><text:span text:style-name="T16_8"><text:s/></text:span><text:span text:style-name="T16_9">sont</text:span><text:span text:style-name="T16_10"><text:s/></text:span><text:span text:style-name="T16_11">dans</text:span><text:span text:style-name="T16_12"><text:s/></text:span><text:span text:style-name="T16_13">./</text:span><text:span text:style-name="T16_14">haxeCordova</text:span><text:span text:style-name="T16_15">/</text:span><text:span text:style-name="T16_16">todo</text:span><text:span text:style-name="T16_17">/</text:span><text:span text:style-name="T16_18">template</text:span><text:span text:style-name="T16_19">/</text:span><text:span text:style-name="T16_20">src</text:span></text:p>
      <text:p text:style-name="P17"><text:span text:style-name="T17_1">Les</text:span><text:span text:style-name="T17_2"><text:s/></text:span><text:span text:style-name="T17_3">autres</text:span><text:span text:style-name="T17_4"><text:s/></text:span><text:span text:style-name="T17_5">templates</text:span><text:span text:style-name="T17_6"><text:s/></text:span><text:span text:style-name="T17_7">sont</text:span><text:span text:style-name="T17_8"><text:s/></text:span><text:span text:style-name="T17_9">dans</text:span><text:span text:style-name="T17_10"><text:s/>./</text:span><text:span text:style-name="T17_11">haxeCordova</text:span><text:span text:style-name="T17_12">/</text:span><text:span text:style-name="T17_13">todo</text:span><text:span text:style-name="T17_14">/</text:span><text:span text:style-name="T17_15">template</text:span><text:span text:style-name="T17_16">/</text:span></text:p>
      <text:p text:style-name="P18"><text:span text:style-name="T18_1">Les</text:span><text:span text:style-name="T18_2"><text:s/></text:span><text:span text:style-name="T18_3">projets</text:span><text:span text:style-name="T18_4"><text:s/></text:span><text:span text:style-name="T18_5">complets</text:span><text:span text:style-name="T18_6"><text:s/>(</text:span><text:span text:style-name="T18_7">norma</text:span><text:span text:style-name="T18_8"><text:s/></text:span><text:span text:style-name="T18_9">et</text:span><text:span text:style-name="T18_10"><text:s/></text:span><text:span text:style-name="T18_11">cordosample</text:span><text:span text:style-name="T18_12">)<text:s/></text:span><text:span text:style-name="T18_13">déjà</text:span><text:span text:style-name="T18_14"><text:s/></text:span><text:span text:style-name="T18_15">réalisés</text:span><text:span text:style-name="T18_16"><text:s/></text:span><text:span text:style-name="T18_17">sont</text:span><text:span text:style-name="T18_18"><text:s/></text:span><text:span text:style-name="T18_19">dans</text:span><text:span text:style-name="T18_20"><text:s/></text:span><text:span text:style-name="T18_21">./</text:span><text:span text:style-name="T18_22">haxeCordova</text:span><text:span text:style-name="T18_23">/</text:span><text:span text:style-name="T18_24">done</text:span><text:span text:style-name="T18_25">/<text:s/><text:line-break/></text:span></text:p>
      <text:p text:style-name="P19"><text:span text:style-name="T19_1">Commun</text:span><text:span text:style-name="T19_2"><text:s/></text:span><text:span text:style-name="T19_3">aux</text:span><text:span text:style-name="T19_4"><text:s/>2<text:s/></text:span><text:span text:style-name="T19_5">projets</text:span><text:span text:style-name="T19_6"><text:s/></text:span><text:span text:style-name="T19_7">détaillés</text:span><text:span text:style-name="T19_8"><text:s/></text:span><text:span text:style-name="T19_9">plus</text:span><text:span text:style-name="T19_10"><text:s/></text:span><text:span text:style-name="T19_11">loin</text:span><text:span text:style-name="T19_12"><text:s/></text:span><text:span text:style-name="T19_13">:</text:span></text:p>
      <text:p text:style-name="P20"><text:span text:style-name="T20_1"><text:tab/></text:span><text:span text:style-name="T20_2">Initialisation</text:span><text:span text:style-name="T20_3"><text:s/></text:span><text:span text:style-name="T20_4">d</text:span><text:span text:style-name="T20_5">’</text:span><text:span text:style-name="T20_6">un</text:span><text:span text:style-name="T20_7"><text:s/></text:span><text:span text:style-name="T20_8">projet</text:span><text:span text:style-name="T20_9"><text:s text:c="2"/>:</text:span></text:p>
      <text:list text:style-name="LS3" xml:id="list3">
        <text:list-item>
          <text:p text:style-name="P21"><text:span text:style-name="T21_1">lancer</text:span><text:span text:style-name="T21_2"><text:s/></text:span><text:span text:style-name="T21_3">start</text:span><text:span text:style-name="T21_4">.</text:span><text:span text:style-name="T21_5">bat</text:span><text:span text:style-name="T21_6"><text:s/></text:span><text:span text:style-name="T21_7">sous</text:span><text:span text:style-name="T21_8"><text:s/></text:span><text:span text:style-name="T21_9">Windows</text:span><text:span text:style-name="T21_10"><text:s/>-</text:span><text:span text:style-name="T21_11">ou</text:span><text:span text:style-name="T21_12"><text:s/></text:span><text:span text:style-name="T21_13">autre</text:span><text:span text:style-name="T21_14"><text:s/></text:span><text:span text:style-name="T21_15">shell</text:span><text:span text:style-name="T21_16"><text:s/></text:span><text:span text:style-name="T21_17">avec</text:span><text:span text:style-name="T21_18"><text:s/></text:span><text:span text:style-name="T21_19">les</text:span><text:span text:style-name="T21_20"><text:s/></text:span><text:span text:style-name="T21_21">paths</text:span><text:span text:style-name="T21_22"><text:s/></text:span><text:span text:style-name="T21_23">des</text:span><text:span text:style-name="T21_24"><text:s/></text:span><text:span text:style-name="T21_25">softs</text:span><text:span text:style-name="T21_26"><text:s/></text:span><text:span text:style-name="T21_27">accessibles</text:span><text:span text:style-name="T21_28">.</text:span></text:p>
        </text:list-item>
        <text:list-item>
          <text:p text:style-name="P22"><text:span text:style-name="T22_1">cd</text:span><text:span text:style-name="T22_2"><text:s/>./</text:span><text:span text:style-name="T22_3">haxeCordova</text:span><text:span text:style-name="T22_4">/</text:span><text:span text:style-name="T22_5">todo</text:span><text:span text:style-name="T22_6">/<text:s/></text:span><text:span text:style-name="T22_7"><text:s text:c="12"/></text:span></text:p>
        </text:list-item>
        <text:list-item>
          <text:p text:style-name="P23"><text:span text:style-name="T23_1">cordova</text:span><text:span text:style-name="T23_2"><text:s/></text:span><text:span text:style-name="T23_3">create</text:span><text:span text:style-name="T23_4"><text:s/>&lt;</text:span><text:span text:style-name="T23_5">dossier</text:span><text:span text:style-name="T23_6"><text:s/></text:span><text:span text:style-name="T23_7">projet</text:span><text:span text:style-name="T23_8">&gt;<text:s/>&lt;</text:span><text:span text:style-name="T23_9">ext</text:span><text:span text:style-name="T23_10"><text:s/></text:span><text:span text:style-name="T23_11">domaine</text:span><text:span text:style-name="T23_12">&gt;.&lt;</text:span><text:span text:style-name="T23_13">domaine</text:span><text:span text:style-name="T23_14">&gt;.&lt;</text:span><text:span text:style-name="T23_15">nom</text:span><text:span text:style-name="T23_16"><text:s/></text:span><text:span text:style-name="T23_17">court</text:span><text:span text:style-name="T23_18"><text:s/></text:span><text:span text:style-name="T23_19">app</text:span><text:span text:style-name="T23_20">&gt;<text:s/>"&lt;</text:span><text:span text:style-name="T23_21">nom</text:span><text:span text:style-name="T23_22"><text:s/></text:span><text:span text:style-name="T23_23">appli</text:span><text:span text:style-name="T23_24">&gt;"</text:span><text:span text:style-name="T23_25"><text:line-break/></text:span><text:span text:style-name="T23_26">ex</text:span><text:span text:style-name="T23_27">:</text:span><text:span text:style-name="T23_28">cordova</text:span><text:span text:style-name="T23_29"><text:s/></text:span><text:span text:style-name="T23_30">create</text:span><text:span text:style-name="T23_31"><text:s/></text:span><text:span text:style-name="T23_32">norma</text:span><text:span text:style-name="T23_33"><text:s/></text:span><text:span text:style-name="T23_34">net</text:span><text:span text:style-name="T23_35">.</text:span><text:span text:style-name="T23_36">pixaline</text:span><text:span text:style-name="T23_37">.</text:span><text:span text:style-name="T23_38">norma</text:span><text:span text:style-name="T23_39"><text:s/>"</text:span><text:span text:style-name="T23_40">Norma</text:span><text:span text:style-name="T23_41"><text:s/></text:span><text:span text:style-name="T23_42">Pedroche</text:span><text:span text:style-name="T23_43">"</text:span></text:p>
        </text:list-item>
        <text:list-item>
          <text:p text:style-name="P24"><text:span text:style-name="T24_1">cd</text:span><text:span text:style-name="T24_2"><text:s/>&lt;</text:span><text:span text:style-name="T24_3">dossier</text:span><text:span text:style-name="T24_4"><text:s/></text:span><text:span text:style-name="T24_5">projet</text:span><text:span text:style-name="T24_6">&gt;<text:s/></text:span></text:p>
        </text:list-item>
        <text:list-item>
          <text:p text:style-name="P25"><text:span text:style-name="T25_1">cordova</text:span><text:span text:style-name="T25_2"><text:s/></text:span><text:span text:style-name="T25_3">platforms</text:span><text:span text:style-name="T25_4"><text:s/></text:span><text:span text:style-name="T25_5">add</text:span><text:span text:style-name="T25_6"><text:s/></text:span><text:span text:style-name="T25_7">android</text:span></text:p>
        </text:list-item>
        <text:list-item>
          <text:p text:style-name="P26"><text:span text:style-name="T26_1">remplacer</text:span><text:span text:style-name="T26_2"><text:s/>./</text:span><text:span text:style-name="T26_3">www</text:span><text:span text:style-name="T26_4">/<text:s/></text:span><text:span text:style-name="T26_5">par</text:span><text:span text:style-name="T26_6"><text:s/></text:span><text:span text:style-name="T26_7">le</text:span><text:span text:style-name="T26_8"><text:s/></text:span><text:span text:style-name="T26_9">www</text:span><text:span text:style-name="T26_10">/<text:s/></text:span><text:span text:style-name="T26_11">customisé</text:span><text:span text:style-name="T26_12"><text:s/></text:span><text:span text:style-name="T26_13">de</text:span><text:span text:style-name="T26_14"><text:s/></text:span><text:span text:style-name="T26_15">template</text:span><text:span text:style-name="T26_16">/</text:span></text:p>
        </text:list-item>
        <text:list-item>
          <text:p text:style-name="P27"><text:span text:style-name="T27_1">remplacer</text:span><text:span text:style-name="T27_2">./</text:span><text:span text:style-name="T27_3">platforms</text:span><text:span text:style-name="T27_4">/</text:span><text:span text:style-name="T27_5">android</text:span><text:span text:style-name="T27_6">/</text:span><text:span text:style-name="T27_7">res</text:span><text:span text:style-name="T27_8">/</text:span><text:span text:style-name="T27_9">drawable</text:span><text:span text:style-name="T27_10">*/<text:s/></text:span><text:span text:style-name="T27_11">par</text:span><text:span text:style-name="T27_12"><text:s/></text:span><text:span text:style-name="T27_13">les</text:span><text:span text:style-name="T27_14"><text:s/></text:span><text:span text:style-name="T27_15">drawable</text:span><text:span text:style-name="T27_16">*/<text:s/></text:span><text:span text:style-name="T27_17">customisés</text:span><text:span text:style-name="T27_18"><text:s/></text:span></text:p>
        </text:list-item>
        <text:list-item>
          <text:p text:style-name="P28"><text:span text:style-name="T28_1">modifier</text:span><text:span text:style-name="T28_2"><text:s text:c="2"/></text:span><text:span text:style-name="T28_3">www</text:span><text:span text:style-name="T28_4">/</text:span><text:span text:style-name="T28_5">index</text:span><text:span text:style-name="T28_6">.</text:span><text:span text:style-name="T28_7">html</text:span><text:span text:style-name="T28_8">,<text:s/>./</text:span><text:span text:style-name="T28_9">config</text:span><text:span text:style-name="T28_10">.</text:span><text:span text:style-name="T28_11">xml</text:span><text:span text:style-name="T28_12"><text:s/></text:span><text:span text:style-name="T28_13">et</text:span><text:span text:style-name="T28_14"><text:s text:c="2"/></text:span><text:span text:style-name="T28_15">platforms</text:span><text:span text:style-name="T28_16">/</text:span><text:span text:style-name="T28_17">android</text:span><text:span text:style-name="T28_18">/</text:span><text:span text:style-name="T28_19">res</text:span><text:span text:style-name="T28_20">/</text:span><text:span text:style-name="T28_21">xml</text:span><text:span text:style-name="T28_22">/</text:span><text:span text:style-name="T28_23">config</text:span><text:span text:style-name="T28_24">.</text:span><text:span text:style-name="T28_25">xml</text:span><text:span text:style-name="T28_26"><text:s/></text:span><text:span text:style-name="T28_27">selon</text:span><text:span text:style-name="T28_28"><text:s/></text:span><text:span text:style-name="T28_29">besoins</text:span><text:span text:style-name="T28_30">.</text:span></text:p>
        </text:list-item>
      </text:list>
      <text:p text:style-name="P29"><text:span text:style-name="T29_1"><text:line-break/><text:line-break/></text:span><text:span text:style-name="T29_2">Commun</text:span><text:span text:style-name="T29_3"><text:s/>(</text:span><text:span text:style-name="T29_4">suite</text:span><text:span text:style-name="T29_5">)<text:s/></text:span><text:span text:style-name="T29_6"><text:line-break/></text:span><text:span text:style-name="T29_7"><text:tab/></text:span><text:span text:style-name="T29_8">Test</text:span><text:span text:style-name="T29_9"><text:s/></text:span><text:span text:style-name="T29_10">sur</text:span><text:span text:style-name="T29_11"><text:s/></text:span><text:span text:style-name="T29_12">émulateur</text:span><text:span text:style-name="T29_13"><text:s/></text:span><text:span text:style-name="T29_14">ou</text:span><text:span text:style-name="T29_15"><text:s/></text:span><text:span text:style-name="T29_16">appareil</text:span><text:span text:style-name="T29_17"><text:s/></text:span><text:span text:style-name="T29_18">mobile</text:span><text:span text:style-name="T29_19"><text:s/>:</text:span></text:p>
      <text:list text:style-name="LS4" xml:id="list11">
        <text:list-item>
          <text:p text:style-name="P30"><text:span text:style-name="T30_1">lancer</text:span><text:span text:style-name="T30_2"><text:s/>1<text:s/></text:span><text:span text:style-name="T30_3">des</text:span><text:span text:style-name="T30_4"><text:s/></text:span><text:span text:style-name="T30_5">émulateurs</text:span><text:span text:style-name="T30_6"><text:s/></text:span><text:span text:style-name="T30_7">de</text:span><text:span text:style-name="T30_8"><text:s/></text:span><text:span text:style-name="T30_9">l</text:span><text:span text:style-name="T30_10">’</text:span><text:span text:style-name="T30_11">android</text:span><text:span text:style-name="T30_12"><text:s/></text:span><text:span text:style-name="T30_13">SDK</text:span><text:span text:style-name="T30_14"><text:s/></text:span><text:span text:style-name="T30_15">Manager</text:span><text:span text:style-name="T30_16"><text:s/><text:line-break/></text:span><text:span text:style-name="T30_17">(</text:span><text:span text:style-name="T30_18">sous</text:span><text:span text:style-name="T30_19"><text:s/></text:span><text:span text:style-name="T30_20">windows</text:span><text:span text:style-name="T30_21">)<text:s/></text:span><text:span text:style-name="T30_22">("</text:span><text:span text:style-name="T30_23">C</text:span><text:span text:style-name="T30_24">:/</text:span><text:span text:style-name="T30_25">Program</text:span><text:span text:style-name="T30_26"><text:s/></text:span><text:span text:style-name="T30_27">Files</text:span><text:span text:style-name="T30_28">/</text:span><text:span text:style-name="T30_29">Android</text:span><text:span text:style-name="T30_30">/</text:span><text:span text:style-name="T30_31">android</text:span><text:span text:style-name="T30_32">-</text:span><text:span text:style-name="T30_33">sdk</text:span><text:span text:style-name="T30_34">/</text:span><text:span text:style-name="T30_35">SDK</text:span><text:span text:style-name="T30_36"><text:s/></text:span><text:span text:style-name="T30_37">Manager</text:span><text:span text:style-name="T30_38">.</text:span><text:span text:style-name="T30_39">exe</text:span><text:span text:style-name="T30_40">")<text:s/></text:span></text:p>
        </text:list-item>
        <text:list-item>
          <text:p text:style-name="P31"><text:span text:style-name="T31_1">tools</text:span><text:span text:style-name="T31_2">&gt;</text:span><text:span text:style-name="T31_3">manage</text:span><text:span text:style-name="T31_4"><text:s/></text:span><text:span text:style-name="T31_5">AVDs</text:span><text:span text:style-name="T31_6">&gt;</text:span><text:span text:style-name="T31_7">device</text:span><text:span text:style-name="T31_8"><text:s/></text:span><text:span text:style-name="T31_9">Définitions</text:span><text:span text:style-name="T31_10">&gt;</text:span><text:span text:style-name="T31_11">choisir</text:span><text:span text:style-name="T31_12">&gt;</text:span><text:span text:style-name="T31_13">clone</text:span><text:span text:style-name="T31_14">&gt;&gt;</text:span><text:span text:style-name="T31_15">create</text:span><text:span text:style-name="T31_16"><text:s/></text:span><text:span text:style-name="T31_17">AVD</text:span><text:span text:style-name="T31_18">&gt;<text:line-break/></text:span><text:span text:style-name="T31_19">modifier</text:span><text:span text:style-name="T31_20">/</text:span><text:span text:style-name="T31_21">bidouiller</text:span><text:span text:style-name="T31_22"><text:s/></text:span><text:span text:style-name="T31_23">jusqu</text:span><text:span text:style-name="T31_24">’</text:span><text:span text:style-name="T31_25">à</text:span><text:span text:style-name="T31_26"><text:s/></text:span><text:span text:style-name="T31_27">ce</text:span><text:span text:style-name="T31_28"><text:s/></text:span><text:span text:style-name="T31_29">que</text:span><text:span text:style-name="T31_30"><text:s/></text:span><text:span text:style-name="T31_31">ça</text:span><text:span text:style-name="T31_32"><text:s/></text:span><text:span text:style-name="T31_33">démarre</text:span><text:span text:style-name="T31_34"><text:s/></text:span></text:p>
        </text:list-item>
        <text:list-item>
          <text:p text:style-name="P32"><text:span text:style-name="T32_1">cd</text:span><text:span text:style-name="T32_2"><text:s/>&lt;</text:span><text:span text:style-name="T32_3">dossier</text:span><text:span text:style-name="T32_4"><text:s/></text:span><text:span text:style-name="T32_5">projet</text:span><text:span text:style-name="T32_6">&gt;</text:span></text:p>
        </text:list-item>
        <text:list-item>
          <text:p text:style-name="P33"><text:span text:style-name="T33_1">cordova</text:span><text:span text:style-name="T33_2"><text:s/></text:span><text:span text:style-name="T33_3">emulate</text:span><text:span text:style-name="T33_4"><text:s/></text:span><text:span text:style-name="T33_5">android</text:span><text:span text:style-name="T33_6"><text:line-break/><text:line-break/></text:span><text:span text:style-name="T33_7">OU</text:span><text:span text:style-name="T33_8"><text:s/></text:span><text:span text:style-name="T33_9">MIEUX</text:span><text:span text:style-name="T33_10"><text:s/>:</text:span></text:p>
        </text:list-item>
        <text:list-item>
          <text:p text:style-name="P34"><text:span text:style-name="T34_1">Tester</text:span><text:span text:style-name="T34_2"><text:s/></text:span><text:span text:style-name="T34_3">directement</text:span><text:span text:style-name="T34_4"><text:s/></text:span><text:span text:style-name="T34_5">sur</text:span><text:span text:style-name="T34_6"><text:s/></text:span><text:span text:style-name="T34_7">mobile</text:span><text:span text:style-name="T34_8"><text:s/></text:span><text:span text:style-name="T34_9">(</text:span><text:span text:style-name="T34_10">la</text:span><text:span text:style-name="T34_11"><text:s/></text:span><text:span text:style-name="T34_12">partie</text:span><text:span text:style-name="T34_13"><text:s/></text:span><text:span text:style-name="T34_14">ADB</text:span><text:span text:style-name="T34_15"><text:s/></text:span><text:span text:style-name="T34_16">de</text:span><text:span text:style-name="T34_17"><text:s/></text:span><text:span text:style-name="T34_18">l</text:span><text:span text:style-name="T34_19">’</text:span><text:span text:style-name="T34_20">installation</text:span><text:span text:style-name="T34_21"><text:s/></text:span><text:span text:style-name="T34_22">doit</text:span><text:span text:style-name="T34_23"><text:s/></text:span><text:span text:style-name="T34_24">être</text:span><text:span text:style-name="T34_25"><text:s/></text:span><text:span text:style-name="T34_26">parfaitement</text:span><text:span text:style-name="T34_27"><text:s/></text:span><text:span text:style-name="T34_28">effectuée</text:span><text:span text:style-name="T34_29">)</text:span><text:span text:style-name="T34_30">:</text:span></text:p>
        </text:list-item>
        <text:list-item>
          <text:p text:style-name="P35"><text:span text:style-name="T35_1">Fermer</text:span><text:span text:style-name="T35_2"><text:s/></text:span><text:span text:style-name="T35_3">émulateur</text:span><text:span text:style-name="T35_4"><text:s/></text:span><text:span text:style-name="T35_5">android</text:span><text:span text:style-name="T35_6"><text:s/>-</text:span><text:span text:style-name="T35_7">si</text:span><text:span text:style-name="T35_8"><text:s/></text:span><text:span text:style-name="T35_9">besoin</text:span><text:span text:style-name="T35_10">.</text:span></text:p>
        </text:list-item>
        <text:list-item>
          <text:p text:style-name="P36"><text:span text:style-name="T36_1">désinstaller</text:span><text:span text:style-name="T36_2"><text:s/></text:span><text:span text:style-name="T36_3">sur</text:span><text:span text:style-name="T36_4"><text:s/></text:span><text:span text:style-name="T36_5">mobile</text:span><text:span text:style-name="T36_6"><text:s/></text:span><text:span text:style-name="T36_7">la</text:span><text:span text:style-name="T36_8"><text:s/></text:span><text:span text:style-name="T36_9">même</text:span><text:span text:style-name="T36_10"><text:s/></text:span><text:span text:style-name="T36_11">appli</text:span><text:span text:style-name="T36_12"><text:s/></text:span><text:span text:style-name="T36_13">installée</text:span><text:span text:style-name="T36_14"><text:s/></text:span><text:span text:style-name="T36_15">depuis</text:span><text:span text:style-name="T36_16"><text:s/></text:span><text:span text:style-name="T36_17">un</text:span><text:span text:style-name="T36_18"><text:s/></text:span><text:span text:style-name="T36_19">autre</text:span><text:span text:style-name="T36_20"><text:s/></text:span><text:span text:style-name="T36_21">ordi</text:span><text:span text:style-name="T36_22"><text:s/>-</text:span><text:span text:style-name="T36_23">si</text:span><text:span text:style-name="T36_24"><text:s/></text:span><text:span text:style-name="T36_25">besoin</text:span><text:span text:style-name="T36_26">.</text:span></text:p>
        </text:list-item>
        <text:list-item>
          <text:p text:style-name="P37"><text:span text:style-name="T37_1">cd</text:span><text:span text:style-name="T37_2"><text:s/>&lt;</text:span><text:span text:style-name="T37_3">dossier</text:span><text:span text:style-name="T37_4"><text:s/></text:span><text:span text:style-name="T37_5">projet</text:span><text:span text:style-name="T37_6">&gt;<text:s/></text:span></text:p>
        </text:list-item>
        <text:list-item>
          <text:p text:style-name="P38"><text:span text:style-name="T38_1">cordova</text:span><text:span text:style-name="T38_2"><text:s/></text:span><text:span text:style-name="T38_3">run</text:span><text:span text:style-name="T38_4"><text:s/></text:span><text:span text:style-name="T38_5">android</text:span><text:span text:style-name="T38_6"><text:s/></text:span><text:span text:style-name="T38_7">ou</text:span><text:span text:style-name="T38_8"><text:s text:c="2"/></text:span><text:span text:style-name="T38_9">cordova</text:span><text:span text:style-name="T38_10"><text:s/></text:span><text:span text:style-name="T38_11">build</text:span><text:span text:style-name="T38_12"><text:s/></text:span><text:span text:style-name="T38_13">android</text:span><text:span text:style-name="T38_14"><text:s/></text:span><text:span text:style-name="T38_15">pour</text:span><text:span text:style-name="T38_16"><text:s/></text:span><text:span text:style-name="T38_17">juste</text:span><text:span text:style-name="T38_18"><text:s/></text:span><text:span text:style-name="T38_19">tester</text:span><text:span text:style-name="T38_20"><text:s/></text:span><text:span text:style-name="T38_21">la</text:span><text:span text:style-name="T38_22"><text:s/></text:span><text:span text:style-name="T38_23">compil</text:span><text:span text:style-name="T38_24">.</text:span></text:p>
        </text:list-item>
        <text:list-item>
          <text:p text:style-name="P39"><text:span text:style-name="T39_1"><text:s/></text:span><text:span text:style-name="T39_2">pour</text:span><text:span text:style-name="T39_3"><text:s/></text:span><text:span text:style-name="T39_4">installer</text:span><text:span text:style-name="T39_5"><text:s/></text:span><text:span text:style-name="T39_6">sur</text:span><text:span text:style-name="T39_7"><text:s/></text:span><text:span text:style-name="T39_8">mobile</text:span><text:span text:style-name="T39_9"><text:s/></text:span><text:span text:style-name="T39_10">sans</text:span><text:span text:style-name="T39_11"><text:s/></text:span><text:span text:style-name="T39_12">re</text:span><text:span text:style-name="T39_13">-</text:span><text:span text:style-name="T39_14">compiler</text:span><text:span text:style-name="T39_15"><text:s/>:<text:line-break/><text:s/></text:span><text:span text:style-name="T39_16">adb</text:span><text:span text:style-name="T39_17"><text:s/></text:span><text:span text:style-name="T39_18">install</text:span><text:span text:style-name="T39_19"><text:s/>./</text:span><text:span text:style-name="T39_20">platforms</text:span><text:span text:style-name="T39_21">/</text:span><text:span text:style-name="T39_22">android</text:span><text:span text:style-name="T39_23">/</text:span><text:span text:style-name="T39_24">ant</text:span><text:span text:style-name="T39_25">-</text:span><text:span text:style-name="T39_26">build</text:span><text:span text:style-name="T39_27">/&lt;</text:span><text:span text:style-name="T39_28">appname</text:span><text:span text:style-name="T39_29">&gt;-</text:span><text:span text:style-name="T39_30">debug</text:span><text:span text:style-name="T39_31">-</text:span><text:span text:style-name="T39_32">unaligned</text:span><text:span text:style-name="T39_33">.</text:span><text:span text:style-name="T39_34">apk</text:span><text:span text:style-name="T39_35"><text:s/><text:line-break/></text:span></text:p>
        </text:list-item>
      </text:list>
      <text:p text:style-name="P40"><text:span text:style-name="T40_1"><text:line-break/></text:span></text:p>
      <text:p text:style-name="P41"><text:span text:style-name="T41_1">Projet</text:span><text:span text:style-name="T41_2"><text:s/></text:span><text:span text:style-name="T41_3">I</text:span><text:span text:style-name="T41_4"><text:s/>-<text:s/></text:span><text:span text:style-name="T41_5">ultra</text:span><text:span text:style-name="T41_6"><text:s/></text:span><text:span text:style-name="T41_7">simple</text:span><text:span text:style-name="T41_8"><text:line-break/></text:span><text:span text:style-name="T41_9">Transformer</text:span><text:span text:style-name="T41_10"><text:s/></text:span><text:span text:style-name="T41_11">n</text:span><text:span text:style-name="T41_12">’</text:span><text:span text:style-name="T41_13">importe</text:span><text:span text:style-name="T41_14"><text:s/></text:span><text:span text:style-name="T41_15">quel</text:span><text:span text:style-name="T41_16"><text:s/></text:span><text:span text:style-name="T41_17">responsive</text:span><text:span text:style-name="T41_18"><text:s/></text:span><text:span text:style-name="T41_19">website</text:span><text:span text:style-name="T41_20"><text:s/></text:span><text:span text:style-name="T41_21">en</text:span><text:span text:style-name="T41_22"><text:s/></text:span><text:span text:style-name="T41_23">app</text:span><text:span text:style-name="T41_24"><text:s/></text:span><text:span text:style-name="T41_25">mobile</text:span><text:span text:style-name="T41_26">.</text:span><text:span text:style-name="T41_27"><text:line-break/></text:span></text:p>
      <text:list text:style-name="LS3" xml:id="list21">
        <text:list-item>
          <text:p text:style-name="P42"><text:span text:style-name="T42_1">Effectuer</text:span><text:span text:style-name="T42_2"><text:s/></text:span><text:span text:style-name="T42_3">commun</text:span><text:span text:style-name="T42_4">&gt;</text:span><text:span text:style-name="T42_5">Initialisation</text:span><text:span text:style-name="T42_6"><text:s/></text:span><text:span text:style-name="T42_7">d</text:span><text:span text:style-name="T42_8">’</text:span><text:span text:style-name="T42_9">un</text:span><text:span text:style-name="T42_10"><text:s/></text:span><text:span text:style-name="T42_11">projet</text:span><text:span text:style-name="T42_12"><text:s/></text:span></text:p>
        </text:list-item>
        <text:list-item>
          <text:p text:style-name="P43"><text:span text:style-name="T43_1">modifier</text:span><text:span text:style-name="T43_2"><text:s/></text:span><text:span text:style-name="T43_3">www</text:span><text:span text:style-name="T43_4">/</text:span><text:span text:style-name="T43_5">js</text:span><text:span text:style-name="T43_6">/</text:span><text:span text:style-name="T43_7">index</text:span><text:span text:style-name="T43_8">.</text:span><text:span text:style-name="T43_9">js</text:span><text:span text:style-name="T43_10"><text:s/></text:span><text:span text:style-name="T43_11">en</text:span><text:span text:style-name="T43_12"><text:s/></text:span><text:span text:style-name="T43_13">insérant</text:span><text:span text:style-name="T43_14"><text:s/></text:span><text:span text:style-name="T43_15">dans</text:span><text:span text:style-name="T43_16"><text:s/></text:span><text:span text:style-name="T43_17">haxeAppStart</text:span><text:span text:style-name="T43_18">:<text:s/></text:span><text:span text:style-name="T43_19">function</text:span><text:span text:style-name="T43_20">()<text:s/>{<text:s text:c="3"/>}<text:s/></text:span><text:span text:style-name="T43_21">:<text:line-break/></text:span><text:span text:style-name="T43_22">window</text:span><text:span text:style-name="T43_23">.</text:span><text:span text:style-name="T43_24">location</text:span><text:span text:style-name="T43_25">.</text:span><text:span text:style-name="T43_26">replace</text:span><text:span text:style-name="T43_27">("&lt;</text:span><text:span text:style-name="T43_28">url</text:span><text:span text:style-name="T43_29"><text:s/></text:span><text:span text:style-name="T43_30">du</text:span><text:span text:style-name="T43_31"><text:s/></text:span><text:span text:style-name="T43_32">site</text:span><text:span text:style-name="T43_33"><text:s/></text:span><text:span text:style-name="T43_34">web</text:span><text:span text:style-name="T43_35">,<text:s/></text:span><text:span text:style-name="T43_36">responsive</text:span><text:span text:style-name="T43_37"><text:s/></text:span><text:span text:style-name="T43_38">de</text:span><text:span text:style-name="T43_39"><text:s/></text:span><text:span text:style-name="T43_40">préférence</text:span><text:span text:style-name="T43_41">&gt;");<text:line-break/></text:span></text:p>
        </text:list-item>
        <text:list-item>
          <text:p text:style-name="P44"><text:span text:style-name="T44_1">C</text:span><text:span text:style-name="T44_2">’</text:span><text:span text:style-name="T44_3">est</text:span><text:span text:style-name="T44_4"><text:s/></text:span><text:span text:style-name="T44_5">tout</text:span><text:span text:style-name="T44_6"><text:s/>?...<text:s/><text:line-break/>…<text:s/></text:span><text:span text:style-name="T44_7">Et</text:span><text:span text:style-name="T44_8"><text:s/></text:span><text:span text:style-name="T44_9">oui</text:span><text:span text:style-name="T44_10">,<text:s/></text:span><text:span text:style-name="T44_11">c</text:span><text:span text:style-name="T44_12">’</text:span><text:span text:style-name="T44_13">est</text:span><text:span text:style-name="T44_14"><text:s/></text:span><text:span text:style-name="T44_15">tout</text:span><text:span text:style-name="T44_16"><text:s/>!<text:s/></text:span><text:span text:style-name="T44_17">Pas</text:span><text:span text:style-name="T44_18"><text:s/></text:span><text:span text:style-name="T44_19">d</text:span><text:span text:style-name="T44_20">’</text:span><text:span text:style-name="T44_21">Haxe</text:span><text:span text:style-name="T44_22"><text:s/></text:span><text:span text:style-name="T44_23">encore</text:span><text:span text:style-name="T44_24"><text:s/>!<text:line-break/></text:span></text:p>
        </text:list-item>
        <text:list-item>
          <text:p text:style-name="P45"><text:span text:style-name="T45_1">Effectuer</text:span><text:span text:style-name="T45_2"><text:s/></text:span><text:span text:style-name="T45_3">commun</text:span><text:span text:style-name="T45_4">&gt;</text:span><text:span text:style-name="T45_5">Test</text:span><text:span text:style-name="T45_6"><text:s/></text:span><text:span text:style-name="T45_7">sur</text:span><text:span text:style-name="T45_8"><text:s/></text:span><text:span text:style-name="T45_9">mobile</text:span><text:span text:style-name="T45_10"><text:s/></text:span><text:span text:style-name="T45_11">ou</text:span><text:span text:style-name="T45_12"><text:s/></text:span><text:span text:style-name="T45_13">émulateur</text:span><text:span text:style-name="T45_14">.<text:line-break/><text:line-break/></text:span></text:p>
        </text:list-item>
      </text:list>
      <text:p text:style-name="P46"/>
      <text:p text:style-name="P47"><text:span text:style-name="T47_1">Projet</text:span><text:span text:style-name="T47_2"><text:s/></text:span><text:span text:style-name="T47_3">II</text:span><text:span text:style-name="T47_4"><text:s/>-<text:s/></text:span><text:span text:style-name="T47_5">Tests</text:span><text:span text:style-name="T47_6"><text:s/></text:span><text:span text:style-name="T47_7">des</text:span><text:span text:style-name="T47_8"><text:s/>“</text:span><text:span text:style-name="T47_9">Plugins</text:span><text:span text:style-name="T47_10">”<text:s/></text:span><text:span text:style-name="T47_11">Cordova</text:span><text:span text:style-name="T47_12"><text:line-break/></text:span></text:p>
      <text:list text:style-name="LS3" xml:id="list25">
        <text:list-item>
          <text:p text:style-name="P48"><text:span text:style-name="T48_1">Effectuer</text:span><text:span text:style-name="T48_2"><text:s/></text:span><text:span text:style-name="T48_3">commun</text:span><text:span text:style-name="T48_4">&gt;</text:span><text:span text:style-name="T48_5">Initialisation</text:span><text:span text:style-name="T48_6"><text:s/></text:span><text:span text:style-name="T48_7">d</text:span><text:span text:style-name="T48_8">’</text:span><text:span text:style-name="T48_9">un</text:span><text:span text:style-name="T48_10"><text:s/></text:span><text:span text:style-name="T48_11">projet</text:span><text:span text:style-name="T48_12"><text:line-break/></text:span><text:span text:style-name="T48_13">avec</text:span><text:span text:style-name="T48_14"><text:s/></text:span><text:span text:style-name="T48_15">nom</text:span><text:span text:style-name="T48_16"><text:s/></text:span><text:span text:style-name="T48_17">d</text:span><text:span text:style-name="T48_18">’</text:span><text:span text:style-name="T48_19">app</text:span><text:span text:style-name="T48_20"><text:s/>“</text:span><text:span text:style-name="T48_21">Cordova</text:span><text:span text:style-name="T48_22"><text:s/></text:span><text:span text:style-name="T48_23">sample</text:span><text:span text:style-name="T48_24">”<text:s/></text:span><text:span text:style-name="T48_25">et</text:span><text:span text:style-name="T48_26"><text:s/></text:span><text:span text:style-name="T48_27">dossier</text:span><text:span text:style-name="T48_28"><text:s/>“</text:span><text:span text:style-name="T48_29">cordosample</text:span><text:span text:style-name="T48_30">/”<text:line-break/></text:span></text:p>
        </text:list-item>
        <text:list-item>
          <text:p text:style-name="P49"><text:span text:style-name="T49_1">Note</text:span><text:span text:style-name="T49_2">:<text:line-break/></text:span><text:span text:style-name="T49_3">Sur</text:span><text:span text:style-name="T49_4"><text:s/></text:span><text:span text:style-name="T49_5">dernière</text:span><text:span text:style-name="T49_6"><text:s/></text:span><text:span text:style-name="T49_7">version</text:span><text:span text:style-name="T49_8"><text:s/></text:span><text:span text:style-name="T49_9">cordova</text:span><text:span text:style-name="T49_10"><text:s/></text:span><text:span text:style-name="T49_11">les</text:span><text:span text:style-name="T49_12"><text:s/></text:span><text:span text:style-name="T49_13">apk</text:span><text:span text:style-name="T49_14"><text:s/></text:span><text:span text:style-name="T49_15">ont</text:span><text:span text:style-name="T49_16"><text:s/></text:span><text:span text:style-name="T49_17">comme</text:span><text:span text:style-name="T49_18"><text:s/></text:span><text:span text:style-name="T49_19">nom</text:span><text:span text:style-name="T49_20"><text:s/>“</text:span><text:span text:style-name="T49_21">MainActivity</text:span><text:span text:style-name="T49_22">”<text:s/></text:span><text:span text:style-name="T49_23">au</text:span><text:span text:style-name="T49_24"><text:s/></text:span><text:span text:style-name="T49_25">lieu</text:span><text:span text:style-name="T49_26"><text:s/></text:span><text:span text:style-name="T49_27">du</text:span><text:span text:style-name="T49_28"><text:s/></text:span><text:span text:style-name="T49_29">nom</text:span><text:span text:style-name="T49_30"><text:s/></text:span><text:span text:style-name="T49_31">de</text:span><text:span text:style-name="T49_32"><text:s/></text:span><text:span text:style-name="T49_33">l</text:span><text:span text:style-name="T49_34">’</text:span><text:span text:style-name="T49_35">appli</text:span><text:span text:style-name="T49_36"><text:line-break/></text:span><text:span text:style-name="T49_37">Pour</text:span><text:span text:style-name="T49_38"><text:s/></text:span><text:span text:style-name="T49_39">changer</text:span><text:span text:style-name="T49_40"><text:s/></text:span><text:span text:style-name="T49_41">cela</text:span><text:span text:style-name="T49_42">,<text:s/></text:span></text:p>
          <text:list>
            <text:list-item>
              <text:list>
                <text:list-item>
                  <text:p text:style-name="P50"><text:span text:style-name="T50_1">modifier</text:span><text:span text:style-name="T50_2"><text:s/></text:span><text:span text:style-name="T50_3">le</text:span><text:span text:style-name="T50_4"><text:s/></text:span><text:span text:style-name="T50_5">classname</text:span><text:span text:style-name="T50_6"><text:s/></text:span><text:span text:style-name="T50_7">de</text:span><text:span text:style-name="T50_8"><text:s/>..../</text:span><text:span text:style-name="T50_9">platforms</text:span><text:span text:style-name="T50_10">/</text:span><text:span text:style-name="T50_11">android</text:span><text:span text:style-name="T50_12">/</text:span><text:span text:style-name="T50_13">src</text:span><text:span text:style-name="T50_14">/</text:span><text:span text:style-name="T50_15">net</text:span><text:span text:style-name="T50_16">/</text:span><text:span text:style-name="T50_17">pixaline</text:span><text:span text:style-name="T50_18">/</text:span><text:span text:style-name="T50_19">cordosample</text:span><text:span text:style-name="T50_20">/</text:span><text:span text:style-name="T50_21">MainActivity</text:span><text:span text:style-name="T50_22">.</text:span><text:span text:style-name="T50_23">java</text:span><text:span text:style-name="T50_24"><text:s/></text:span><text:span text:style-name="T50_25"><text:line-break/><text:s text:c="2"/></text:span><text:span text:style-name="T50_26">puis</text:span><text:span text:style-name="T50_27"><text:s/></text:span><text:span text:style-name="T50_28">save</text:span><text:span text:style-name="T50_29"><text:s/></text:span><text:span text:style-name="T50_30">as</text:span><text:span text:style-name="T50_31"><text:s/>:<text:s text:c="2"/>&lt;</text:span><text:span text:style-name="T50_32">NomAppli</text:span><text:span text:style-name="T50_33">&gt;.</text:span><text:span text:style-name="T50_34">java</text:span><text:span text:style-name="T50_35"><text:s/>;<text:s/></text:span><text:span text:style-name="T50_36">puis</text:span><text:span text:style-name="T50_37"><text:s text:c="2"/></text:span><text:span text:style-name="T50_38">delete</text:span><text:span text:style-name="T50_39"><text:s/></text:span><text:span text:style-name="T50_40">MainActivity</text:span><text:span text:style-name="T50_41">.</text:span><text:span text:style-name="T50_42">java</text:span></text:p>
                </text:list-item>
                <text:list-item>
                  <text:p text:style-name="P51"><text:span text:style-name="T51_1">mettre</text:span><text:span text:style-name="T51_2"><text:s/></text:span><text:span text:style-name="T51_3">le</text:span><text:span text:style-name="T51_4"><text:s/></text:span><text:span text:style-name="T51_5">nom</text:span><text:span text:style-name="T51_6"><text:s/></text:span><text:span text:style-name="T51_7">de</text:span><text:span text:style-name="T51_8"><text:s/></text:span><text:span text:style-name="T51_9">l</text:span><text:span text:style-name="T51_10">’</text:span><text:span text:style-name="T51_11">appli</text:span><text:span text:style-name="T51_12"><text:s/></text:span><text:span text:style-name="T51_13">dans</text:span><text:span text:style-name="T51_14"><text:s/></text:span><text:span text:style-name="T51_15">android</text:span><text:span text:style-name="T51_16">:</text:span><text:span text:style-name="T51_17">name</text:span><text:span text:style-name="T51_18">="”<text:s/></text:span><text:span text:style-name="T51_19">de</text:span><text:span text:style-name="T51_20"><text:s/></text:span><text:span text:style-name="T51_21">..../</text:span><text:span text:style-name="T51_22">platforms</text:span><text:span text:style-name="T51_23">/</text:span><text:span text:style-name="T51_24">android</text:span><text:span text:style-name="T51_25">/</text:span><text:span text:style-name="T51_26">AndroidManifest</text:span><text:span text:style-name="T51_27">.</text:span><text:span text:style-name="T51_28">xml</text:span></text:p>
                </text:list-item>
              </text:list>
            </text:list-item>
          </text:list>
        </text:list-item>
      </text:list>
      <text:p text:style-name="P52"/>
      <text:list text:style-name="LS5" xml:id="list29">
        <text:list-item>
          <text:p text:style-name="P53"><text:span text:style-name="T53_1">créer</text:span><text:span text:style-name="T53_2"><text:s/></text:span><text:span text:style-name="T53_3">cordosample</text:span><text:span text:style-name="T53_4">/</text:span><text:span text:style-name="T53_5">src</text:span><text:span text:style-name="T53_6">/<text:s text:c="3"/><text:tab/><text:tab/>-</text:span><text:span text:style-name="T53_7">contiendra</text:span><text:span text:style-name="T53_8"><text:s/></text:span><text:span text:style-name="T53_9">les</text:span><text:span text:style-name="T53_10"><text:s/></text:span><text:span text:style-name="T53_11">sources</text:span><text:span text:style-name="T53_12"><text:s/></text:span><text:span text:style-name="T53_13">Haxe</text:span></text:p>
        </text:list-item>
        <text:list-item>
          <text:p text:style-name="P54"><text:span text:style-name="T54_1">créer</text:span><text:span text:style-name="T54_2"><text:s/></text:span><text:span text:style-name="T54_3">build</text:span><text:span text:style-name="T54_4">.</text:span><text:span text:style-name="T54_5">hxml</text:span><text:span text:style-name="T54_6"><text:s text:c="2"/>-</text:span><text:span text:style-name="T54_7">compilation</text:span><text:span text:style-name="T54_8"><text:s/></text:span><text:span text:style-name="T54_9">Haxe</text:span><text:span text:style-name="T54_10"><text:s/></text:span><text:span text:style-name="T54_11">en</text:span><text:span text:style-name="T54_12"><text:s/></text:span><text:span text:style-name="T54_13">js</text:span><text:span text:style-name="T54_14"><text:s/>;<text:s/></text:span><text:span text:style-name="T54_15">voir</text:span><text:span text:style-name="T54_16"><text:s/></text:span><text:span text:style-name="T54_17">modèle</text:span><text:span text:style-name="T54_18"><text:s/></text:span><text:span text:style-name="T54_19">dans</text:span><text:span text:style-name="T54_20"><text:s/></text:span><text:span text:style-name="T54_21">templates</text:span><text:span text:style-name="T54_22">/<text:line-break/></text:span><text:span text:style-name="T54_23">créer</text:span><text:span text:style-name="T54_24"><text:s/></text:span><text:span text:style-name="T54_25">dans</text:span><text:span text:style-name="T54_26"><text:s/></text:span><text:span text:style-name="T54_27">src</text:span><text:span text:style-name="T54_28">/<text:s text:c="2"/></text:span><text:span text:style-name="T54_29">Main</text:span><text:span text:style-name="T54_30">.</text:span><text:span text:style-name="T54_31">hx</text:span><text:span text:style-name="T54_32"><text:s/></text:span><text:span text:style-name="T54_33">et</text:span><text:span text:style-name="T54_34"><text:s/></text:span><text:span text:style-name="T54_35">SampleGeolocation</text:span><text:span text:style-name="T54_36">.</text:span><text:span text:style-name="T54_37">hx</text:span><text:span text:style-name="T54_38"><text:s/></text:span><text:span text:style-name="T54_39">à</text:span><text:span text:style-name="T54_40"><text:s/></text:span><text:span text:style-name="T54_41">partir</text:span><text:span text:style-name="T54_42"><text:s/></text:span><text:span text:style-name="T54_43">de</text:span><text:span text:style-name="T54_44"><text:s/>“</text:span><text:span text:style-name="T54_45">template</text:span><text:span text:style-name="T54_46">/”<text:s/>-</text:span><text:span text:style-name="T54_47">en</text:span><text:span text:style-name="T54_48"><text:s/></text:span><text:span text:style-name="T54_49">s</text:span><text:span text:style-name="T54_50">’</text:span><text:span text:style-name="T54_51">inspirant</text:span><text:span text:style-name="T54_52"><text:s/></text:span><text:span text:style-name="T54_53">de</text:span><text:span text:style-name="T54_54"><text:s/></text:span><text:span text:style-name="T54_55">done</text:span><text:span text:style-name="T54_56">/</text:span><text:span text:style-name="T54_57">cordosample</text:span><text:span text:style-name="T54_58">/</text:span><text:span text:style-name="T54_59">src</text:span><text:span text:style-name="T54_60"><text:s/></text:span><text:span text:style-name="T54_61">si</text:span><text:span text:style-name="T54_62"><text:s/></text:span><text:span text:style-name="T54_63">besoin</text:span><text:span text:style-name="T54_64">.<text:line-break/></text:span></text:p>
        </text:list-item>
        <text:list-item>
          <text:p text:style-name="P55"><text:span text:style-name="T55_1">Note</text:span><text:span text:style-name="T55_2"><text:s/>:<text:s/></text:span><text:span text:style-name="T55_3">Apperçu</text:span><text:span text:style-name="T55_4"><text:s/></text:span><text:span text:style-name="T55_5">de</text:span><text:span text:style-name="T55_6"><text:s/></text:span><text:span text:style-name="T55_7">l</text:span><text:span text:style-name="T55_8">’</text:span><text:span text:style-name="T55_9">architecture</text:span><text:span text:style-name="T55_10"><text:s/></text:span><text:span text:style-name="T55_11">cordova</text:span><text:span text:style-name="T55_12">/</text:span><text:span text:style-name="T55_13">js</text:span><text:span text:style-name="T55_14"><text:s/></text:span><text:span text:style-name="T55_15">et</text:span><text:span text:style-name="T55_16"><text:s/></text:span><text:span text:style-name="T55_17">haxe</text:span><text:span text:style-name="T55_18">:</text:span></text:p>
          <text:list>
            <text:list-item>
              <text:p text:style-name="P56"><text:span text:style-name="T56_1">cordova</text:span><text:span text:style-name="T56_2">.</text:span><text:span text:style-name="T56_3">js</text:span><text:span text:style-name="T56_4"><text:s/></text:span><text:span text:style-name="T56_5">dans</text:span><text:span text:style-name="T56_6"><text:s/></text:span><text:span text:style-name="T56_7">index</text:span><text:span text:style-name="T56_8">.</text:span><text:span text:style-name="T56_9">html</text:span><text:span text:style-name="T56_10"><text:s/></text:span><text:span text:style-name="T56_11">n</text:span><text:span text:style-name="T56_12">’</text:span><text:span text:style-name="T56_13">existe</text:span><text:span text:style-name="T56_14"><text:s/></text:span><text:span text:style-name="T56_15">pas</text:span><text:span text:style-name="T56_16"><text:s/></text:span><text:span text:style-name="T56_17">dans</text:span><text:span text:style-name="T56_18"><text:s/></text:span><text:span text:style-name="T56_19">www</text:span><text:span text:style-name="T56_20">/</text:span><text:span text:style-name="T56_21">js</text:span><text:span text:style-name="T56_22"><text:s/></text:span><text:span text:style-name="T56_23">car</text:span><text:span text:style-name="T56_24"><text:s/></text:span><text:span text:style-name="T56_25">dynamiquement</text:span><text:span text:style-name="T56_26"><text:s/></text:span><text:span text:style-name="T56_27">chargé</text:span><text:span text:style-name="T56_28">.</text:span></text:p>
            </text:list-item>
            <text:list-item>
              <text:p text:style-name="P57"><text:span text:style-name="T57_1">l</text:span><text:span text:style-name="T57_2">’</text:span><text:span text:style-name="T57_3">api</text:span><text:span text:style-name="T57_4"><text:s/>“</text:span><text:span text:style-name="T57_5">extern</text:span><text:span text:style-name="T57_6">”<text:s/></text:span><text:span text:style-name="T57_7">de</text:span><text:span text:style-name="T57_8"><text:s/></text:span><text:span text:style-name="T57_9">Haxe</text:span><text:span text:style-name="T57_10"><text:s/>“</text:span><text:span text:style-name="T57_11">cordovax</text:span><text:span text:style-name="T57_12">”<text:s/></text:span><text:span text:style-name="T57_13">et</text:span><text:span text:style-name="T57_14"><text:s/></text:span><text:span text:style-name="T57_15">une</text:span><text:span text:style-name="T57_16"><text:s/></text:span><text:span text:style-name="T57_17">version</text:span><text:span text:style-name="T57_18"><text:s/></text:span><text:span text:style-name="T57_19">light</text:span><text:span text:style-name="T57_20"><text:s/></text:span><text:span text:style-name="T57_21">de</text:span><text:span text:style-name="T57_22"><text:s/></text:span><text:span text:style-name="T57_23">mon</text:span><text:span text:style-name="T57_24"><text:s/></text:span><text:span text:style-name="T57_25">api</text:span><text:span text:style-name="T57_26"><text:s/>“</text:span><text:span text:style-name="T57_27">apix</text:span><text:span text:style-name="T57_28">”<text:s/></text:span><text:span text:style-name="T57_29">sont</text:span><text:span text:style-name="T57_30"><text:s/><text:line-break/></text:span><text:span text:style-name="T57_31">à</text:span><text:span text:style-name="T57_32"><text:s/></text:span><text:span text:style-name="T57_33">partir</text:span><text:span text:style-name="T57_34"><text:s/></text:span><text:span text:style-name="T57_35">de</text:span><text:span text:style-name="T57_36"><text:s/></text:span><text:span text:style-name="T57_37">cordosample</text:span><text:span text:style-name="T57_38">,<text:s/></text:span><text:span text:style-name="T57_39">dans</text:span><text:span text:style-name="T57_40"><text:s/>:<text:line-break/></text:span><text:span text:style-name="T57_41">../../</text:span><text:span text:style-name="T57_42">classes</text:span><text:span text:style-name="T57_43">/<text:line-break/></text:span><text:span text:style-name="T57_44">c</text:span><text:span text:style-name="T57_45">-</text:span><text:span text:style-name="T57_46">à</text:span><text:span text:style-name="T57_47">-</text:span><text:span text:style-name="T57_48">d</text:span><text:span text:style-name="T57_49"><text:s/></text:span><text:span text:style-name="T57_50">depuis</text:span><text:span text:style-name="T57_51"><text:s/></text:span><text:span text:style-name="T57_52">le</text:span><text:span text:style-name="T57_53"><text:s/></text:span><text:span text:style-name="T57_54">root</text:span><text:span text:style-name="T57_55"><text:s/></text:span><text:span text:style-name="T57_56">github</text:span><text:span text:style-name="T57_57"><text:s/></text:span><text:span text:style-name="T57_58">dans</text:span><text:span text:style-name="T57_59"><text:s/></text:span><text:span text:style-name="T57_60">classes</text:span><text:span text:style-name="T57_61">/</text:span></text:p>
            </text:list-item>
          </text:list>
        </text:list-item>
      </text:list>
      <text:p text:style-name="P58"/>
      <text:list text:style-name="LS5" xml:id="list34">
        <text:list-item>
          <text:p text:style-name="P59"><text:span text:style-name="T59_1">créer</text:span><text:span text:style-name="T59_2"><text:s/></text:span><text:span text:style-name="T59_3">SampleCompass</text:span><text:span text:style-name="T59_4">.</text:span><text:span text:style-name="T59_5">hx</text:span><text:span text:style-name="T59_6"><text:s/></text:span><text:span text:style-name="T59_7">sur</text:span><text:span text:style-name="T59_8"><text:s/></text:span><text:span text:style-name="T59_9">le</text:span><text:span text:style-name="T59_10"><text:s/></text:span><text:span text:style-name="T59_11">même</text:span><text:span text:style-name="T59_12"><text:s/></text:span><text:span text:style-name="T59_13">principe</text:span><text:span text:style-name="T59_14"><text:s/></text:span><text:span text:style-name="T59_15">ainsi</text:span><text:span text:style-name="T59_16"><text:s/></text:span><text:span text:style-name="T59_17">que</text:span><text:span text:style-name="T59_18"><text:s/></text:span><text:span text:style-name="T59_19">les</text:span><text:span text:style-name="T59_20"><text:s/></text:span><text:span text:style-name="T59_21">images</text:span><text:span text:style-name="T59_22"><text:s/></text:span><text:span text:style-name="T59_23">pour</text:span><text:span text:style-name="T59_24"><text:s/></text:span><text:span text:style-name="T59_25">la</text:span><text:span text:style-name="T59_26"><text:s/></text:span><text:span text:style-name="T59_27">boussole</text:span><text:span text:style-name="T59_28"><text:s/></text:span><text:span text:style-name="T59_29">à</text:span><text:span text:style-name="T59_30"><text:s/></text:span><text:span text:style-name="T59_31">prendre</text:span><text:span text:style-name="T59_32"><text:s/></text:span><text:span text:style-name="T59_33">dans</text:span><text:span text:style-name="T59_34"><text:s/></text:span><text:span text:style-name="T59_35">done</text:span><text:span text:style-name="T59_36">/</text:span><text:span text:style-name="T59_37">cordosample</text:span><text:span text:style-name="T59_38">/</text:span><text:span text:style-name="T59_39">www</text:span><text:span text:style-name="T59_40">/</text:span><text:span text:style-name="T59_41">img</text:span><text:span text:style-name="T59_42">/</text:span></text:p>
        </text:list-item>
        <text:list-item>
          <text:p text:style-name="P60"><text:span text:style-name="T60_1">lancer</text:span><text:span text:style-name="T60_2"><text:s/>“</text:span><text:span text:style-name="T60_3">build</text:span><text:span text:style-name="T60_4">.</text:span><text:span text:style-name="T60_5">xml</text:span><text:span text:style-name="T60_6">”<text:s/></text:span><text:span text:style-name="T60_7">pour</text:span><text:span text:style-name="T60_8"><text:s/></text:span><text:span text:style-name="T60_9">compiler</text:span><text:span text:style-name="T60_10"><text:s/></text:span><text:span text:style-name="T60_11">les</text:span><text:span text:style-name="T60_12"><text:s/></text:span><text:span text:style-name="T60_13">src</text:span><text:span text:style-name="T60_14">/*<text:s/>.</text:span><text:span text:style-name="T60_15">hx</text:span><text:span text:style-name="T60_16"><text:s/></text:span><text:span text:style-name="T60_17">en</text:span><text:span text:style-name="T60_18"><text:s/></text:span><text:span text:style-name="T60_19">js</text:span><text:span text:style-name="T60_20">/</text:span><text:span text:style-name="T60_21">main</text:span><text:span text:style-name="T60_22">.</text:span><text:span text:style-name="T60_23">js</text:span></text:p>
        </text:list-item>
        <text:list-item>
          <text:p text:style-name="P61"><text:span text:style-name="T61_1">modifier</text:span><text:span text:style-name="T61_2"><text:s/></text:span><text:span text:style-name="T61_3">www</text:span><text:span text:style-name="T61_4">/</text:span><text:span text:style-name="T61_5">js</text:span><text:span text:style-name="T61_6">/</text:span><text:span text:style-name="T61_7">index</text:span><text:span text:style-name="T61_8">.</text:span><text:span text:style-name="T61_9">js</text:span><text:span text:style-name="T61_10"><text:s/></text:span><text:span text:style-name="T61_11">en</text:span><text:span text:style-name="T61_12"><text:s/></text:span><text:span text:style-name="T61_13">insérant</text:span><text:span text:style-name="T61_14"><text:s/></text:span><text:span text:style-name="T61_15">dans</text:span><text:span text:style-name="T61_16"><text:s/></text:span><text:span text:style-name="T61_17">haxeAppStart</text:span><text:span text:style-name="T61_18">:<text:s/></text:span><text:span text:style-name="T61_19">function</text:span><text:span text:style-name="T61_20">()<text:s/>{<text:s text:c="3"/>}<text:s/>:<text:line-break/></text:span><text:span text:style-name="T61_21">var</text:span><text:span text:style-name="T61_22"><text:s/></text:span><text:span text:style-name="T61_23">s</text:span><text:span text:style-name="T61_24"><text:s/>=<text:s/></text:span><text:span text:style-name="T61_25">document</text:span><text:span text:style-name="T61_26">.</text:span><text:span text:style-name="T61_27">createElement</text:span><text:span text:style-name="T61_28">('</text:span><text:span text:style-name="T61_29">script</text:span><text:span text:style-name="T61_30">');<text:line-break/></text:span><text:span text:style-name="T61_31">s</text:span><text:span text:style-name="T61_32">.</text:span><text:span text:style-name="T61_33">src</text:span><text:span text:style-name="T61_34"><text:s/>=<text:s/>"</text:span><text:span text:style-name="T61_35">js</text:span><text:span text:style-name="T61_36">/</text:span><text:span text:style-name="T61_37">main</text:span><text:span text:style-name="T61_38">.</text:span><text:span text:style-name="T61_39">js</text:span><text:span text:style-name="T61_40">";<text:s/><text:tab/><text:tab/><text:tab/></text:span><text:span text:style-name="T61_41">document</text:span><text:span text:style-name="T61_42">.</text:span><text:span text:style-name="T61_43">getElementsByTagName</text:span><text:span text:style-name="T61_44">("</text:span><text:span text:style-name="T61_45">head</text:span><text:span text:style-name="T61_46">")[0].</text:span><text:span text:style-name="T61_47">appendChild</text:span><text:span text:style-name="T61_48">(</text:span><text:span text:style-name="T61_49">s</text:span><text:span text:style-name="T61_50">);<text:line-break/></text:span><text:span text:style-name="T61_51">Pour</text:span><text:span text:style-name="T61_52"><text:s/></text:span><text:span text:style-name="T61_53">que</text:span><text:span text:style-name="T61_54"><text:s/></text:span><text:span text:style-name="T61_55">main</text:span><text:span text:style-name="T61_56">.</text:span><text:span text:style-name="T61_57">js</text:span><text:span text:style-name="T61_58"><text:s/></text:span><text:span text:style-name="T61_59">ne</text:span><text:span text:style-name="T61_60"><text:s/></text:span><text:span text:style-name="T61_61">s</text:span><text:span text:style-name="T61_62">’</text:span><text:span text:style-name="T61_63">exécute</text:span><text:span text:style-name="T61_64"><text:s/></text:span><text:span text:style-name="T61_65">qu</text:span><text:span text:style-name="T61_66">’</text:span><text:span text:style-name="T61_67">après</text:span><text:span text:style-name="T61_68"><text:s/></text:span><text:span text:style-name="T61_69">le</text:span><text:span text:style-name="T61_70"><text:s/></text:span><text:span text:style-name="T61_71">chargement</text:span><text:span text:style-name="T61_72"><text:s/></text:span><text:span text:style-name="T61_73">complet</text:span><text:span text:style-name="T61_74"><text:s/></text:span><text:span text:style-name="T61_75">du</text:span><text:span text:style-name="T61_76"><text:s/></text:span><text:span text:style-name="T61_77">html</text:span><text:span text:style-name="T61_78"><text:s/></text:span><text:span text:style-name="T61_79">dans</text:span><text:span text:style-name="T61_80"><text:s/></text:span><text:span text:style-name="T61_81">la</text:span><text:span text:style-name="T61_82"><text:s/></text:span><text:span text:style-name="T61_83">webview</text:span><text:span text:style-name="T61_84">.</text:span></text:p>
        </text:list-item>
        <text:list-item>
          <text:p text:style-name="P62"><text:span text:style-name="T62_1">Installer</text:span><text:span text:style-name="T62_2"><text:s/></text:span><text:span text:style-name="T62_3">les</text:span><text:span text:style-name="T62_4"><text:s/>“</text:span><text:span text:style-name="T62_5">plugins</text:span><text:span text:style-name="T62_6">”<text:s/></text:span><text:span text:style-name="T62_7">Geolocation</text:span><text:span text:style-name="T62_8"><text:s/></text:span><text:span text:style-name="T62_9">et</text:span><text:span text:style-name="T62_10"><text:s/></text:span><text:span text:style-name="T62_11">Compass</text:span><text:span text:style-name="T62_12"><text:s/></text:span><text:span text:style-name="T62_13">sur</text:span><text:span text:style-name="T62_14"><text:s/></text:span><text:span text:style-name="T62_15">le</text:span><text:span text:style-name="T62_16"><text:s/></text:span><text:span text:style-name="T62_17">desktop</text:span><text:span text:style-name="T62_18"><text:s/>:</text:span></text:p>
          <text:list>
            <text:list-item>
              <text:p text:style-name="P63"><text:span text:style-name="T63_1">cordova</text:span><text:span text:style-name="T63_2"><text:s/></text:span><text:span text:style-name="T63_3">plugin</text:span><text:span text:style-name="T63_4"><text:s/></text:span><text:span text:style-name="T63_5">add</text:span><text:span text:style-name="T63_6"><text:s/></text:span><text:span text:style-name="T63_7">org</text:span><text:span text:style-name="T63_8">.</text:span><text:span text:style-name="T63_9">apache</text:span><text:span text:style-name="T63_10">.</text:span><text:span text:style-name="T63_11">cordova</text:span><text:span text:style-name="T63_12">.</text:span><text:span text:style-name="T63_13">geolocation</text:span></text:p>
            </text:list-item>
            <text:list-item>
              <text:p text:style-name="P64"><text:span text:style-name="T64_1">cordova</text:span><text:span text:style-name="T64_2"><text:s/></text:span><text:span text:style-name="T64_3">plugin</text:span><text:span text:style-name="T64_4"><text:s/></text:span><text:span text:style-name="T64_5">add</text:span><text:span text:style-name="T64_6"><text:s/></text:span><text:span text:style-name="T64_7">org</text:span><text:span text:style-name="T64_8">.</text:span><text:span text:style-name="T64_9">apache</text:span><text:span text:style-name="T64_10">.</text:span><text:span text:style-name="T64_11">cordova</text:span><text:span text:style-name="T64_12">.</text:span><text:span text:style-name="T64_13">device</text:span><text:span text:style-name="T64_14">-</text:span><text:span text:style-name="T64_15">orientation</text:span><text:span text:style-name="T64_16"><text:line-break/></text:span></text:p>
            </text:list-item>
          </text:list>
        </text:list-item>
        <text:list-item>
          <text:p text:style-name="P65"><text:span text:style-name="T65_1">Effectuer</text:span><text:span text:style-name="T65_2"><text:s/></text:span><text:span text:style-name="T65_3">commun</text:span><text:span text:style-name="T65_4">&gt;</text:span><text:span text:style-name="T65_5">Test</text:span><text:span text:style-name="T65_6"><text:s/></text:span><text:span text:style-name="T65_7">sur</text:span><text:span text:style-name="T65_8"><text:s/></text:span><text:span text:style-name="T65_9">mobile</text:span><text:span text:style-name="T65_10"><text:s/></text:span><text:span text:style-name="T65_11">ou</text:span><text:span text:style-name="T65_12"><text:s/></text:span><text:span text:style-name="T65_13">émulateur</text:span></text:p>
        </text:list-item>
        <text:list-item>
          <text:p text:style-name="P66"><text:span text:style-name="T66_1">L</text:span><text:span text:style-name="T66_2">’</text:span><text:span text:style-name="T66_3">ajout</text:span><text:span text:style-name="T66_4"><text:s/></text:span><text:span text:style-name="T66_5">des</text:span><text:span text:style-name="T66_6"><text:s/></text:span><text:span text:style-name="T66_7">autres</text:span><text:span text:style-name="T66_8"><text:s/></text:span><text:span text:style-name="T66_9">tests</text:span><text:span text:style-name="T66_10"><text:s/></text:span><text:span text:style-name="T66_11">se</text:span><text:span text:style-name="T66_12"><text:s/></text:span><text:span text:style-name="T66_13">fait</text:span><text:span text:style-name="T66_14"><text:s/></text:span><text:span text:style-name="T66_15">sur</text:span><text:span text:style-name="T66_16"><text:s/></text:span><text:span text:style-name="T66_17">le</text:span><text:span text:style-name="T66_18"><text:s/></text:span><text:span text:style-name="T66_19">même</text:span><text:span text:style-name="T66_20"><text:s/></text:span><text:span text:style-name="T66_21">principe</text:span><text:span text:style-name="T66_22"><text:s/>:</text:span></text:p>
        </text:list-item>
      </text:list>
      <text:p text:style-name="P67"/>
      <text:list text:style-name="LS5" xml:id="list42">
        <text:list-item>
          <text:p text:style-name="P68"><text:span text:style-name="T68_1">SampleCamera</text:span><text:span text:style-name="T68_2">.</text:span><text:span text:style-name="T68_3">hx</text:span><text:span text:style-name="T68_4"><text:s/></text:span><text:span text:style-name="T68_5">avec</text:span></text:p>
          <text:list>
            <text:list-item>
              <text:p text:style-name="P69"><text:span text:style-name="T69_1">cordova</text:span><text:span text:style-name="T69_2"><text:s/></text:span><text:span text:style-name="T69_3">plugin</text:span><text:span text:style-name="T69_4"><text:s/></text:span><text:span text:style-name="T69_5">add</text:span><text:span text:style-name="T69_6"><text:s/></text:span><text:span text:style-name="T69_7">org</text:span><text:span text:style-name="T69_8">.</text:span><text:span text:style-name="T69_9">apache</text:span><text:span text:style-name="T69_10">.</text:span><text:span text:style-name="T69_11">cordova</text:span><text:span text:style-name="T69_12">.</text:span><text:span text:style-name="T69_13">camera</text:span></text:p>
            </text:list-item>
          </text:list>
        </text:list-item>
        <text:list-item>
          <text:p text:style-name="P70"><text:span text:style-name="T70_1">SampleDatabase</text:span><text:span text:style-name="T70_2">.</text:span><text:span text:style-name="T70_3">hx</text:span><text:span text:style-name="T70_4"><text:s/></text:span></text:p>
        </text:list-item>
        <text:list-item>
          <text:p text:style-name="P71"><text:span text:style-name="T71_1">SampleEvent</text:span><text:span text:style-name="T71_2">.</text:span><text:span text:style-name="T71_3">hx</text:span><text:span text:style-name="T71_4"><text:s/>(</text:span><text:span text:style-name="T71_5">test</text:span><text:span text:style-name="T71_6"><text:s/></text:span><text:span text:style-name="T71_7">des</text:span><text:span text:style-name="T71_8"><text:s/></text:span><text:span text:style-name="T71_9">boutons</text:span><text:span text:style-name="T71_10"><text:s/></text:span><text:span text:style-name="T71_11">et</text:span><text:span text:style-name="T71_12"><text:s/></text:span><text:span text:style-name="T71_13">events</text:span><text:span text:style-name="T71_14"><text:s/></text:span><text:span text:style-name="T71_15">spécifiques</text:span><text:span text:style-name="T71_16"><text:s/></text:span><text:span text:style-name="T71_17">mobile</text:span><text:span text:style-name="T71_18">)</text:span></text:p>
          <text:list>
            <text:list-item>
              <text:p text:style-name="P72"><text:span text:style-name="T72_1">Enlever</text:span><text:span text:style-name="T72_2"><text:s/></text:span><text:span text:style-name="T72_3">le</text:span><text:span text:style-name="T72_4"><text:s/></text:span><text:span text:style-name="T72_5">window</text:span><text:span text:style-name="T72_6">.</text:span><text:span text:style-name="T72_7">addEventListener</text:span><text:span text:style-name="T72_8"><text:s/></text:span><text:span text:style-name="T72_9">de</text:span><text:span text:style-name="T72_10"><text:s/></text:span><text:span text:style-name="T72_11">index</text:span><text:span text:style-name="T72_12">.</text:span><text:span text:style-name="T72_13">js</text:span></text:p>
            </text:list-item>
            <text:list-item>
              <text:p text:style-name="P73"><text:span text:style-name="T73_1">cordova</text:span><text:span text:style-name="T73_2"><text:s/></text:span><text:span text:style-name="T73_3">plugin</text:span><text:span text:style-name="T73_4"><text:s/></text:span><text:span text:style-name="T73_5">add</text:span><text:span text:style-name="T73_6"><text:s/></text:span><text:span text:style-name="T73_7">org</text:span><text:span text:style-name="T73_8">.</text:span><text:span text:style-name="T73_9">apache</text:span><text:span text:style-name="T73_10">.</text:span><text:span text:style-name="T73_11">cordova</text:span><text:span text:style-name="T73_12">.</text:span><text:span text:style-name="T73_13">dialogs</text:span><text:span text:style-name="T73_14"><text:s/>-<text:s/></text:span><text:span text:style-name="T73_15">alert</text:span><text:span text:style-name="T73_16">,</text:span><text:span text:style-name="T73_17">etc</text:span></text:p>
            </text:list-item>
            <text:list-item>
              <text:p text:style-name="P74"><text:span text:style-name="T74_1">cordova</text:span><text:span text:style-name="T74_2"><text:s/></text:span><text:span text:style-name="T74_3">plugin</text:span><text:span text:style-name="T74_4"><text:s/></text:span><text:span text:style-name="T74_5">add</text:span><text:span text:style-name="T74_6"><text:s/></text:span><text:span text:style-name="T74_7">org</text:span><text:span text:style-name="T74_8">.</text:span><text:span text:style-name="T74_9">apache</text:span><text:span text:style-name="T74_10">.</text:span><text:span text:style-name="T74_11">cordova</text:span><text:span text:style-name="T74_12">.</text:span><text:span text:style-name="T74_13">network</text:span><text:span text:style-name="T74_14">-</text:span><text:span text:style-name="T74_15">information</text:span><text:span text:style-name="T74_16"><text:s/>-<text:s/></text:span><text:span text:style-name="T74_17">on</text:span><text:span text:style-name="T74_18">/</text:span><text:span text:style-name="T74_19">offline</text:span></text:p>
            </text:list-item>
            <text:list-item>
              <text:p text:style-name="P75"><text:span text:style-name="T75_1">cordova</text:span><text:span text:style-name="T75_2"><text:s/></text:span><text:span text:style-name="T75_3">plugin</text:span><text:span text:style-name="T75_4"><text:s/></text:span><text:span text:style-name="T75_5">add</text:span><text:span text:style-name="T75_6"><text:s/></text:span><text:span text:style-name="T75_7">org</text:span><text:span text:style-name="T75_8">.</text:span><text:span text:style-name="T75_9">apache</text:span><text:span text:style-name="T75_10">.</text:span><text:span text:style-name="T75_11">cordova</text:span><text:span text:style-name="T75_12">.</text:span><text:span text:style-name="T75_13">battery</text:span><text:span text:style-name="T75_14">-</text:span><text:span text:style-name="T75_15">status</text:span><text:span text:style-name="T75_16"><text:s/>-<text:s/></text:span><text:span text:style-name="T75_17">battery</text:span></text:p>
            </text:list-item>
            <text:list-item>
              <text:p text:style-name="P76"><text:span text:style-name="T76_1">cordova</text:span><text:span text:style-name="T76_2"><text:s/></text:span><text:span text:style-name="T76_3">plugin</text:span><text:span text:style-name="T76_4"><text:s/></text:span><text:span text:style-name="T76_5">add</text:span><text:span text:style-name="T76_6"><text:s/></text:span><text:span text:style-name="T76_7">org</text:span><text:span text:style-name="T76_8">.</text:span><text:span text:style-name="T76_9">apache</text:span><text:span text:style-name="T76_10">.</text:span><text:span text:style-name="T76_11">cordova</text:span><text:span text:style-name="T76_12">.</text:span><text:span text:style-name="T76_13">console</text:span><text:span text:style-name="T76_14"><text:s/>-<text:s/></text:span><text:span text:style-name="T76_15">console</text:span><text:span text:style-name="T76_16">.</text:span><text:span text:style-name="T76_17">log</text:span><text:span text:style-name="T76_18">()<text:line-break/></text:span><text:span text:style-name="T76_19">à</text:span><text:span text:style-name="T76_20"><text:s/></text:span><text:span text:style-name="T76_21">utiliser</text:span><text:span text:style-name="T76_22"><text:s/></text:span><text:span text:style-name="T76_23">éventuellement</text:span><text:span text:style-name="T76_24"><text:s/></text:span><text:span text:style-name="T76_25">avec</text:span><text:span text:style-name="T76_26"><text:s/><text:line-break/><text:tab/></text:span><text:span text:style-name="T76_27">http</text:span><text:span text:style-name="T76_28">://</text:span><text:span text:style-name="T76_29">jsconsole</text:span><text:span text:style-name="T76_30">.</text:span><text:span text:style-name="T76_31">com</text:span><text:span text:style-name="T76_32">/<text:line-break/><text:tab/>:</text:span><text:span text:style-name="T76_33">listen</text:span><text:span text:style-name="T76_34"><text:line-break/><text:tab/></text:span><text:span text:style-name="T76_35">copier</text:span><text:span text:style-name="T76_36">/</text:span><text:span text:style-name="T76_37">coller</text:span><text:span text:style-name="T76_38"><text:s/></text:span><text:span text:style-name="T76_39">ligne</text:span><text:span text:style-name="T76_40"><text:s/></text:span><text:span text:style-name="T76_41">donnée</text:span><text:span text:style-name="T76_42"><text:s/></text:span><text:span text:style-name="T76_43">dans</text:span><text:span text:style-name="T76_44"><text:s/></text:span><text:span text:style-name="T76_45">le</text:span><text:span text:style-name="T76_46"><text:s/>&lt;</text:span><text:span text:style-name="T76_47">head</text:span><text:span text:style-name="T76_48">&gt;<text:s/></text:span><text:span text:style-name="T76_49">de</text:span><text:span text:style-name="T76_50"><text:s/></text:span><text:span text:style-name="T76_51">index</text:span><text:span text:style-name="T76_52">.</text:span><text:span text:style-name="T76_53">html</text:span></text:p>
            </text:list-item>
          </text:list>
        </text:list-item>
        <text:list-item>
          <text:p text:style-name="P77"><text:span text:style-name="T77_1">SampleDevice</text:span><text:span text:style-name="T77_2">.</text:span><text:span text:style-name="T77_3">hx</text:span><text:span text:style-name="T77_4"><text:s/></text:span><text:span text:style-name="T77_5">avec</text:span></text:p>
          <text:list>
            <text:list-item>
              <text:p text:style-name="P78"><text:span text:style-name="T78_1">cordova</text:span><text:span text:style-name="T78_2"><text:s/></text:span><text:span text:style-name="T78_3">plugin</text:span><text:span text:style-name="T78_4"><text:s/></text:span><text:span text:style-name="T78_5">add</text:span><text:span text:style-name="T78_6"><text:s/></text:span><text:span text:style-name="T78_7">org</text:span><text:span text:style-name="T78_8">.</text:span><text:span text:style-name="T78_9">apache</text:span><text:span text:style-name="T78_10">.</text:span><text:span text:style-name="T78_11">cordova</text:span><text:span text:style-name="T78_12">.</text:span><text:span text:style-name="T78_13">device</text:span></text:p>
            </text:list-item>
          </text:list>
        </text:list-item>
        <text:list-item>
          <text:p text:style-name="P79"><text:span text:style-name="T79_1">SampleMotion</text:span><text:span text:style-name="T79_2">.</text:span><text:span text:style-name="T79_3">hx</text:span></text:p>
          <text:list>
            <text:list-item>
              <text:p text:style-name="P80"><text:span text:style-name="T80_1">cordova</text:span><text:span text:style-name="T80_2"><text:s/></text:span><text:span text:style-name="T80_3">plugin</text:span><text:span text:style-name="T80_4"><text:s/></text:span><text:span text:style-name="T80_5">add</text:span><text:span text:style-name="T80_6"><text:s/></text:span><text:span text:style-name="T80_7">org</text:span><text:span text:style-name="T80_8">.</text:span><text:span text:style-name="T80_9">apache</text:span><text:span text:style-name="T80_10">.</text:span><text:span text:style-name="T80_11">cordova</text:span><text:span text:style-name="T80_12">.</text:span><text:span text:style-name="T80_13">device</text:span><text:span text:style-name="T80_14">-</text:span><text:span text:style-name="T80_15">motion</text:span></text:p>
            </text:list-item>
            <text:list-item>
              <text:p text:style-name="P81"><text:span text:style-name="T81_1">et</text:span><text:span text:style-name="T81_2"><text:s/></text:span><text:span text:style-name="T81_3">ses</text:span><text:span text:style-name="T81_4"><text:s/></text:span><text:span text:style-name="T81_5">images</text:span><text:span text:style-name="T81_6"><text:s/></text:span><text:span text:style-name="T81_7">à</text:span><text:span text:style-name="T81_8"><text:s/></text:span><text:span text:style-name="T81_9">prendre</text:span><text:span text:style-name="T81_10"><text:s/></text:span><text:span text:style-name="T81_11">dans</text:span><text:span text:style-name="T81_12"><text:s/></text:span><text:span text:style-name="T81_13">done</text:span><text:span text:style-name="T81_14">/</text:span><text:span text:style-name="T81_15">cordosample</text:span><text:span text:style-name="T81_16">/</text:span><text:span text:style-name="T81_17">www</text:span><text:span text:style-name="T81_18">/</text:span><text:span text:style-name="T81_19">img</text:span><text:span text:style-name="T81_20">/</text:span></text:p>
            </text:list-item>
          </text:list>
        </text:list-item>
        <text:list-item>
          <text:p text:style-name="P82"><text:span text:style-name="T82_1">SampleSOS</text:span><text:span text:style-name="T82_2">.</text:span><text:span text:style-name="T82_3">hx</text:span></text:p>
          <text:list>
            <text:list-item>
              <text:p text:style-name="P83"><text:span text:style-name="T83_1">cordova</text:span><text:span text:style-name="T83_2"><text:s/></text:span><text:span text:style-name="T83_3">plugin</text:span><text:span text:style-name="T83_4"><text:s/></text:span><text:span text:style-name="T83_5">add</text:span><text:span text:style-name="T83_6"><text:s/></text:span><text:span text:style-name="T83_7">org</text:span><text:span text:style-name="T83_8">.</text:span><text:span text:style-name="T83_9">apache</text:span><text:span text:style-name="T83_10">.</text:span><text:span text:style-name="T83_11">cordova</text:span><text:span text:style-name="T83_12">.</text:span><text:span text:style-name="T83_13">vibration</text:span></text:p>
            </text:list-item>
          </text:list>
        </text:list-item>
        <text:list-item>
          <text:p text:style-name="P84"><text:span text:style-name="T84_1">SampleContact</text:span><text:span text:style-name="T84_2">.</text:span><text:span text:style-name="T84_3">hx</text:span></text:p>
          <text:list>
            <text:list-item>
              <text:p text:style-name="P85"><text:span text:style-name="T85_1">cordova</text:span><text:span text:style-name="T85_2"><text:s/></text:span><text:span text:style-name="T85_3">plugin</text:span><text:span text:style-name="T85_4"><text:s/></text:span><text:span text:style-name="T85_5">add</text:span><text:span text:style-name="T85_6"><text:s/></text:span><text:span text:style-name="T85_7">org</text:span><text:span text:style-name="T85_8">.</text:span><text:span text:style-name="T85_9">apache</text:span><text:span text:style-name="T85_10">.</text:span><text:span text:style-name="T85_11">cordova</text:span><text:span text:style-name="T85_12">.</text:span><text:span text:style-name="T85_13">contacts</text:span></text:p>
            </text:list-item>
          </text:list>
        </text:list-item>
        <text:list-item>
          <text:p text:style-name="P86"><text:span text:style-name="T86_1">Projet</text:span><text:span text:style-name="T86_2"><text:s/>“</text:span><text:span text:style-name="T86_3">cerise</text:span><text:span text:style-name="T86_4"><text:s/></text:span><text:span text:style-name="T86_5">sur</text:span><text:span text:style-name="T86_6"><text:s/></text:span><text:span text:style-name="T86_7">gâteau</text:span><text:span text:style-name="T86_8">”<text:s/></text:span><text:span text:style-name="T86_9">mais</text:span><text:span text:style-name="T86_10"><text:s/></text:span><text:span text:style-name="T86_11">non</text:span><text:span text:style-name="T86_12"><text:s/></text:span><text:span text:style-name="T86_13">moins</text:span><text:span text:style-name="T86_14"><text:s/></text:span><text:span text:style-name="T86_15">intéressant</text:span><text:span text:style-name="T86_16"><text:s/>:<text:line-break/></text:span><text:span text:style-name="T86_17">Audio</text:span><text:span text:style-name="T86_18"><text:s/></text:span><text:span text:style-name="T86_19">et</text:span><text:span text:style-name="T86_20"><text:s/></text:span><text:span text:style-name="T86_21">gestion</text:span><text:span text:style-name="T86_22"><text:s/></text:span><text:span text:style-name="T86_23">de</text:span><text:span text:style-name="T86_24"><text:s/></text:span><text:span text:style-name="T86_25">fichiers</text:span><text:span text:style-name="T86_26"><text:line-break/></text:span><text:span text:style-name="T86_27">Notes</text:span></text:p>
          <text:list>
            <text:list-item>
              <text:p text:style-name="P87"><text:span text:style-name="T87_1">Sur</text:span><text:span text:style-name="T87_2"><text:s/></text:span><text:span text:style-name="T87_3">certains</text:span><text:span text:style-name="T87_4"><text:s/></text:span><text:span text:style-name="T87_5">mobiles</text:span><text:span text:style-name="T87_6">,<text:s/></text:span><text:span text:style-name="T87_7">il</text:span><text:span text:style-name="T87_8"><text:s/></text:span><text:span text:style-name="T87_9">faut</text:span><text:span text:style-name="T87_10"><text:s/></text:span><text:span text:style-name="T87_11">débrancher</text:span><text:span text:style-name="T87_12"><text:s/></text:span><text:span text:style-name="T87_13">le</text:span><text:span text:style-name="T87_14"><text:s/></text:span><text:span text:style-name="T87_15">mobile</text:span><text:span text:style-name="T87_16"><text:s/></text:span><text:span text:style-name="T87_17">après</text:span><text:span text:style-name="T87_18"><text:s/></text:span><text:span text:style-name="T87_19">install</text:span><text:span text:style-name="T87_20"><text:s/>(</text:span><text:span text:style-name="T87_21">cordova</text:span><text:span text:style-name="T87_22"><text:s/></text:span><text:span text:style-name="T87_23">run</text:span><text:span text:style-name="T87_24"><text:s/></text:span><text:span text:style-name="T87_25">android</text:span><text:span text:style-name="T87_26">),<text:s/></text:span><text:span text:style-name="T87_27">pour</text:span><text:span text:style-name="T87_28"><text:s/></text:span><text:span text:style-name="T87_29">avoir</text:span><text:span text:style-name="T87_30"><text:s/></text:span><text:span text:style-name="T87_31">correctement</text:span><text:span text:style-name="T87_32"><text:s/></text:span><text:span text:style-name="T87_33">accès</text:span><text:span text:style-name="T87_34"><text:s/></text:span><text:span text:style-name="T87_35">aux</text:span><text:span text:style-name="T87_36"><text:s/></text:span><text:span text:style-name="T87_37">directories</text:span><text:span text:style-name="T87_38"><text:s/></text:span><text:span text:style-name="T87_39">que</text:span><text:span text:style-name="T87_40"><text:s/></text:span><text:span text:style-name="T87_41">ce</text:span><text:span text:style-name="T87_42"><text:s/></text:span><text:span text:style-name="T87_43">soit</text:span><text:span text:style-name="T87_44"><text:s/></text:span><text:span text:style-name="T87_45">les</text:span><text:span text:style-name="T87_46"><text:s/></text:span><text:span text:style-name="T87_47">dossiers</text:span><text:span text:style-name="T87_48"><text:s/></text:span><text:span text:style-name="T87_49">de</text:span><text:span text:style-name="T87_50"><text:s/></text:span><text:span text:style-name="T87_51">l</text:span><text:span text:style-name="T87_52">’</text:span><text:span text:style-name="T87_53">application</text:span><text:span text:style-name="T87_54"><text:s/></text:span><text:span text:style-name="T87_55">ou</text:span><text:span text:style-name="T87_56"><text:s/></text:span><text:span text:style-name="T87_57">bien</text:span><text:span text:style-name="T87_58"><text:s/></text:span><text:span text:style-name="T87_59">les</text:span><text:span text:style-name="T87_60"><text:s/></text:span><text:span text:style-name="T87_61">dossiers</text:span><text:span text:style-name="T87_62"><text:s/>“</text:span><text:span text:style-name="T87_63">external</text:span><text:span text:style-name="T87_64">”<text:s/></text:span><text:span text:style-name="T87_65">c</text:span><text:span text:style-name="T87_66">-</text:span><text:span text:style-name="T87_67">à</text:span><text:span text:style-name="T87_68">-</text:span><text:span text:style-name="T87_69">d</text:span><text:span text:style-name="T87_70"><text:s/></text:span><text:span text:style-name="T87_71">les</text:span><text:span text:style-name="T87_72"><text:s/></text:span><text:span text:style-name="T87_73">autres</text:span><text:span text:style-name="T87_74"><text:s/></text:span><text:span text:style-name="T87_75">dossiers</text:span><text:span text:style-name="T87_76"><text:s/></text:span><text:span text:style-name="T87_77">de</text:span><text:span text:style-name="T87_78"><text:s/></text:span><text:span text:style-name="T87_79">la</text:span><text:span text:style-name="T87_80"><text:s/></text:span><text:span text:style-name="T87_81">sd</text:span><text:span text:style-name="T87_82"><text:s/></text:span><text:span text:style-name="T87_83">card</text:span><text:span text:style-name="T87_84">.<text:line-break/></text:span><text:span text:style-name="T87_85">Les</text:span><text:span text:style-name="T87_86"><text:s/></text:span><text:span text:style-name="T87_87">dossiers</text:span><text:span text:style-name="T87_88"><text:s/>“</text:span><text:span text:style-name="T87_89">external</text:span><text:span text:style-name="T87_90">”<text:s/></text:span><text:span text:style-name="T87_91">de</text:span><text:span text:style-name="T87_92"><text:s/></text:span><text:span text:style-name="T87_93">l</text:span><text:span text:style-name="T87_94">’</text:span><text:span text:style-name="T87_95">api</text:span><text:span text:style-name="T87_96"><text:s/></text:span><text:span text:style-name="T87_97">File</text:span><text:span text:style-name="T87_98"><text:s/></text:span><text:span text:style-name="T87_99">de</text:span><text:span text:style-name="T87_100"><text:s/></text:span><text:span text:style-name="T87_101">cordova</text:span><text:span text:style-name="T87_102"><text:s/></text:span><text:span text:style-name="T87_103">qui</text:span><text:span text:style-name="T87_104"><text:s/></text:span><text:span text:style-name="T87_105">permettent</text:span><text:span text:style-name="T87_106"><text:s/></text:span><text:span text:style-name="T87_107">de</text:span><text:span text:style-name="T87_108"><text:s/></text:span><text:span text:style-name="T87_109">lire</text:span><text:span text:style-name="T87_110"><text:s/></text:span><text:span text:style-name="T87_111">des</text:span><text:span text:style-name="T87_112"><text:s/></text:span><text:span text:style-name="T87_113">fichiers</text:span><text:span text:style-name="T87_114"><text:s/></text:span><text:span text:style-name="T87_115">externes</text:span><text:span text:style-name="T87_116"><text:s/></text:span><text:span text:style-name="T87_117">à</text:span><text:span text:style-name="T87_118"><text:s/></text:span><text:span text:style-name="T87_119">notre</text:span><text:span text:style-name="T87_120"><text:s/></text:span><text:span text:style-name="T87_121">application</text:span><text:span text:style-name="T87_122">,<text:s/></text:span><text:span text:style-name="T87_123">sont</text:span><text:span text:style-name="T87_124"><text:s/>=<text:s/></text:span><text:span text:style-name="T87_125">null</text:span><text:span text:style-name="T87_126"><text:s/></text:span><text:span text:style-name="T87_127">si</text:span><text:span text:style-name="T87_128"><text:s/></text:span><text:span text:style-name="T87_129">câble</text:span><text:span text:style-name="T87_130"><text:s/></text:span><text:span text:style-name="T87_131">branché</text:span><text:span text:style-name="T87_132">.<text:line-break/></text:span><text:span text:style-name="T87_133">Les</text:span><text:span text:style-name="T87_134"><text:s/></text:span><text:span text:style-name="T87_135">dossiers</text:span><text:span text:style-name="T87_136"><text:s/></text:span><text:span text:style-name="T87_137">internes</text:span><text:span text:style-name="T87_138"><text:s/></text:span><text:span text:style-name="T87_139">à</text:span><text:span text:style-name="T87_140"><text:s/></text:span><text:span text:style-name="T87_141">notre</text:span><text:span text:style-name="T87_142"><text:s/></text:span><text:span text:style-name="T87_143">appli</text:span><text:span text:style-name="T87_144"><text:s/></text:span><text:span text:style-name="T87_145">comme</text:span><text:span text:style-name="T87_146"><text:s/></text:span><text:span text:style-name="T87_147">File</text:span><text:span text:style-name="T87_148">.</text:span><text:span text:style-name="T87_149">dataDirectory</text:span><text:span text:style-name="T87_150"><text:s/></text:span><text:span text:style-name="T87_151">ne</text:span><text:span text:style-name="T87_152"><text:s/></text:span><text:span text:style-name="T87_153">fonctionnent</text:span><text:span text:style-name="T87_154"><text:s/></text:span><text:span text:style-name="T87_155">sur</text:span><text:span text:style-name="T87_156"><text:s/></text:span><text:span text:style-name="T87_157">android</text:span><text:span text:style-name="T87_158">,<text:s/></text:span><text:span text:style-name="T87_159">que</text:span><text:span text:style-name="T87_160"><text:s/></text:span><text:span text:style-name="T87_161">quand</text:span><text:span text:style-name="T87_162"><text:s/></text:span><text:span text:style-name="T87_163">le</text:span><text:span text:style-name="T87_164"><text:s/></text:span><text:span text:style-name="T87_165">câble</text:span><text:span text:style-name="T87_166"><text:s/></text:span><text:span text:style-name="T87_167">est</text:span><text:span text:style-name="T87_168"><text:s/></text:span><text:span text:style-name="T87_169">branché</text:span><text:span text:style-name="T87_170">.<text:s/></text:span><text:span text:style-name="T87_171">Il</text:span><text:span text:style-name="T87_172"><text:s/></text:span><text:span text:style-name="T87_173">faut</text:span><text:span text:style-name="T87_174"><text:s/></text:span><text:span text:style-name="T87_175">donc</text:span><text:span text:style-name="T87_176"><text:s/></text:span><text:span text:style-name="T87_177">utiliser</text:span><text:span text:style-name="T87_178"><text:s/></text:span><text:span text:style-name="T87_179">File</text:span><text:span text:style-name="T87_180">.</text:span><text:span text:style-name="T87_181">externalDataDirectory</text:span><text:span text:style-name="T87_182"><text:s/></text:span><text:span text:style-name="T87_183">pour</text:span><text:span text:style-name="T87_184"><text:s/></text:span><text:span text:style-name="T87_185">écrire</text:span><text:span text:style-name="T87_186"><text:s/></text:span><text:span text:style-name="T87_187">des</text:span><text:span text:style-name="T87_188"><text:s/></text:span><text:span text:style-name="T87_189">fichiers</text:span><text:span text:style-name="T87_190"><text:s/></text:span><text:span text:style-name="T87_191">persistants</text:span><text:span text:style-name="T87_192">.<text:line-break/></text:span></text:p>
            </text:list-item>
            <text:list-item>
              <text:p text:style-name="P88"><text:span text:style-name="T88_1">On</text:span><text:span text:style-name="T88_2"><text:s/></text:span><text:span text:style-name="T88_3">ne</text:span><text:span text:style-name="T88_4"><text:s/></text:span><text:span text:style-name="T88_5">peut</text:span><text:span text:style-name="T88_6"><text:s/></text:span><text:span text:style-name="T88_7">pas</text:span><text:span text:style-name="T88_8"><text:s/></text:span><text:span text:style-name="T88_9">utiliser</text:span><text:span text:style-name="T88_10"><text:s/></text:span><text:span text:style-name="T88_11">la</text:span><text:span text:style-name="T88_12"><text:s/></text:span><text:span text:style-name="T88_13">balise</text:span><text:span text:style-name="T88_14"><text:s/></text:span><text:span text:style-name="T88_15">html</text:span><text:span text:style-name="T88_16">5<text:s/>&lt;</text:span><text:span text:style-name="T88_17">audio</text:span><text:span text:style-name="T88_18">&gt;<text:s/></text:span><text:span text:style-name="T88_19">avec</text:span><text:span text:style-name="T88_20"><text:s/></text:span><text:span text:style-name="T88_21">par</text:span><text:span text:style-name="T88_22"><text:s/></text:span><text:span text:style-name="T88_23">exemple</text:span><text:span text:style-name="T88_24"><text:line-break/></text:span><text:span text:style-name="T88_25"><text:s/></text:span><text:span text:style-name="T88_26">audio</text:span><text:span text:style-name="T88_27">.</text:span><text:span text:style-name="T88_28">src</text:span><text:span text:style-name="T88_29">=</text:span><text:span text:style-name="T88_30">File</text:span><text:span text:style-name="T88_31">.</text:span><text:span text:style-name="T88_32">applicationDirectory</text:span><text:span text:style-name="T88_33"><text:s/>+<text:s/>"</text:span><text:span text:style-name="T88_34">www</text:span><text:span text:style-name="T88_35">/</text:span><text:span text:style-name="T88_36">sound</text:span><text:span text:style-name="T88_37">/</text:span><text:span text:style-name="T88_38">voix</text:span><text:span text:style-name="T88_39">01.</text:span><text:span text:style-name="T88_40">amr</text:span><text:span text:style-name="T88_41">"<text:s/>;<text:s text:c="2"/></text:span><text:span text:style-name="T88_42">audio</text:span><text:span text:style-name="T88_43">.</text:span><text:span text:style-name="T88_44">play</text:span><text:span text:style-name="T88_45">()<text:s/>;</text:span><text:span text:style-name="T88_46"><text:line-break/></text:span><text:span text:style-name="T88_47">Par</text:span><text:span text:style-name="T88_48"><text:s/></text:span><text:span text:style-name="T88_49">contre</text:span><text:span text:style-name="T88_50"><text:s/></text:span><text:span text:style-name="T88_51">on</text:span><text:span text:style-name="T88_52"><text:s/></text:span><text:span text:style-name="T88_53">peut</text:span><text:span text:style-name="T88_54"><text:s/></text:span><text:span text:style-name="T88_55">faire</text:span><text:span text:style-name="T88_56"><text:s text:c="2"/></text:span><text:span text:style-name="T88_57">un</text:span><text:span text:style-name="T88_58"><text:s/></text:span><text:span text:style-name="T88_59">upload</text:span><text:span text:style-name="T88_60"><text:s/></text:span><text:span text:style-name="T88_61">de</text:span><text:span text:style-name="T88_62"><text:s/></text:span><text:span text:style-name="T88_63">File</text:span><text:span text:style-name="T88_64">.</text:span><text:span text:style-name="T88_65">applicationDirectory</text:span><text:span text:style-name="T88_66"><text:s/>+<text:s/>"</text:span><text:span text:style-name="T88_67">www</text:span><text:span text:style-name="T88_68">/</text:span><text:span text:style-name="T88_69">sound</text:span><text:span text:style-name="T88_70">/</text:span><text:span text:style-name="T88_71">voix</text:span><text:span text:style-name="T88_72">01.</text:span><text:span text:style-name="T88_73">amr</text:span><text:span text:style-name="T88_74">"<text:s/><text:line-break/></text:span><text:span text:style-name="T88_75">puis</text:span><text:span text:style-name="T88_76"><text:line-break/></text:span><text:span text:style-name="T88_77">audio</text:span><text:span text:style-name="T88_78">.</text:span><text:span text:style-name="T88_79">src</text:span><text:span text:style-name="T88_80"><text:s/>=<text:s text:c="2"/>"</text:span><text:span text:style-name="T88_81"><text:a xlink:type="simple" xlink:href="http://www.pixaline.net/intra/cordosample/sound/voix01.amr"><text:span text:style-name="T88_82">http</text:span></text:a></text:span><text:span text:style-name="T88_83"><text:a xlink:type="simple" xlink:href="http://www.pixaline.net/intra/cordosample/sound/voix01.amr"><text:span text:style-name="T88_84">://</text:span></text:a></text:span><text:span text:style-name="T88_85"><text:a xlink:type="simple" xlink:href="http://www.pixaline.net/intra/cordosample/sound/voix01.amr"><text:span text:style-name="T88_86">www</text:span></text:a></text:span><text:span text:style-name="T88_87"><text:a xlink:type="simple" xlink:href="http://www.pixaline.net/intra/cordosample/sound/voix01.amr"><text:span text:style-name="T88_88">.</text:span></text:a></text:span><text:span text:style-name="T88_89"><text:a xlink:type="simple" xlink:href="http://www.pixaline.net/intra/cordosample/sound/voix01.amr"><text:span text:style-name="T88_90">pixaline</text:span></text:a></text:span><text:span text:style-name="T88_91"><text:a xlink:type="simple" xlink:href="http://www.pixaline.net/intra/cordosample/sound/voix01.amr"><text:span text:style-name="T88_92">.</text:span></text:a></text:span><text:span text:style-name="T88_93"><text:a xlink:type="simple" xlink:href="http://www.pixaline.net/intra/cordosample/sound/voix01.amr"><text:span text:style-name="T88_94">net</text:span></text:a></text:span><text:span text:style-name="T88_95"><text:a xlink:type="simple" xlink:href="http://www.pixaline.net/intra/cordosample/sound/voix01.amr"><text:span text:style-name="T88_96">/</text:span></text:a></text:span><text:span text:style-name="T88_97"><text:a xlink:type="simple" xlink:href="http://www.pixaline.net/intra/cordosample/sound/voix01.amr"><text:span text:style-name="T88_98">intra</text:span></text:a></text:span><text:span text:style-name="T88_99"><text:a xlink:type="simple" xlink:href="http://www.pixaline.net/intra/cordosample/sound/voix01.amr"><text:span text:style-name="T88_100">/</text:span></text:a></text:span><text:span text:style-name="T88_101"><text:a xlink:type="simple" xlink:href="http://www.pixaline.net/intra/cordosample/sound/voix01.amr"><text:span text:style-name="T88_102">cordosample</text:span></text:a></text:span><text:span text:style-name="T88_103"><text:a xlink:type="simple" xlink:href="http://www.pixaline.net/intra/cordosample/sound/voix01.amr"><text:span text:style-name="T88_104">/</text:span></text:a></text:span><text:span text:style-name="T88_105"><text:a xlink:type="simple" xlink:href="http://www.pixaline.net/intra/cordosample/sound/voix01.amr"><text:span text:style-name="T88_106">sound</text:span></text:a></text:span><text:span text:style-name="T88_107"><text:a xlink:type="simple" xlink:href="http://www.pixaline.net/intra/cordosample/sound/voix01.amr"><text:span text:style-name="T88_108">/</text:span></text:a></text:span><text:span text:style-name="T88_109"><text:a xlink:type="simple" xlink:href="http://www.pixaline.net/intra/cordosample/sound/voix01.amr"><text:span text:style-name="T88_110">voix</text:span></text:a></text:span><text:span text:style-name="T88_111"><text:a xlink:type="simple" xlink:href="http://www.pixaline.net/intra/cordosample/sound/voix01.amr"><text:span text:style-name="T88_112">01.</text:span></text:a></text:span><text:span text:style-name="T88_113"><text:a xlink:type="simple" xlink:href="http://www.pixaline.net/intra/cordosample/sound/voix01.amr"><text:span text:style-name="T88_114">amr</text:span></text:a></text:span><text:span text:style-name="T88_115">";<text:s/></text:span><text:span text:style-name="T88_116">audio</text:span><text:span text:style-name="T88_117">.</text:span><text:span text:style-name="T88_118">play</text:span><text:span text:style-name="T88_119">();<text:line-break/></text:span><text:span text:style-name="T88_120">On</text:span><text:span text:style-name="T88_121"><text:s/></text:span><text:span text:style-name="T88_122">peut</text:span><text:span text:style-name="T88_123"><text:s/></text:span><text:span text:style-name="T88_124">aussi</text:span><text:span text:style-name="T88_125"><text:s/></text:span><text:span text:style-name="T88_126">utiliser</text:span><text:span text:style-name="T88_127"><text:s/></text:span><text:span text:style-name="T88_128">le</text:span><text:span text:style-name="T88_129"><text:s/></text:span><text:span text:style-name="T88_130">plugin</text:span><text:span text:style-name="T88_131"><text:s/></text:span><text:span text:style-name="T88_132">Media</text:span><text:span text:style-name="T88_133"><text:s/></text:span><text:span text:style-name="T88_134">de</text:span><text:span text:style-name="T88_135"><text:s/></text:span><text:span text:style-name="T88_136">Cordova</text:span><text:span text:style-name="T88_137"><text:s/></text:span><text:span text:style-name="T88_138">pour</text:span><text:span text:style-name="T88_139"><text:s/></text:span><text:span text:style-name="T88_140">enregistrer</text:span><text:span text:style-name="T88_141"><text:s/></text:span><text:span text:style-name="T88_142">un</text:span><text:span text:style-name="T88_143"><text:s/></text:span><text:span text:style-name="T88_144">son</text:span><text:span text:style-name="T88_145"><text:s/></text:span><text:span text:style-name="T88_146">puis</text:span><text:span text:style-name="T88_147"><text:s/></text:span><text:span text:style-name="T88_148">le</text:span><text:span text:style-name="T88_149"><text:s/></text:span><text:span text:style-name="T88_150">relire</text:span><text:span text:style-name="T88_151"><text:s/>;<text:s/></text:span><text:span text:style-name="T88_152">sans</text:span><text:span text:style-name="T88_153"><text:s/></text:span><text:span text:style-name="T88_154">donc</text:span><text:span text:style-name="T88_155"><text:s/></text:span><text:span text:style-name="T88_156">utiliser</text:span><text:span text:style-name="T88_157"><text:s/></text:span><text:span text:style-name="T88_158">de</text:span><text:span text:style-name="T88_159"><text:s/></text:span><text:span text:style-name="T88_160">balise</text:span><text:span text:style-name="T88_161"><text:s/>&lt;</text:span><text:span text:style-name="T88_162">audio</text:span><text:span text:style-name="T88_163">&gt;.<text:s/></text:span><text:span text:style-name="T88_164">Et</text:span><text:span text:style-name="T88_165"><text:s/></text:span><text:span text:style-name="T88_166">cela</text:span><text:span text:style-name="T88_167"><text:s/></text:span><text:span text:style-name="T88_168">marche</text:span><text:span text:style-name="T88_169"><text:s/></text:span><text:span text:style-name="T88_170">très</text:span><text:span text:style-name="T88_171"><text:s/></text:span><text:span text:style-name="T88_172">bien</text:span><text:span text:style-name="T88_173">.<text:line-break/></text:span></text:p>
            </text:list-item>
            <text:list-item>
              <text:p text:style-name="P89"><text:span text:style-name="T89_1">Le</text:span><text:span text:style-name="T89_2"><text:s/></text:span><text:span text:style-name="T89_3">dossier</text:span><text:span text:style-name="T89_4"><text:s/></text:span><text:span text:style-name="T89_5">d</text:span><text:span text:style-name="T89_6">’</text:span><text:span text:style-name="T89_7">enregistrement</text:span><text:span text:style-name="T89_8"><text:s/></text:span><text:span text:style-name="T89_9">de</text:span><text:span text:style-name="T89_10"><text:s/></text:span><text:span text:style-name="T89_11">l</text:span><text:span text:style-name="T89_12">’</text:span><text:span text:style-name="T89_13">appli</text:span><text:span text:style-name="T89_14"><text:s/></text:span><text:span text:style-name="T89_15">standard</text:span><text:span text:style-name="T89_16"><text:s/></text:span><text:span text:style-name="T89_17">du</text:span><text:span text:style-name="T89_18"><text:s/></text:span><text:span text:style-name="T89_19">mobile</text:span><text:span text:style-name="T89_20"><text:s/></text:span><text:span text:style-name="T89_21">varie</text:span><text:span text:style-name="T89_22"><text:s/></text:span><text:span text:style-name="T89_23">selon</text:span><text:span text:style-name="T89_24"><text:s/></text:span><text:span text:style-name="T89_25">les</text:span><text:span text:style-name="T89_26"><text:s/></text:span><text:span text:style-name="T89_27">machines</text:span><text:span text:style-name="T89_28">.<text:line-break/></text:span><text:span text:style-name="T89_29">ex</text:span><text:span text:style-name="T89_30">:<text:line-break/>"</text:span><text:span text:style-name="T89_31">My</text:span><text:span text:style-name="T89_32">%20</text:span><text:span text:style-name="T89_33">Documents</text:span><text:span text:style-name="T89_34">/</text:span><text:span text:style-name="T89_35">My</text:span><text:span text:style-name="T89_36">%20</text:span><text:span text:style-name="T89_37">Recordings</text:span><text:span text:style-name="T89_38">/"<text:s/>;<text:s/>//<text:s/></text:span><text:span text:style-name="T89_39">sur</text:span><text:span text:style-name="T89_40"><text:s/></text:span><text:span text:style-name="T89_41">HTC</text:span><text:span text:style-name="T89_42"><text:s/></text:span><text:span text:style-name="T89_43">desire</text:span><text:span text:style-name="T89_44"><text:s/></text:span><text:span text:style-name="T89_45">hd</text:span><text:span text:style-name="T89_46"><text:line-break/>"</text:span><text:span text:style-name="T89_47">Sounds</text:span><text:span text:style-name="T89_48">/"<text:s/>;<text:s/>//<text:s/></text:span><text:span text:style-name="T89_49">sur</text:span><text:span text:style-name="T89_50"><text:s/></text:span><text:span text:style-name="T89_51">Samsung</text:span><text:span text:style-name="T89_52"><text:s/></text:span><text:span text:style-name="T89_53">GT</text:span><text:span text:style-name="T89_54"><text:s/></text:span><text:span text:style-name="T89_55">I</text:span><text:span text:style-name="T89_56">8190<text:line-break/></text:span></text:p>
            </text:list-item>
          </text:list>
        </text:list-item>
        <text:list-item>
          <text:p text:style-name="P90"><text:span text:style-name="T90_1">SampleAudioLocal</text:span><text:span text:style-name="T90_2">.</text:span><text:span text:style-name="T90_3">hx</text:span></text:p>
          <text:list>
            <text:list-item>
              <text:p text:style-name="P91"><text:span text:style-name="T91_1">cordova</text:span><text:span text:style-name="T91_2"><text:s/></text:span><text:span text:style-name="T91_3">plugin</text:span><text:span text:style-name="T91_4"><text:s/></text:span><text:span text:style-name="T91_5">add</text:span><text:span text:style-name="T91_6"><text:s/></text:span><text:span text:style-name="T91_7">org</text:span><text:span text:style-name="T91_8">.</text:span><text:span text:style-name="T91_9">apache</text:span><text:span text:style-name="T91_10">.</text:span><text:span text:style-name="T91_11">cordova</text:span><text:span text:style-name="T91_12">.</text:span><text:span text:style-name="T91_13">media</text:span></text:p>
            </text:list-item>
            <text:list-item>
              <text:p text:style-name="P92"><text:span text:style-name="T92_1">cordova</text:span><text:span text:style-name="T92_2"><text:s/></text:span><text:span text:style-name="T92_3">plugin</text:span><text:span text:style-name="T92_4"><text:s/></text:span><text:span text:style-name="T92_5">add</text:span><text:span text:style-name="T92_6"><text:s/></text:span><text:span text:style-name="T92_7">org</text:span><text:span text:style-name="T92_8">.</text:span><text:span text:style-name="T92_9">apache</text:span><text:span text:style-name="T92_10">.</text:span><text:span text:style-name="T92_11">cordova</text:span><text:span text:style-name="T92_12">.</text:span><text:span text:style-name="T92_13">File</text:span></text:p>
            </text:list-item>
            <text:list-item>
              <text:p text:style-name="P93"><text:span text:style-name="T93_1">cordova</text:span><text:span text:style-name="T93_2"><text:s/></text:span><text:span text:style-name="T93_3">plugin</text:span><text:span text:style-name="T93_4"><text:s/></text:span><text:span text:style-name="T93_5">add</text:span><text:span text:style-name="T93_6"><text:s/></text:span><text:span text:style-name="T93_7">org</text:span><text:span text:style-name="T93_8">.</text:span><text:span text:style-name="T93_9">apache</text:span><text:span text:style-name="T93_10">.</text:span><text:span text:style-name="T93_11">cordova</text:span><text:span text:style-name="T93_12">.</text:span><text:span text:style-name="T93_13">media</text:span><text:span text:style-name="T93_14">-</text:span><text:span text:style-name="T93_15">capture</text:span></text:p>
            </text:list-item>
          </text:list>
        </text:list-item>
        <text:list-item>
          <text:p text:style-name="P94"><text:span text:style-name="T94_1">SampleAudioServer</text:span><text:span text:style-name="T94_2">.</text:span><text:span text:style-name="T94_3">hx</text:span></text:p>
          <text:list>
            <text:list-item>
              <text:p text:style-name="P95"><text:span text:style-name="T95_1">cordova</text:span><text:span text:style-name="T95_2"><text:s/></text:span><text:span text:style-name="T95_3">plugin</text:span><text:span text:style-name="T95_4"><text:s/></text:span><text:span text:style-name="T95_5">add</text:span><text:span text:style-name="T95_6"><text:s/></text:span><text:span text:style-name="T95_7">org</text:span><text:span text:style-name="T95_8">.</text:span><text:span text:style-name="T95_9">apache</text:span><text:span text:style-name="T95_10">.</text:span><text:span text:style-name="T95_11">cordovafile</text:span><text:span text:style-name="T95_12">-</text:span><text:span text:style-name="T95_13">transfer</text:span></text:p>
            </text:list-item>
            <text:list-item>
              <text:p text:style-name="P96"><text:span text:style-name="T96_1">cordova</text:span><text:span text:style-name="T96_2"><text:s/></text:span><text:span text:style-name="T96_3">plugin</text:span><text:span text:style-name="T96_4"><text:s/></text:span><text:span text:style-name="T96_5">add</text:span><text:span text:style-name="T96_6"><text:s/></text:span><text:span text:style-name="T96_7">org</text:span><text:span text:style-name="T96_8">.</text:span><text:span text:style-name="T96_9">apache</text:span><text:span text:style-name="T96_10">.</text:span><text:span text:style-name="T96_11">cordova</text:span><text:span text:style-name="T96_12">.</text:span><text:span text:style-name="T96_13">media</text:span></text:p>
            </text:list-item>
            <text:list-item>
              <text:p text:style-name="P97"><text:span text:style-name="T97_1">cordova</text:span><text:span text:style-name="T97_2"><text:s/></text:span><text:span text:style-name="T97_3">plugin</text:span><text:span text:style-name="T97_4"><text:s/></text:span><text:span text:style-name="T97_5">add</text:span><text:span text:style-name="T97_6"><text:s/></text:span><text:span text:style-name="T97_7">org</text:span><text:span text:style-name="T97_8">.</text:span><text:span text:style-name="T97_9">apache</text:span><text:span text:style-name="T97_10">.</text:span><text:span text:style-name="T97_11">cordova</text:span><text:span text:style-name="T97_12">.</text:span><text:span text:style-name="T97_13">File</text:span></text:p>
            </text:list-item>
          </text:list>
        </text:list-item>
      </text:list>
      <text:p text:style-name="P98"/>
      <text:list text:style-name="LS5" xml:id="list72">
        <text:list-item>
          <text:p text:style-name="P99"><text:span text:style-name="T99_1">Modèle</text:span><text:span text:style-name="T99_2"><text:s/></text:span><text:span text:style-name="T99_3">dans</text:span><text:span text:style-name="T99_4"><text:s/></text:span><text:span text:style-name="T99_5">done</text:span><text:span text:style-name="T99_6">/<text:s/>:</text:span></text:p>
          <text:list>
            <text:list-item>
              <text:p text:style-name="P100"><text:span text:style-name="T100_1">Le</text:span><text:span text:style-name="T100_2"><text:s/></text:span><text:span text:style-name="T100_3">main</text:span><text:span text:style-name="T100_4"><text:s/></text:span><text:span text:style-name="T100_5">du</text:span><text:span text:style-name="T100_6"><text:s/></text:span><text:span text:style-name="T100_7">projet</text:span><text:span text:style-name="T100_8"><text:s/></text:span><text:span text:style-name="T100_9">audio</text:span><text:span text:style-name="T100_10"><text:s/></text:span><text:span text:style-name="T100_11">est</text:span><text:span text:style-name="T100_12"><text:s/></text:span><text:span text:style-name="T100_13">dans</text:span><text:span text:style-name="T100_14"><text:s/></text:span><text:span text:style-name="T100_15">src</text:span><text:span text:style-name="T100_16">/</text:span><text:span text:style-name="T100_17">audio</text:span><text:span text:style-name="T100_18">/<text:s/></text:span><text:span text:style-name="T100_19">et</text:span><text:span text:style-name="T100_20"><text:s/></text:span><text:span text:style-name="T100_21">la</text:span><text:span text:style-name="T100_22"><text:s/></text:span><text:span text:style-name="T100_23">compil</text:span><text:span text:style-name="T100_24"><text:s/></text:span><text:span text:style-name="T100_25">haxe</text:span><text:span text:style-name="T100_26">-&gt;</text:span><text:span text:style-name="T100_27">js</text:span><text:span text:style-name="T100_28"><text:s/></text:span><text:span text:style-name="T100_29">se</text:span><text:span text:style-name="T100_30"><text:s/></text:span><text:span text:style-name="T100_31">fait</text:span><text:span text:style-name="T100_32"><text:s/></text:span><text:span text:style-name="T100_33">par</text:span><text:span text:style-name="T100_34"><text:line-break/>“</text:span><text:span text:style-name="T100_35">build</text:span><text:span text:style-name="T100_36">.</text:span><text:span text:style-name="T100_37">audio</text:span><text:span text:style-name="T100_38">.</text:span><text:span text:style-name="T100_39">hxml</text:span><text:span text:style-name="T100_40">”.<text:s/></text:span></text:p>
            </text:list-item>
            <text:list-item>
              <text:p text:style-name="P101"><text:span text:style-name="T101_1">le</text:span><text:span text:style-name="T101_2"><text:s/></text:span><text:span text:style-name="T101_3">main</text:span><text:span text:style-name="T101_4">.</text:span><text:span text:style-name="T101_5">js</text:span><text:span text:style-name="T101_6"><text:s/></text:span><text:span text:style-name="T101_7">est</text:span><text:span text:style-name="T101_8"><text:s/></text:span><text:span text:style-name="T101_9">le</text:span><text:span text:style-name="T101_10"><text:s/></text:span><text:span text:style-name="T101_11">même</text:span><text:span text:style-name="T101_12">.<text:s/></text:span><text:span text:style-name="T101_13">Autrement</text:span><text:span text:style-name="T101_14"><text:s/></text:span><text:span text:style-name="T101_15">dit</text:span><text:span text:style-name="T101_16"><text:s/>:<text:s/></text:span><text:span text:style-name="T101_17">Les</text:span><text:span text:style-name="T101_18"><text:s/>2<text:s/></text:span><text:span text:style-name="T101_19">builds</text:span><text:span text:style-name="T101_20"><text:s/></text:span><text:span text:style-name="T101_21">sont</text:span><text:span text:style-name="T101_22"><text:s/></text:span><text:span text:style-name="T101_23">dans</text:span><text:span text:style-name="T101_24"><text:s/></text:span><text:span text:style-name="T101_25">le</text:span><text:span text:style-name="T101_26"><text:s/></text:span><text:span text:style-name="T101_27">même</text:span><text:span text:style-name="T101_28"><text:s/></text:span><text:span text:style-name="T101_29">projet</text:span><text:span text:style-name="T101_30"><text:s/></text:span><text:span text:style-name="T101_31">et</text:span><text:span text:style-name="T101_32"><text:s/></text:span><text:span text:style-name="T101_33">on</text:span><text:span text:style-name="T101_34"><text:s/></text:span><text:span text:style-name="T101_35">aura</text:span><text:span text:style-name="T101_36"><text:s/></text:span><text:span text:style-name="T101_37">l</text:span><text:span text:style-name="T101_38">’</text:span><text:span text:style-name="T101_39">une</text:span><text:span text:style-name="T101_40"><text:s/></text:span><text:span text:style-name="T101_41">ou</text:span><text:span text:style-name="T101_42"><text:s/></text:span><text:span text:style-name="T101_43">l</text:span><text:span text:style-name="T101_44">’</text:span><text:span text:style-name="T101_45">autre</text:span><text:span text:style-name="T101_46"><text:s/></text:span><text:span text:style-name="T101_47">appli</text:span><text:span text:style-name="T101_48"><text:s/></text:span><text:span text:style-name="T101_49">installée</text:span><text:span text:style-name="T101_50"><text:s/></text:span><text:span text:style-name="T101_51">sur</text:span><text:span text:style-name="T101_52"><text:s/></text:span><text:span text:style-name="T101_53">son</text:span><text:span text:style-name="T101_54"><text:s/></text:span><text:span text:style-name="T101_55">mobile</text:span><text:span text:style-name="T101_56"><text:s/></text:span><text:span text:style-name="T101_57">mais</text:span><text:span text:style-name="T101_58"><text:s/></text:span><text:span text:style-name="T101_59">pas</text:span><text:span text:style-name="T101_60"><text:s/></text:span><text:span text:style-name="T101_61">en</text:span><text:span text:style-name="T101_62"><text:s/></text:span><text:span text:style-name="T101_63">même</text:span><text:span text:style-name="T101_64"><text:s/></text:span><text:span text:style-name="T101_65">temps</text:span><text:span text:style-name="T101_66">.</text:span></text:p>
            </text:list-item>
          </text:list>
        </text:list-item>
      </text:list>
      <text:p text:style-name="P102"><text:span text:style-name="T102_1"><text:line-break/></text:span></text:p>
      <text:p text:style-name="P103"><text:span text:style-name="T103_1">Mise</text:span><text:span text:style-name="T103_2"><text:s/></text:span><text:span text:style-name="T103_3">en</text:span><text:span text:style-name="T103_4"><text:s/></text:span><text:span text:style-name="T103_5">ligne</text:span><text:span text:style-name="T103_6"><text:s/></text:span><text:span text:style-name="T103_7">de</text:span><text:span text:style-name="T103_8"><text:s/></text:span><text:span text:style-name="T103_9">l</text:span><text:span text:style-name="T103_10">’</text:span><text:span text:style-name="T103_11">application</text:span><text:span text:style-name="T103_12">.</text:span></text:p>
      <text:list text:style-name="LS6" xml:id="list75">
        <text:list-item>
          <text:p text:style-name="P104"><text:span text:style-name="T104_1">Générer</text:span><text:span text:style-name="T104_2"><text:s/></text:span><text:span text:style-name="T104_3">un</text:span><text:span text:style-name="T104_4"><text:s/></text:span><text:span text:style-name="T104_5">APK</text:span><text:span text:style-name="T104_6"><text:s/>“</text:span><text:span text:style-name="T104_7">release</text:span><text:span text:style-name="T104_8">”<text:line-break/></text:span><text:span text:style-name="T104_9">cordova</text:span><text:span text:style-name="T104_10"><text:s/></text:span><text:span text:style-name="T104_11">build</text:span><text:span text:style-name="T104_12"><text:s/>--</text:span><text:span text:style-name="T104_13">release</text:span><text:span text:style-name="T104_14"><text:s/></text:span><text:span text:style-name="T104_15">android</text:span><text:span text:style-name="T104_16"><text:line-break/></text:span><text:span text:style-name="T104_17">ce</text:span><text:span text:style-name="T104_18"><text:s/></text:span><text:span text:style-name="T104_19">qui</text:span><text:span text:style-name="T104_20"><text:s/></text:span><text:span text:style-name="T104_21">produit</text:span><text:span text:style-name="T104_22"><text:s/></text:span><text:span text:style-name="T104_23">un</text:span><text:span text:style-name="T104_24"><text:s/>&lt;</text:span><text:span text:style-name="T104_25">NomAppli</text:span><text:span text:style-name="T104_26">&gt;-</text:span><text:span text:style-name="T104_27">release</text:span><text:span text:style-name="T104_28">-</text:span><text:span text:style-name="T104_29">unsigned</text:span><text:span text:style-name="T104_30">.</text:span><text:span text:style-name="T104_31">apk</text:span><text:span text:style-name="T104_32"><text:s/></text:span><text:span text:style-name="T104_33">dans</text:span><text:span text:style-name="T104_34"><text:s/>.../</text:span><text:span text:style-name="T104_35">platforms</text:span><text:span text:style-name="T104_36">/</text:span><text:span text:style-name="T104_37">android</text:span><text:span text:style-name="T104_38">/</text:span><text:span text:style-name="T104_39">ant</text:span><text:span text:style-name="T104_40">-</text:span><text:span text:style-name="T104_41">build</text:span><text:span text:style-name="T104_42"><text:line-break/></text:span></text:p>
        </text:list-item>
        <text:list-item>
          <text:p text:style-name="P105"><text:span text:style-name="T105_1">Générer</text:span><text:span text:style-name="T105_2"><text:s/></text:span><text:span text:style-name="T105_3">une</text:span><text:span text:style-name="T105_4"><text:s/></text:span><text:span text:style-name="T105_5">clé</text:span><text:span text:style-name="T105_6"><text:s/></text:span><text:span text:style-name="T105_7">privée</text:span><text:span text:style-name="T105_8"><text:s/></text:span><text:span text:style-name="T105_9">pour</text:span><text:span text:style-name="T105_10"><text:s/></text:span><text:span text:style-name="T105_11">l</text:span><text:span text:style-name="T105_12">'</text:span><text:span text:style-name="T105_13">appli</text:span><text:span text:style-name="T105_14"><text:s/>:<text:line-break/></text:span><text:span text:style-name="T105_15">cd</text:span><text:span text:style-name="T105_16"><text:s/>&lt;</text:span><text:span text:style-name="T105_17">dossier</text:span><text:span text:style-name="T105_18"><text:s/></text:span><text:span text:style-name="T105_19">projet</text:span><text:span text:style-name="T105_20">&gt;/</text:span><text:span text:style-name="T105_21">platforms</text:span><text:span text:style-name="T105_22">/</text:span><text:span text:style-name="T105_23">android</text:span><text:span text:style-name="T105_24">/</text:span><text:span text:style-name="T105_25">ant</text:span><text:span text:style-name="T105_26">-</text:span><text:span text:style-name="T105_27">build</text:span><text:span text:style-name="T105_28">/<text:line-break/><text:line-break/></text:span><text:span text:style-name="T105_29">keytool</text:span><text:span text:style-name="T105_30"><text:s/>-</text:span><text:span text:style-name="T105_31">genkey</text:span><text:span text:style-name="T105_32"><text:s/>-</text:span><text:span text:style-name="T105_33">v</text:span><text:span text:style-name="T105_34"><text:s/>-</text:span><text:span text:style-name="T105_35">keystore</text:span><text:span text:style-name="T105_36"><text:s/>&lt;</text:span><text:span text:style-name="T105_37">my</text:span><text:span text:style-name="T105_38">-</text:span><text:span text:style-name="T105_39">release</text:span><text:span text:style-name="T105_40">-</text:span><text:span text:style-name="T105_41">key</text:span><text:span text:style-name="T105_42">&gt;.</text:span><text:span text:style-name="T105_43">keystore</text:span><text:span text:style-name="T105_44"><text:s/>-</text:span><text:span text:style-name="T105_45">alias</text:span><text:span text:style-name="T105_46"><text:s/>&lt;</text:span><text:span text:style-name="T105_47">alias</text:span><text:span text:style-name="T105_48">_</text:span><text:span text:style-name="T105_49">name</text:span><text:span text:style-name="T105_50">&gt;<text:s/>-</text:span><text:span text:style-name="T105_51">keyalg</text:span><text:span text:style-name="T105_52"><text:s/></text:span><text:span text:style-name="T105_53">RSA</text:span><text:span text:style-name="T105_54"><text:s/>-</text:span><text:span text:style-name="T105_55">keysize</text:span><text:span text:style-name="T105_56"><text:s/>2048<text:s/>-</text:span><text:span text:style-name="T105_57">validity</text:span><text:span text:style-name="T105_58"><text:s/>10000</text:span><text:span text:style-name="T105_59"><text:s text:c="6"/>(27<text:s/></text:span><text:span text:style-name="T105_60">ans</text:span><text:span text:style-name="T105_61">)</text:span><text:span text:style-name="T105_62"><text:line-break/></text:span><text:span text:style-name="T105_63">Se</text:span><text:span text:style-name="T105_64"><text:s/></text:span><text:span text:style-name="T105_65">souvenir</text:span><text:span text:style-name="T105_66"><text:s/></text:span><text:span text:style-name="T105_67">de</text:span><text:span text:style-name="T105_68"><text:s/></text:span><text:span text:style-name="T105_69">l</text:span><text:span text:style-name="T105_70">’</text:span><text:span text:style-name="T105_71">alias</text:span><text:span text:style-name="T105_72">_</text:span><text:span text:style-name="T105_73">name</text:span><text:span text:style-name="T105_74"><text:s/></text:span><text:span text:style-name="T105_75">et</text:span><text:span text:style-name="T105_76"><text:s/></text:span><text:span text:style-name="T105_77">du</text:span><text:span text:style-name="T105_78"><text:s/></text:span><text:span text:style-name="T105_79">mot</text:span><text:span text:style-name="T105_80"><text:s/></text:span><text:span text:style-name="T105_81">de</text:span><text:span text:style-name="T105_82"><text:s/></text:span><text:span text:style-name="T105_83">passe</text:span><text:span text:style-name="T105_84"><text:s/></text:span><text:span text:style-name="T105_85">choisi</text:span><text:span text:style-name="T105_86"><text:s/></text:span><text:span text:style-name="T105_87">pour</text:span><text:span text:style-name="T105_88"><text:s/></text:span><text:span text:style-name="T105_89">une</text:span><text:span text:style-name="T105_90"><text:s/></text:span><text:span text:style-name="T105_91">prochaine</text:span><text:span text:style-name="T105_92"><text:s/></text:span><text:span text:style-name="T105_93">version</text:span><text:span text:style-name="T105_94"><text:s/></text:span><text:span text:style-name="T105_95">à</text:span><text:span text:style-name="T105_96"><text:s/></text:span><text:span text:style-name="T105_97">mettre</text:span><text:span text:style-name="T105_98"><text:s/></text:span><text:span text:style-name="T105_99">en</text:span><text:span text:style-name="T105_100"><text:s/></text:span><text:span text:style-name="T105_101">ligne</text:span><text:span text:style-name="T105_102">.<text:s/><text:line-break/></text:span><text:span text:style-name="T105_103">Ex</text:span><text:span text:style-name="T105_104"><text:s text:c="2"/></text:span><text:span text:style-name="T105_105">apixkey</text:span><text:span text:style-name="T105_106"><text:s/></text:span><text:span text:style-name="T105_107">et</text:span><text:span text:style-name="T105_108"><text:s/></text:span><text:span text:style-name="T105_109">azqswx</text:span><text:span text:style-name="T105_110">2015<text:s/></text:span><text:span text:style-name="T105_111">avec</text:span><text:span text:style-name="T105_112"><text:s/></text:span><text:span text:style-name="T105_113"><text:s/>&lt;</text:span><text:span text:style-name="T105_114">my</text:span><text:span text:style-name="T105_115">-</text:span><text:span text:style-name="T105_116">release</text:span><text:span text:style-name="T105_117">-</text:span><text:span text:style-name="T105_118">key</text:span><text:span text:style-name="T105_119">&gt;<text:s/>==</text:span><text:span text:style-name="T105_120"><text:s/></text:span><text:span text:style-name="T105_121">cordosample</text:span><text:span text:style-name="T105_122">.</text:span><text:span text:style-name="T105_123">keystore</text:span><text:span text:style-name="T105_124"><text:s/><text:line-break/></text:span></text:p>
        </text:list-item>
        <text:list-item>
          <text:p text:style-name="P106"><text:span text:style-name="T106_1">Signer</text:span><text:span text:style-name="T106_2"><text:s/></text:span><text:span text:style-name="T106_3">l</text:span><text:span text:style-name="T106_4">’</text:span><text:span text:style-name="T106_5">apk</text:span><text:span text:style-name="T106_6"><text:s/>:<text:line-break/></text:span><text:span text:style-name="T106_7">jarsigner</text:span><text:span text:style-name="T106_8"><text:s/>-</text:span><text:span text:style-name="T106_9">verbose</text:span><text:span text:style-name="T106_10"><text:s/>-</text:span><text:span text:style-name="T106_11">sigalg</text:span><text:span text:style-name="T106_12"><text:s/></text:span><text:span text:style-name="T106_13">SHA</text:span><text:span text:style-name="T106_14">1</text:span><text:span text:style-name="T106_15">withRSA</text:span><text:span text:style-name="T106_16"><text:s/>-</text:span><text:span text:style-name="T106_17">digestalg</text:span><text:span text:style-name="T106_18"><text:s/></text:span><text:span text:style-name="T106_19">SHA</text:span><text:span text:style-name="T106_20">1<text:s/>-</text:span><text:span text:style-name="T106_21">keystore</text:span><text:span text:style-name="T106_22"><text:s/></text:span><text:span text:style-name="T106_23">my</text:span><text:span text:style-name="T106_24">-</text:span><text:span text:style-name="T106_25">release</text:span><text:span text:style-name="T106_26">-</text:span><text:span text:style-name="T106_27">key</text:span><text:span text:style-name="T106_28">.</text:span><text:span text:style-name="T106_29">keystore</text:span><text:span text:style-name="T106_30"><text:s/>&lt;</text:span><text:span text:style-name="T106_31">NomAppli</text:span><text:span text:style-name="T106_32">&gt;-</text:span><text:span text:style-name="T106_33">release</text:span><text:span text:style-name="T106_34">-</text:span><text:span text:style-name="T106_35">unsigned</text:span><text:span text:style-name="T106_36">.</text:span><text:span text:style-name="T106_37">apk</text:span><text:span text:style-name="T106_38"><text:s/>&lt;</text:span><text:span text:style-name="T106_39">alias</text:span><text:span text:style-name="T106_40">_</text:span><text:span text:style-name="T106_41">name</text:span><text:span text:style-name="T106_42">&gt;<text:line-break/></text:span><text:span text:style-name="T106_43">note</text:span><text:span text:style-name="T106_44"><text:s/>:<text:s/></text:span><text:span text:style-name="T106_45">aucun</text:span><text:span text:style-name="T106_46"><text:s/></text:span><text:span text:style-name="T106_47">fichier</text:span><text:span text:style-name="T106_48"><text:s/></text:span><text:span text:style-name="T106_49">n</text:span><text:span text:style-name="T106_50">’</text:span><text:span text:style-name="T106_51">est</text:span><text:span text:style-name="T106_52"><text:s/></text:span><text:span text:style-name="T106_53">créé</text:span><text:span text:style-name="T106_54"><text:line-break/></text:span><text:span text:style-name="T106_55">pour</text:span><text:span text:style-name="T106_56"><text:s/>+<text:s/></text:span><text:span text:style-name="T106_57">info</text:span><text:span text:style-name="T106_58"><text:s/>:<text:s/></text:span><text:span text:style-name="T106_59"><text:a xlink:type="simple" xlink:href="http://developer.android.com/tools/publishing/app-signing.html"><text:span text:style-name="T106_60">http</text:span></text:a></text:span><text:span text:style-name="T106_61"><text:a xlink:type="simple" xlink:href="http://developer.android.com/tools/publishing/app-signing.html"><text:span text:style-name="T106_62">://</text:span></text:a></text:span><text:span text:style-name="T106_63"><text:a xlink:type="simple" xlink:href="http://developer.android.com/tools/publishing/app-signing.html"><text:span text:style-name="T106_64">developer</text:span></text:a></text:span><text:span text:style-name="T106_65"><text:a xlink:type="simple" xlink:href="http://developer.android.com/tools/publishing/app-signing.html"><text:span text:style-name="T106_66">.</text:span></text:a></text:span><text:span text:style-name="T106_67"><text:a xlink:type="simple" xlink:href="http://developer.android.com/tools/publishing/app-signing.html"><text:span text:style-name="T106_68">android</text:span></text:a></text:span><text:span text:style-name="T106_69"><text:a xlink:type="simple" xlink:href="http://developer.android.com/tools/publishing/app-signing.html"><text:span text:style-name="T106_70">.</text:span></text:a></text:span><text:span text:style-name="T106_71"><text:a xlink:type="simple" xlink:href="http://developer.android.com/tools/publishing/app-signing.html"><text:span text:style-name="T106_72">com</text:span></text:a></text:span><text:span text:style-name="T106_73"><text:a xlink:type="simple" xlink:href="http://developer.android.com/tools/publishing/app-signing.html"><text:span text:style-name="T106_74">/</text:span></text:a></text:span><text:span text:style-name="T106_75"><text:a xlink:type="simple" xlink:href="http://developer.android.com/tools/publishing/app-signing.html"><text:span text:style-name="T106_76">tools</text:span></text:a></text:span><text:span text:style-name="T106_77"><text:a xlink:type="simple" xlink:href="http://developer.android.com/tools/publishing/app-signing.html"><text:span text:style-name="T106_78">/</text:span></text:a></text:span><text:span text:style-name="T106_79"><text:a xlink:type="simple" xlink:href="http://developer.android.com/tools/publishing/app-signing.html"><text:span text:style-name="T106_80">publishing</text:span></text:a></text:span><text:span text:style-name="T106_81"><text:a xlink:type="simple" xlink:href="http://developer.android.com/tools/publishing/app-signing.html"><text:span text:style-name="T106_82">/</text:span></text:a></text:span><text:span text:style-name="T106_83"><text:a xlink:type="simple" xlink:href="http://developer.android.com/tools/publishing/app-signing.html"><text:span text:style-name="T106_84">app</text:span></text:a></text:span><text:span text:style-name="T106_85"><text:a xlink:type="simple" xlink:href="http://developer.android.com/tools/publishing/app-signing.html"><text:span text:style-name="T106_86">-</text:span></text:a></text:span><text:span text:style-name="T106_87"><text:a xlink:type="simple" xlink:href="http://developer.android.com/tools/publishing/app-signing.html"><text:span text:style-name="T106_88">signing</text:span></text:a></text:span><text:span text:style-name="T106_89"><text:a xlink:type="simple" xlink:href="http://developer.android.com/tools/publishing/app-signing.html"><text:span text:style-name="T106_90">.</text:span></text:a></text:span><text:span text:style-name="T106_91"><text:a xlink:type="simple" xlink:href="http://developer.android.com/tools/publishing/app-signing.html"><text:span text:style-name="T106_92">html</text:span></text:a></text:span><text:span text:style-name="T106_93"><text:line-break/></text:span></text:p>
        </text:list-item>
        <text:list-item>
          <text:p text:style-name="P107"><text:span text:style-name="T107_1">ZipAligner</text:span><text:span text:style-name="T107_2"><text:s/></text:span><text:span text:style-name="T107_3">l</text:span><text:span text:style-name="T107_4">’</text:span><text:span text:style-name="T107_5">apk</text:span><text:span text:style-name="T107_6"><text:s/>:<text:line-break/></text:span><text:span text:style-name="T107_7">Si</text:span><text:span text:style-name="T107_8"><text:s/></text:span><text:span text:style-name="T107_9">besoin</text:span><text:span text:style-name="T107_10">:<text:line-break/></text:span><text:span text:style-name="T107_11">copier</text:span><text:span text:style-name="T107_12"><text:s/>.../</text:span><text:span text:style-name="T107_13">Android</text:span><text:span text:style-name="T107_14">/</text:span><text:span text:style-name="T107_15">android</text:span><text:span text:style-name="T107_16">-</text:span><text:span text:style-name="T107_17">sdk</text:span><text:span text:style-name="T107_18">/</text:span><text:span text:style-name="T107_19">build</text:span><text:span text:style-name="T107_20">-</text:span><text:span text:style-name="T107_21">tools</text:span><text:span text:style-name="T107_22">/&lt;</text:span><text:span text:style-name="T107_23">num</text:span><text:span text:style-name="T107_24"><text:s/></text:span><text:span text:style-name="T107_25">version</text:span><text:span text:style-name="T107_26">&gt;/</text:span><text:span text:style-name="T107_27">zipalign</text:span><text:span text:style-name="T107_28">.</text:span><text:span text:style-name="T107_29">exe</text:span><text:span text:style-name="T107_30"><text:s/><text:line-break/></text:span><text:span text:style-name="T107_31">dans</text:span><text:span text:style-name="T107_32"><text:s/>…./</text:span><text:span text:style-name="T107_33">Android</text:span><text:span text:style-name="T107_34">/</text:span><text:span text:style-name="T107_35">android</text:span><text:span text:style-name="T107_36">-</text:span><text:span text:style-name="T107_37">sdk</text:span><text:span text:style-name="T107_38">/</text:span><text:span text:style-name="T107_39">tools</text:span><text:span text:style-name="T107_40">/</text:span><text:span text:style-name="T107_41">zipalign</text:span><text:span text:style-name="T107_42">.</text:span><text:span text:style-name="T107_43">exe</text:span><text:span text:style-name="T107_44"><text:s text:c="3"/><text:line-break/></text:span><text:span text:style-name="T107_45">puis</text:span><text:span text:style-name="T107_46"><text:s text:c="2"/></text:span><text:span text:style-name="T107_47">taper</text:span><text:span text:style-name="T107_48">:<text:line-break/></text:span><text:span text:style-name="T107_49">zipalign</text:span><text:span text:style-name="T107_50"><text:s/>-</text:span><text:span text:style-name="T107_51">f</text:span><text:span text:style-name="T107_52"><text:s/>-</text:span><text:span text:style-name="T107_53">v</text:span><text:span text:style-name="T107_54"><text:s/>4<text:s/>&lt;</text:span><text:span text:style-name="T107_55">NomAppli</text:span><text:span text:style-name="T107_56">&gt;-</text:span><text:span text:style-name="T107_57">release</text:span><text:span text:style-name="T107_58">-</text:span><text:span text:style-name="T107_59">unsigned</text:span><text:span text:style-name="T107_60">.</text:span><text:span text:style-name="T107_61">apk</text:span><text:span text:style-name="T107_62"><text:s/>&lt;</text:span><text:span text:style-name="T107_63">NomAppli</text:span><text:span text:style-name="T107_64">&gt;.</text:span><text:span text:style-name="T107_65">apk</text:span><text:span text:style-name="T107_66"><text:line-break/></text:span></text:p>
        </text:list-item>
        <text:list-item>
          <text:p text:style-name="P108"><text:span text:style-name="T108_1">Dernier</text:span><text:span text:style-name="T108_2"><text:s/></text:span><text:span text:style-name="T108_3">test</text:span><text:span text:style-name="T108_4"><text:s/></text:span><text:span text:style-name="T108_5">sur</text:span><text:span text:style-name="T108_6"><text:s/></text:span><text:span text:style-name="T108_7">tél</text:span><text:span text:style-name="T108_8"><text:s/></text:span><text:span text:style-name="T108_9">avant</text:span><text:span text:style-name="T108_10"><text:s/></text:span><text:span text:style-name="T108_11">googlePlay</text:span><text:span text:style-name="T108_12"><text:s/><text:line-break/></text:span><text:span text:style-name="T108_13">adb</text:span><text:span text:style-name="T108_14"><text:s/></text:span><text:span text:style-name="T108_15">install</text:span><text:span text:style-name="T108_16"><text:s/>&lt;</text:span><text:span text:style-name="T108_17">NomAppli</text:span><text:span text:style-name="T108_18">&gt;.</text:span><text:span text:style-name="T108_19">apk</text:span><text:span text:style-name="T108_20"><text:line-break/></text:span><text:span text:style-name="T108_21">c</text:span><text:span text:style-name="T108_22">’</text:span><text:span text:style-name="T108_23">est</text:span><text:span text:style-name="T108_24"><text:s/></text:span><text:span text:style-name="T108_25">fini</text:span><text:span text:style-name="T108_26"><text:s/></text:span><text:span text:style-name="T108_27">pour</text:span><text:span text:style-name="T108_28"><text:s/></text:span><text:span text:style-name="T108_29">la</text:span><text:span text:style-name="T108_30"><text:s/></text:span><text:span text:style-name="T108_31">partie</text:span><text:span text:style-name="T108_32"><text:s/>(</text:span><text:span text:style-name="T108_33">aie</text:span><text:span text:style-name="T108_34">)<text:s/></text:span><text:span text:style-name="T108_35">tech</text:span><text:span text:style-name="T108_36"><text:line-break/></text:span></text:p>
        </text:list-item>
      </text:list>
      <text:p text:style-name="P109"><text:span text:style-name="T109_1">Mise</text:span><text:span text:style-name="T109_2"><text:s/></text:span><text:span text:style-name="T109_3">en</text:span><text:span text:style-name="T109_4"><text:s/></text:span><text:span text:style-name="T109_5">ligne</text:span><text:span text:style-name="T109_6"><text:s/></text:span><text:span text:style-name="T109_7">de</text:span><text:span text:style-name="T109_8"><text:s/></text:span><text:span text:style-name="T109_9">l</text:span><text:span text:style-name="T109_10">’</text:span><text:span text:style-name="T109_11">application</text:span><text:span text:style-name="T109_12"><text:s/>(</text:span><text:span text:style-name="T109_13">suite</text:span><text:span text:style-name="T109_14">)<text:s/></text:span></text:p>
      <text:p text:style-name="P110"/>
      <text:list text:style-name="LS6" xml:id="list80">
        <text:list-item>
          <text:p text:style-name="P111"><text:span text:style-name="T111_1">Préparation</text:span><text:span text:style-name="T111_2"><text:s/></text:span><text:span text:style-name="T111_3">des</text:span><text:span text:style-name="T111_4"><text:s/></text:span><text:span text:style-name="T111_5">images</text:span><text:span text:style-name="T111_6"><text:s/></text:span><text:span text:style-name="T111_7">de</text:span><text:span text:style-name="T111_8"><text:s/></text:span><text:span text:style-name="T111_9">promo</text:span><text:span text:style-name="T111_10">,<text:s/></text:span><text:span text:style-name="T111_11">logo</text:span><text:span text:style-name="T111_12"><text:s/></text:span><text:span text:style-name="T111_13">etc</text:span><text:span text:style-name="T111_14"><text:line-break/></text:span><text:span text:style-name="T111_15">Voir</text:span><text:span text:style-name="T111_16"><text:s/>.../</text:span><text:span text:style-name="T111_17">todo</text:span><text:span text:style-name="T111_18">/</text:span><text:span text:style-name="T111_19">template</text:span><text:span text:style-name="T111_20">/</text:span><text:span text:style-name="T111_21">googleplay</text:span><text:span text:style-name="T111_22">/<text:s/></text:span><text:span text:style-name="T111_23">ou</text:span><text:span text:style-name="T111_24"><text:s/>../</text:span><text:span text:style-name="T111_25">done</text:span><text:span text:style-name="T111_26">/</text:span><text:span text:style-name="T111_27">cordosample</text:span><text:span text:style-name="T111_28">/</text:span><text:span text:style-name="T111_29">googleplay</text:span><text:span text:style-name="T111_30">/<text:line-break/><text:s/></text:span><text:span text:style-name="T111_31">où</text:span><text:span text:style-name="T111_32"><text:s/></text:span><text:span text:style-name="T111_33">se</text:span><text:span text:style-name="T111_34"><text:s/></text:span><text:span text:style-name="T111_35">trouve</text:span><text:span text:style-name="T111_36"><text:s/></text:span><text:span text:style-name="T111_37">les</text:span><text:span text:style-name="T111_38"><text:s/>4<text:s/></text:span><text:span text:style-name="T111_39">formats</text:span><text:span text:style-name="T111_40"><text:s/></text:span><text:span text:style-name="T111_41">du</text:span><text:span text:style-name="T111_42"><text:s/></text:span><text:span text:style-name="T111_43">minimum</text:span><text:span text:style-name="T111_44"><text:s/></text:span><text:span text:style-name="T111_45">syndical</text:span><text:span text:style-name="T111_46"><text:s/></text:span><text:span text:style-name="T111_47">imposé</text:span><text:span text:style-name="T111_48">.<text:line-break/></text:span></text:p>
        </text:list-item>
        <text:list-item>
          <text:p text:style-name="P112"><text:span text:style-name="T112_1">S</text:span><text:span text:style-name="T112_2">’</text:span><text:span text:style-name="T112_3">inscrire</text:span><text:span text:style-name="T112_4"><text:s/></text:span><text:span text:style-name="T112_5">comme</text:span><text:span text:style-name="T112_6"><text:s/></text:span><text:span text:style-name="T112_7">développeur</text:span><text:span text:style-name="T112_8"><text:s/></text:span><text:span text:style-name="T112_9">Android</text:span><text:span text:style-name="T112_10"><text:s/>“</text:span><text:span text:style-name="T112_11">boutique</text:span><text:span text:style-name="T112_12">”</text:span></text:p>
          <text:list>
            <text:list-item>
              <text:p text:style-name="P113"><text:span text:style-name="T113_1">Aller</text:span><text:span text:style-name="T113_2"><text:s/></text:span><text:span text:style-name="T113_3">sur</text:span><text:span text:style-name="T113_4"><text:s/><text:line-break/></text:span><text:span text:style-name="T113_5"><text:a xlink:type="simple" xlink:href="https://support.google.com/googleplay/android-developer/answer/6112435?hl=fr"><text:span text:style-name="T113_6">https</text:span></text:a></text:span><text:span text:style-name="T113_7"><text:a xlink:type="simple" xlink:href="https://support.google.com/googleplay/android-developer/answer/6112435?hl=fr"><text:span text:style-name="T113_8">://</text:span></text:a></text:span><text:span text:style-name="T113_9"><text:a xlink:type="simple" xlink:href="https://support.google.com/googleplay/android-developer/answer/6112435?hl=fr"><text:span text:style-name="T113_10">support</text:span></text:a></text:span><text:span text:style-name="T113_11"><text:a xlink:type="simple" xlink:href="https://support.google.com/googleplay/android-developer/answer/6112435?hl=fr"><text:span text:style-name="T113_12">.</text:span></text:a></text:span><text:span text:style-name="T113_13"><text:a xlink:type="simple" xlink:href="https://support.google.com/googleplay/android-developer/answer/6112435?hl=fr"><text:span text:style-name="T113_14">google</text:span></text:a></text:span><text:span text:style-name="T113_15"><text:a xlink:type="simple" xlink:href="https://support.google.com/googleplay/android-developer/answer/6112435?hl=fr"><text:span text:style-name="T113_16">.</text:span></text:a></text:span><text:span text:style-name="T113_17"><text:a xlink:type="simple" xlink:href="https://support.google.com/googleplay/android-developer/answer/6112435?hl=fr"><text:span text:style-name="T113_18">com</text:span></text:a></text:span><text:span text:style-name="T113_19"><text:a xlink:type="simple" xlink:href="https://support.google.com/googleplay/android-developer/answer/6112435?hl=fr"><text:span text:style-name="T113_20">/</text:span></text:a></text:span><text:span text:style-name="T113_21"><text:a xlink:type="simple" xlink:href="https://support.google.com/googleplay/android-developer/answer/6112435?hl=fr"><text:span text:style-name="T113_22">googleplay</text:span></text:a></text:span><text:span text:style-name="T113_23"><text:a xlink:type="simple" xlink:href="https://support.google.com/googleplay/android-developer/answer/6112435?hl=fr"><text:span text:style-name="T113_24">/</text:span></text:a></text:span><text:span text:style-name="T113_25"><text:a xlink:type="simple" xlink:href="https://support.google.com/googleplay/android-developer/answer/6112435?hl=fr"><text:span text:style-name="T113_26">android</text:span></text:a></text:span><text:span text:style-name="T113_27"><text:a xlink:type="simple" xlink:href="https://support.google.com/googleplay/android-developer/answer/6112435?hl=fr"><text:span text:style-name="T113_28">-</text:span></text:a></text:span><text:span text:style-name="T113_29"><text:a xlink:type="simple" xlink:href="https://support.google.com/googleplay/android-developer/answer/6112435?hl=fr"><text:span text:style-name="T113_30">developer</text:span></text:a></text:span><text:span text:style-name="T113_31"><text:a xlink:type="simple" xlink:href="https://support.google.com/googleplay/android-developer/answer/6112435?hl=fr"><text:span text:style-name="T113_32">/</text:span></text:a></text:span><text:span text:style-name="T113_33"><text:a xlink:type="simple" xlink:href="https://support.google.com/googleplay/android-developer/answer/6112435?hl=fr"><text:span text:style-name="T113_34">answer</text:span></text:a></text:span><text:span text:style-name="T113_35"><text:a xlink:type="simple" xlink:href="https://support.google.com/googleplay/android-developer/answer/6112435?hl=fr"><text:span text:style-name="T113_36">/6112435?</text:span></text:a></text:span><text:span text:style-name="T113_37"><text:a xlink:type="simple" xlink:href="https://support.google.com/googleplay/android-developer/answer/6112435?hl=fr"><text:span text:style-name="T113_38">hl</text:span></text:a></text:span><text:span text:style-name="T113_39"><text:a xlink:type="simple" xlink:href="https://support.google.com/googleplay/android-developer/answer/6112435?hl=fr"><text:span text:style-name="T113_40">=</text:span></text:a></text:span><text:span text:style-name="T113_41"><text:a xlink:type="simple" xlink:href="https://support.google.com/googleplay/android-developer/answer/6112435?hl=fr"><text:span text:style-name="T113_42">fr</text:span></text:a></text:span><text:span text:style-name="T113_43"><text:line-break/></text:span><text:span text:style-name="T113_44">lire</text:span><text:span text:style-name="T113_45"><text:s/></text:span><text:span text:style-name="T113_46">éventuellement</text:span><text:span text:style-name="T113_47"><text:s/></text:span><text:span text:style-name="T113_48">la</text:span><text:span text:style-name="T113_49"><text:s/></text:span><text:span text:style-name="T113_50">doc</text:span><text:span text:style-name="T113_51"><text:s/>(</text:span><text:span text:style-name="T113_52">en</text:span><text:span text:style-name="T113_53">):<text:line-break/></text:span><text:span text:style-name="T113_54"><text:a xlink:type="simple" xlink:href="https://developer.android.com/distribute/googleplay/developer-console.html"><text:span text:style-name="T113_55">https</text:span></text:a></text:span><text:span text:style-name="T113_56"><text:a xlink:type="simple" xlink:href="https://developer.android.com/distribute/googleplay/developer-console.html"><text:span text:style-name="T113_57">://</text:span></text:a></text:span><text:span text:style-name="T113_58"><text:a xlink:type="simple" xlink:href="https://developer.android.com/distribute/googleplay/developer-console.html"><text:span text:style-name="T113_59">developer</text:span></text:a></text:span><text:span text:style-name="T113_60"><text:a xlink:type="simple" xlink:href="https://developer.android.com/distribute/googleplay/developer-console.html"><text:span text:style-name="T113_61">.</text:span></text:a></text:span><text:span text:style-name="T113_62"><text:a xlink:type="simple" xlink:href="https://developer.android.com/distribute/googleplay/developer-console.html"><text:span text:style-name="T113_63">android</text:span></text:a></text:span><text:span text:style-name="T113_64"><text:a xlink:type="simple" xlink:href="https://developer.android.com/distribute/googleplay/developer-console.html"><text:span text:style-name="T113_65">.</text:span></text:a></text:span><text:span text:style-name="T113_66"><text:a xlink:type="simple" xlink:href="https://developer.android.com/distribute/googleplay/developer-console.html"><text:span text:style-name="T113_67">com</text:span></text:a></text:span><text:span text:style-name="T113_68"><text:a xlink:type="simple" xlink:href="https://developer.android.com/distribute/googleplay/developer-console.html"><text:span text:style-name="T113_69">/</text:span></text:a></text:span><text:span text:style-name="T113_70"><text:a xlink:type="simple" xlink:href="https://developer.android.com/distribute/googleplay/developer-console.html"><text:span text:style-name="T113_71">distribute</text:span></text:a></text:span><text:span text:style-name="T113_72"><text:a xlink:type="simple" xlink:href="https://developer.android.com/distribute/googleplay/developer-console.html"><text:span text:style-name="T113_73">/</text:span></text:a></text:span><text:span text:style-name="T113_74"><text:a xlink:type="simple" xlink:href="https://developer.android.com/distribute/googleplay/developer-console.html"><text:span text:style-name="T113_75">googleplay</text:span></text:a></text:span><text:span text:style-name="T113_76"><text:a xlink:type="simple" xlink:href="https://developer.android.com/distribute/googleplay/developer-console.html"><text:span text:style-name="T113_77">/</text:span></text:a></text:span><text:span text:style-name="T113_78"><text:a xlink:type="simple" xlink:href="https://developer.android.com/distribute/googleplay/developer-console.html"><text:span text:style-name="T113_79">developer</text:span></text:a></text:span><text:span text:style-name="T113_80"><text:a xlink:type="simple" xlink:href="https://developer.android.com/distribute/googleplay/developer-console.html"><text:span text:style-name="T113_81">-</text:span></text:a></text:span><text:span text:style-name="T113_82"><text:a xlink:type="simple" xlink:href="https://developer.android.com/distribute/googleplay/developer-console.html"><text:span text:style-name="T113_83">console</text:span></text:a></text:span><text:span text:style-name="T113_84"><text:a xlink:type="simple" xlink:href="https://developer.android.com/distribute/googleplay/developer-console.html"><text:span text:style-name="T113_85">.</text:span></text:a></text:span><text:span text:style-name="T113_86"><text:a xlink:type="simple" xlink:href="https://developer.android.com/distribute/googleplay/developer-console.html"><text:span text:style-name="T113_87">html</text:span></text:a></text:span><text:span text:style-name="T113_88"><text:line-break/></text:span></text:p>
            </text:list-item>
            <text:list-item>
              <text:p text:style-name="P114"><text:span text:style-name="T114_1">Créer</text:span><text:span text:style-name="T114_2"><text:s/></text:span><text:span text:style-name="T114_3">ou</text:span><text:span text:style-name="T114_4"><text:s/></text:span><text:span text:style-name="T114_5">utiliser</text:span><text:span text:style-name="T114_6"><text:s/></text:span><text:span text:style-name="T114_7">un</text:span><text:span text:style-name="T114_8"><text:s/></text:span><text:span text:style-name="T114_9">compte</text:span><text:span text:style-name="T114_10"><text:s/></text:span><text:span text:style-name="T114_11">Google</text:span><text:span text:style-name="T114_12"><text:s/></text:span><text:span text:style-name="T114_13">et</text:span><text:span text:style-name="T114_14"><text:s/></text:span><text:span text:style-name="T114_15">se</text:span><text:span text:style-name="T114_16"><text:s/></text:span><text:span text:style-name="T114_17">connecter</text:span><text:span text:style-name="T114_18">.<text:line-break/><text:tab/></text:span><text:span text:style-name="T114_19">exemple</text:span><text:span text:style-name="T114_20"><text:s/></text:span><text:span text:style-name="T114_21">avec</text:span><text:span text:style-name="T114_22"><text:s/></text:span><text:span text:style-name="T114_23"><text:a xlink:type="simple" xlink:href="mailto:cordosample@gmail.com"><text:span text:style-name="T114_24">cordosample</text:span></text:a></text:span><text:span text:style-name="T114_25"><text:a xlink:type="simple" xlink:href="mailto:cordosample@gmail.com"><text:span text:style-name="T114_26">@</text:span></text:a></text:span><text:span text:style-name="T114_27"><text:a xlink:type="simple" xlink:href="mailto:cordosample@gmail.com"><text:span text:style-name="T114_28">gmail</text:span></text:a></text:span><text:span text:style-name="T114_29"><text:a xlink:type="simple" xlink:href="mailto:cordosample@gmail.com"><text:span text:style-name="T114_30">.</text:span></text:a></text:span><text:span text:style-name="T114_31"><text:a xlink:type="simple" xlink:href="mailto:cordosample@gmail.com"><text:span text:style-name="T114_32">com</text:span></text:a></text:span><text:span text:style-name="T114_33"><text:s/>&amp;<text:s/></text:span><text:span text:style-name="T114_34">clavier</text:span><text:span text:style-name="T114_35">+2015</text:span></text:p>
            </text:list-item>
            <text:list-item>
              <text:p text:style-name="P115"><text:span text:style-name="T115_1">Aller</text:span><text:span text:style-name="T115_2"><text:s/></text:span><text:span text:style-name="T115_3">sur</text:span><text:span text:style-name="T115_4"><text:s/></text:span><text:span text:style-name="T115_5">la</text:span><text:span text:style-name="T115_6"><text:s/></text:span><text:span text:style-name="T115_7">création</text:span><text:span text:style-name="T115_8"><text:s/></text:span><text:span text:style-name="T115_9">d</text:span><text:span text:style-name="T115_10">’</text:span><text:span text:style-name="T115_11">un</text:span><text:span text:style-name="T115_12"><text:s/></text:span><text:span text:style-name="T115_13">compte</text:span><text:span text:style-name="T115_14"><text:s/>“</text:span><text:span text:style-name="T115_15">développeur</text:span><text:span text:style-name="T115_16">”<text:line-break/></text:span><text:span text:style-name="T115_17"><text:a xlink:type="simple" xlink:href="https://play.google.com/apps/publish/signup/"><text:span text:style-name="T115_18">https</text:span></text:a></text:span><text:span text:style-name="T115_19"><text:a xlink:type="simple" xlink:href="https://play.google.com/apps/publish/signup/"><text:span text:style-name="T115_20">://</text:span></text:a></text:span><text:span text:style-name="T115_21"><text:a xlink:type="simple" xlink:href="https://play.google.com/apps/publish/signup/"><text:span text:style-name="T115_22">play</text:span></text:a></text:span><text:span text:style-name="T115_23"><text:a xlink:type="simple" xlink:href="https://play.google.com/apps/publish/signup/"><text:span text:style-name="T115_24">.</text:span></text:a></text:span><text:span text:style-name="T115_25"><text:a xlink:type="simple" xlink:href="https://play.google.com/apps/publish/signup/"><text:span text:style-name="T115_26">google</text:span></text:a></text:span><text:span text:style-name="T115_27"><text:a xlink:type="simple" xlink:href="https://play.google.com/apps/publish/signup/"><text:span text:style-name="T115_28">.</text:span></text:a></text:span><text:span text:style-name="T115_29"><text:a xlink:type="simple" xlink:href="https://play.google.com/apps/publish/signup/"><text:span text:style-name="T115_30">com</text:span></text:a></text:span><text:span text:style-name="T115_31"><text:a xlink:type="simple" xlink:href="https://play.google.com/apps/publish/signup/"><text:span text:style-name="T115_32">/</text:span></text:a></text:span><text:span text:style-name="T115_33"><text:a xlink:type="simple" xlink:href="https://play.google.com/apps/publish/signup/"><text:span text:style-name="T115_34">apps</text:span></text:a></text:span><text:span text:style-name="T115_35"><text:a xlink:type="simple" xlink:href="https://play.google.com/apps/publish/signup/"><text:span text:style-name="T115_36">/</text:span></text:a></text:span><text:span text:style-name="T115_37"><text:a xlink:type="simple" xlink:href="https://play.google.com/apps/publish/signup/"><text:span text:style-name="T115_38">publish</text:span></text:a></text:span><text:span text:style-name="T115_39"><text:a xlink:type="simple" xlink:href="https://play.google.com/apps/publish/signup/"><text:span text:style-name="T115_40">/</text:span></text:a></text:span><text:span text:style-name="T115_41"><text:a xlink:type="simple" xlink:href="https://play.google.com/apps/publish/signup/"><text:span text:style-name="T115_42">signup</text:span></text:a></text:span><text:span text:style-name="T115_43"><text:a xlink:type="simple" xlink:href="https://play.google.com/apps/publish/signup/"><text:span text:style-name="T115_44">/</text:span></text:a></text:span><text:span text:style-name="T115_45"><text:line-break/>...</text:span><text:span text:style-name="T115_46">Et</text:span><text:span text:style-name="T115_47"><text:s/></text:span><text:span text:style-name="T115_48">là</text:span><text:span text:style-name="T115_49"><text:s/></text:span><text:span text:style-name="T115_50">il</text:span><text:span text:style-name="T115_51"><text:s/></text:span><text:span text:style-name="T115_52">faut</text:span><text:span text:style-name="T115_53"><text:s/></text:span><text:span text:style-name="T115_54">préparer</text:span><text:span text:style-name="T115_55"><text:s/>25<text:s/></text:span><text:span text:style-name="T115_56">US</text:span><text:span text:style-name="T115_57">$<text:s/>(</text:span><text:span text:style-name="T115_58">c</text:span><text:span text:style-name="T115_59">’</text:span><text:span text:style-name="T115_60">est</text:span><text:span text:style-name="T115_61"><text:s/></text:span><text:span text:style-name="T115_62">plus</text:span><text:span text:style-name="T115_63"><text:s/></text:span><text:span text:style-name="T115_64">cher</text:span><text:span text:style-name="T115_65"><text:s/></text:span><text:span text:style-name="T115_66">pour</text:span><text:span text:style-name="T115_67"><text:s/></text:span><text:span text:style-name="T115_68">les</text:span><text:span text:style-name="T115_69"><text:s/></text:span><text:span text:style-name="T115_70">dév</text:span><text:span text:style-name="T115_71">.<text:s/></text:span><text:span text:style-name="T115_72">IOS</text:span><text:span text:style-name="T115_73">)<text:line-break/></text:span></text:p>
            </text:list-item>
          </text:list>
        </text:list-item>
        <text:list-item>
          <text:p text:style-name="P116"><text:span text:style-name="T116_1">Puis</text:span><text:span text:style-name="T116_2"><text:s/></text:span><text:span text:style-name="T116_3">suivre</text:span><text:span text:style-name="T116_4"><text:s/></text:span><text:span text:style-name="T116_5">les</text:span><text:span text:style-name="T116_6"><text:s/></text:span><text:span text:style-name="T116_7">instructions</text:span><text:span text:style-name="T116_8"><text:s/>;<text:s/></text:span><text:span text:style-name="T116_9">le</text:span><text:span text:style-name="T116_10"><text:s/></text:span><text:span text:style-name="T116_11">processus</text:span><text:span text:style-name="T116_12"><text:s/></text:span><text:span text:style-name="T116_13">est</text:span><text:span text:style-name="T116_14"><text:s/></text:span><text:span text:style-name="T116_15">plutôt</text:span><text:span text:style-name="T116_16"><text:s/></text:span><text:span text:style-name="T116_17">simple</text:span><text:span text:style-name="T116_18"><text:s/></text:span><text:span text:style-name="T116_19">et</text:span><text:span text:style-name="T116_20"><text:s/></text:span><text:span text:style-name="T116_21">bien</text:span><text:span text:style-name="T116_22"><text:s/></text:span><text:span text:style-name="T116_23">fait</text:span><text:span text:style-name="T116_24">.<text:line-break/><text:line-break/><text:line-break/></text:span></text:p>
        </text:list-item>
      </text:list>
      <text:p text:style-name="P117"><text:span text:style-name="T117_1">---<text:s/></text:span><text:span text:style-name="T117_2">Fin</text:span><text:span text:style-name="T117_3"><text:s/>---<text:s/></text:span><text:span text:style-name="T117_4">Bon</text:span><text:span text:style-name="T117_5"><text:s/></text:span><text:span text:style-name="T117_6">courage</text:span><text:span text:style-name="T117_7"><text:s/>---</text:span></text:p>
      <text:p text:style-name="P1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54cm" fo:padding-bottom="0cm" fo:margin-bottom="2.54cm" fo:padding-left="0cm" fo:margin-left="1.24cm" fo:padding-right="0cm" fo:margin-right="1.0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